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2.45pt"/>
    </style:style>
    <style:style style:name="co2" style:family="table-column">
      <style:table-column-properties fo:break-before="auto" style:column-width="99.4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1.79pt"/>
    </style:style>
    <style:style style:name="co5" style:family="table-column">
      <style:table-column-properties fo:break-before="auto" style:column-width="49.69pt"/>
    </style:style>
    <style:style style:name="co6" style:family="table-column">
      <style:table-column-properties fo:break-before="auto" style:column-width="76.51pt"/>
    </style:style>
    <style:style style:name="co7" style:family="table-column">
      <style:table-column-properties fo:break-before="auto" style:column-width="61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4.25pt" svg:height="254.92pt" svg:x="689.95pt" svg:y="60.8pt">
            <draw:object draw:notify-on-update-of-ranges="Sheet1.D2:Sheet1.D18 Sheet1.G2:Sheet1.G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52pt" svg:y="482.85pt">
            <draw:object draw:notify-on-update-of-ranges="Sheet1.G37:Sheet1.G1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07.42pt" svg:height="158.94pt" svg:x="745.11pt" svg:y="316.8pt">
            <draw:object draw:notify-on-update-of-ranges="Sheet1.G22:Sheet1.G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  <table:table-cell office:value-type="string" calcext:value-type="string">
            <text:p>HEX</text:p>
          </table:table-cell>
          <table:table-cell office:value-type="string" calcext:value-type="string">
            <text:p>MSB</text:p>
          </table:table-cell>
          <table:table-cell office:value-type="string" calcext:value-type="string">
            <text:p>Reverse Conv</text:p>
          </table:table-cell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[.A2])" office:value-type="float" office:value="0" calcext:value-type="float">
            <text:p>0</text:p>
          </table:table-cell>
          <table:table-cell table:formula="of:=[.B2]*(2^14-1)" office:value-type="float" office:value="0" calcext:value-type="float">
            <text:p>0</text:p>
          </table:table-cell>
          <table:table-cell table:formula="of:=([.B2]+SIN(PI()/2))*(2^14-1)" office:value-type="float" office:value="16383" calcext:value-type="float">
            <text:p>16383</text:p>
          </table:table-cell>
          <table:table-cell table:formula="of:=DEC2HEX([.D2];4)" office:value-type="string" office:string-value="3FFF" calcext:value-type="string">
            <text:p>3FFF</text:p>
          </table:table-cell>
          <table:table-cell table:formula="of:=DEC2BIN([.D2]/2^12;4)" office:value-type="string" office:string-value="0011" calcext:value-type="string">
            <text:p>0011</text:p>
          </table:table-cell>
          <table:table-cell table:formula="of:=HEX2DEC([.E2])" office:value-type="float" office:value="16383" calcext:value-type="float">
            <text:p>16383</text:p>
          </table:table-cell>
          <table:table-cell table:style-name="ce1" table:formula="of:=([.D2]-[.G2])/HEX2DEC(&quot;7FFE&quot;)" office:value-type="percentage" office:value="0" calcext:value-type="percentage">
            <text:p>0.00%</text:p>
          </table:table-cell>
          <table:table-cell table:style-name="ce1" table:formula="of:=DEC2HEX([.C2];4)" office:value-type="string" office:string-value="0000" calcext:value-type="string">
            <text:p>0000</text:p>
          </table:table-cell>
          <table:table-cell table:style-name="ce1"/>
        </table:table-row>
        <table:table-row table:style-name="ro1">
          <table:table-cell table:formula="of:=[.A2]+2*PI()/16" office:value-type="float" office:value="0.392699081698724" calcext:value-type="float">
            <text:p>0.392699081698724</text:p>
          </table:table-cell>
          <table:table-cell table:formula="of:=SIN([.A3])" office:value-type="float" office:value="0.38268343236509" calcext:value-type="float">
            <text:p>0.38268343236509</text:p>
          </table:table-cell>
          <table:table-cell table:formula="of:=[.B3]*(2^14-1)" office:value-type="float" office:value="6269.50267243727" calcext:value-type="float">
            <text:p>6269.50267243727</text:p>
          </table:table-cell>
          <table:table-cell table:formula="of:=([.B3]+SIN(PI()/2))*(2^14-1)" office:value-type="float" office:value="22652.5026724373" calcext:value-type="float">
            <text:p>22652.5026724373</text:p>
          </table:table-cell>
          <table:table-cell table:formula="of:=DEC2HEX([.D3];4)" office:value-type="string" office:string-value="587C" calcext:value-type="string">
            <text:p>587C</text:p>
          </table:table-cell>
          <table:table-cell table:formula="of:=DEC2BIN([.D3]/2^12;4)" office:value-type="string" office:string-value="0101" calcext:value-type="string">
            <text:p>0101</text:p>
          </table:table-cell>
          <table:table-cell table:formula="of:=HEX2DEC([.E3])" office:value-type="float" office:value="22652" calcext:value-type="float">
            <text:p>22652</text:p>
          </table:table-cell>
          <table:table-cell table:style-name="ce1" table:formula="of:=([.D3]-[.G3])/HEX2DEC(&quot;7FFE&quot;)" office:value-type="percentage" office:value="0.000015341281733064" calcext:value-type="percentage">
            <text:p>0.00%</text:p>
          </table:table-cell>
          <table:table-cell table:style-name="ce1" table:formula="of:=DEC2HEX([.C3];4)" office:value-type="string" office:string-value="187D" calcext:value-type="string">
            <text:p>187D</text:p>
          </table:table-cell>
          <table:table-cell table:style-name="ce1"/>
        </table:table-row>
        <table:table-row table:style-name="ro1">
          <table:table-cell table:formula="of:=[.A3]+2*PI()/16" office:value-type="float" office:value="0.785398163397448" calcext:value-type="float">
            <text:p>0.785398163397448</text:p>
          </table:table-cell>
          <table:table-cell table:formula="of:=SIN([.A4])" office:value-type="float" office:value="0.707106781186547" calcext:value-type="float">
            <text:p>0.707106781186547</text:p>
          </table:table-cell>
          <table:table-cell table:formula="of:=[.B4]*(2^14-1)" office:value-type="float" office:value="11584.5303961792" calcext:value-type="float">
            <text:p>11584.5303961792</text:p>
          </table:table-cell>
          <table:table-cell table:formula="of:=([.B4]+SIN(PI()/2))*(2^14-1)" office:value-type="float" office:value="27967.5303961792" calcext:value-type="float">
            <text:p>27967.5303961792</text:p>
          </table:table-cell>
          <table:table-cell table:formula="of:=DEC2HEX([.D4];4)" office:value-type="string" office:string-value="6D3F" calcext:value-type="string">
            <text:p>6D3F</text:p>
          </table:table-cell>
          <table:table-cell table:formula="of:=DEC2BIN([.D4]/2^12;4)" office:value-type="string" office:string-value="0110" calcext:value-type="string">
            <text:p>0110</text:p>
          </table:table-cell>
          <table:table-cell table:formula="of:=HEX2DEC([.E4])" office:value-type="float" office:value="27967" calcext:value-type="float">
            <text:p>27967</text:p>
          </table:table-cell>
          <table:table-cell table:style-name="ce1" table:formula="of:=([.D4]-[.G4])/HEX2DEC(&quot;7FFE&quot;)" office:value-type="percentage" office:value="0.0000161873948363781" calcext:value-type="percentage">
            <text:p>0.00%</text:p>
          </table:table-cell>
          <table:table-cell table:style-name="ce1" table:formula="of:=DEC2HEX([.C4];4)" office:value-type="string" office:string-value="2D40" calcext:value-type="string">
            <text:p>2D40</text:p>
          </table:table-cell>
          <table:table-cell table:style-name="ce1"/>
        </table:table-row>
        <table:table-row table:style-name="ro1">
          <table:table-cell table:formula="of:=[.A4]+2*PI()/16" office:value-type="float" office:value="1.17809724509617" calcext:value-type="float">
            <text:p>1.17809724509617</text:p>
          </table:table-cell>
          <table:table-cell table:formula="of:=SIN([.A5])" office:value-type="float" office:value="0.923879532511287" calcext:value-type="float">
            <text:p>0.923879532511287</text:p>
          </table:table-cell>
          <table:table-cell table:formula="of:=[.B5]*(2^14-1)" office:value-type="float" office:value="15135.9183811324" calcext:value-type="float">
            <text:p>15135.9183811324</text:p>
          </table:table-cell>
          <table:table-cell table:formula="of:=([.B5]+SIN(PI()/2))*(2^14-1)" office:value-type="float" office:value="31518.9183811324" calcext:value-type="float">
            <text:p>31518.9183811324</text:p>
          </table:table-cell>
          <table:table-cell table:formula="of:=DEC2HEX([.D5];4)" office:value-type="string" office:string-value="7B1E" calcext:value-type="string">
            <text:p>7B1E</text:p>
          </table:table-cell>
          <table:table-cell table:formula="of:=DEC2BIN([.D5]/2^12;4)" office:value-type="string" office:string-value="0111" calcext:value-type="string">
            <text:p>0111</text:p>
          </table:table-cell>
          <table:table-cell table:formula="of:=HEX2DEC([.E5])" office:value-type="float" office:value="31518" calcext:value-type="float">
            <text:p>31518</text:p>
          </table:table-cell>
          <table:table-cell table:style-name="ce1" table:formula="of:=([.D5]-[.G5])/HEX2DEC(&quot;7FFE&quot;)" office:value-type="percentage" office:value="0.0000280284786794547" calcext:value-type="percentage">
            <text:p>0.00%</text:p>
          </table:table-cell>
          <table:table-cell table:style-name="ce1" table:formula="of:=DEC2HEX([.C5];4)" office:value-type="string" office:string-value="3B1F" calcext:value-type="string">
            <text:p>3B1F</text:p>
          </table:table-cell>
          <table:table-cell table:style-name="ce1"/>
        </table:table-row>
        <table:table-row table:style-name="ro1">
          <table:table-cell table:formula="of:=[.A5]+2*PI()/16" office:value-type="float" office:value="1.5707963267949" calcext:value-type="float">
            <text:p>1.5707963267949</text:p>
          </table:table-cell>
          <table:table-cell table:formula="of:=SIN([.A6])" office:value-type="float" office:value="1" calcext:value-type="float">
            <text:p>1</text:p>
          </table:table-cell>
          <table:table-cell table:formula="of:=[.B6]*(2^14-1)" office:value-type="float" office:value="16383" calcext:value-type="float">
            <text:p>16383</text:p>
          </table:table-cell>
          <table:table-cell table:formula="of:=([.B6]+SIN(PI()/2))*(2^14-1)" office:value-type="float" office:value="32766" calcext:value-type="float">
            <text:p>32766</text:p>
          </table:table-cell>
          <table:table-cell table:formula="of:=DEC2HEX([.D6];4)" office:value-type="string" office:string-value="7FFE" calcext:value-type="string">
            <text:p>7FFE</text:p>
          </table:table-cell>
          <table:table-cell table:formula="of:=DEC2BIN([.D6]/2^12;4)" office:value-type="string" office:string-value="0111" calcext:value-type="string">
            <text:p>0111</text:p>
          </table:table-cell>
          <table:table-cell table:formula="of:=HEX2DEC([.E6])" office:value-type="float" office:value="32766" calcext:value-type="float">
            <text:p>32766</text:p>
          </table:table-cell>
          <table:table-cell table:style-name="ce1" table:formula="of:=([.D6]-[.G6])/HEX2DEC(&quot;7FFE&quot;)" office:value-type="percentage" office:value="0" calcext:value-type="percentage">
            <text:p>0.00%</text:p>
          </table:table-cell>
          <table:table-cell table:style-name="ce1" table:formula="of:=DEC2HEX([.C6];4)" office:value-type="string" office:string-value="3FFF" calcext:value-type="string">
            <text:p>3FFF</text:p>
          </table:table-cell>
          <table:table-cell table:style-name="ce1"/>
        </table:table-row>
        <table:table-row table:style-name="ro1">
          <table:table-cell table:formula="of:=[.A6]+2*PI()/16" office:value-type="float" office:value="1.96349540849362" calcext:value-type="float">
            <text:p>1.96349540849362</text:p>
          </table:table-cell>
          <table:table-cell table:formula="of:=SIN([.A7])" office:value-type="float" office:value="0.923879532511287" calcext:value-type="float">
            <text:p>0.923879532511287</text:p>
          </table:table-cell>
          <table:table-cell table:formula="of:=[.B7]*(2^14-1)" office:value-type="float" office:value="15135.9183811324" calcext:value-type="float">
            <text:p>15135.9183811324</text:p>
          </table:table-cell>
          <table:table-cell table:formula="of:=([.B7]+SIN(PI()/2))*(2^14-1)" office:value-type="float" office:value="31518.9183811324" calcext:value-type="float">
            <text:p>31518.9183811324</text:p>
          </table:table-cell>
          <table:table-cell table:formula="of:=DEC2HEX([.D7];4)" office:value-type="string" office:string-value="7B1E" calcext:value-type="string">
            <text:p>7B1E</text:p>
          </table:table-cell>
          <table:table-cell table:formula="of:=DEC2BIN([.D7]/2^12;4)" office:value-type="string" office:string-value="0111" calcext:value-type="string">
            <text:p>0111</text:p>
          </table:table-cell>
          <table:table-cell table:formula="of:=HEX2DEC([.E7])" office:value-type="float" office:value="31518" calcext:value-type="float">
            <text:p>31518</text:p>
          </table:table-cell>
          <table:table-cell table:style-name="ce1" table:formula="of:=([.D7]-[.G7])/HEX2DEC(&quot;7FFE&quot;)" office:value-type="percentage" office:value="0.0000280284786794547" calcext:value-type="percentage">
            <text:p>0.00%</text:p>
          </table:table-cell>
          <table:table-cell table:style-name="ce1" table:formula="of:=DEC2HEX([.C7];4)" office:value-type="string" office:string-value="3B1F" calcext:value-type="string">
            <text:p>3B1F</text:p>
          </table:table-cell>
          <table:table-cell table:style-name="ce1"/>
        </table:table-row>
        <table:table-row table:style-name="ro1">
          <table:table-cell table:formula="of:=[.A7]+2*PI()/16" office:value-type="float" office:value="2.35619449019234" calcext:value-type="float">
            <text:p>2.35619449019234</text:p>
          </table:table-cell>
          <table:table-cell table:formula="of:=SIN([.A8])" office:value-type="float" office:value="0.707106781186548" calcext:value-type="float">
            <text:p>0.707106781186548</text:p>
          </table:table-cell>
          <table:table-cell table:formula="of:=[.B8]*(2^14-1)" office:value-type="float" office:value="11584.5303961792" calcext:value-type="float">
            <text:p>11584.5303961792</text:p>
          </table:table-cell>
          <table:table-cell table:formula="of:=([.B8]+SIN(PI()/2))*(2^14-1)" office:value-type="float" office:value="27967.5303961792" calcext:value-type="float">
            <text:p>27967.5303961792</text:p>
          </table:table-cell>
          <table:table-cell table:formula="of:=DEC2HEX([.D8];4)" office:value-type="string" office:string-value="6D3F" calcext:value-type="string">
            <text:p>6D3F</text:p>
          </table:table-cell>
          <table:table-cell table:formula="of:=DEC2BIN([.D8]/2^12;4)" office:value-type="string" office:string-value="0110" calcext:value-type="string">
            <text:p>0110</text:p>
          </table:table-cell>
          <table:table-cell table:formula="of:=HEX2DEC([.E8])" office:value-type="float" office:value="27967" calcext:value-type="float">
            <text:p>27967</text:p>
          </table:table-cell>
          <table:table-cell table:style-name="ce1" table:formula="of:=([.D8]-[.G8])/HEX2DEC(&quot;7FFE&quot;)" office:value-type="percentage" office:value="0.0000161873948363781" calcext:value-type="percentage">
            <text:p>0.00%</text:p>
          </table:table-cell>
          <table:table-cell table:style-name="ce1" table:formula="of:=DEC2HEX([.C8];4)" office:value-type="string" office:string-value="2D40" calcext:value-type="string">
            <text:p>2D40</text:p>
          </table:table-cell>
          <table:table-cell table:style-name="ce1"/>
        </table:table-row>
        <table:table-row table:style-name="ro1">
          <table:table-cell table:formula="of:=[.A8]+2*PI()/16" office:value-type="float" office:value="2.74889357189107" calcext:value-type="float">
            <text:p>2.74889357189107</text:p>
          </table:table-cell>
          <table:table-cell table:formula="of:=SIN([.A9])" office:value-type="float" office:value="0.38268343236509" calcext:value-type="float">
            <text:p>0.38268343236509</text:p>
          </table:table-cell>
          <table:table-cell table:formula="of:=[.B9]*(2^14-1)" office:value-type="float" office:value="6269.50267243727" calcext:value-type="float">
            <text:p>6269.50267243727</text:p>
          </table:table-cell>
          <table:table-cell table:formula="of:=([.B9]+SIN(PI()/2))*(2^14-1)" office:value-type="float" office:value="22652.5026724373" calcext:value-type="float">
            <text:p>22652.5026724373</text:p>
          </table:table-cell>
          <table:table-cell table:formula="of:=DEC2HEX([.D9];4)" office:value-type="string" office:string-value="587C" calcext:value-type="string">
            <text:p>587C</text:p>
          </table:table-cell>
          <table:table-cell table:formula="of:=DEC2BIN([.D9]/2^12;4)" office:value-type="string" office:string-value="0101" calcext:value-type="string">
            <text:p>0101</text:p>
          </table:table-cell>
          <table:table-cell table:formula="of:=HEX2DEC([.E9])" office:value-type="float" office:value="22652" calcext:value-type="float">
            <text:p>22652</text:p>
          </table:table-cell>
          <table:table-cell table:style-name="ce1" table:formula="of:=([.D9]-[.G9])/HEX2DEC(&quot;7FFE&quot;)" office:value-type="percentage" office:value="0.000015341281733064" calcext:value-type="percentage">
            <text:p>0.00%</text:p>
          </table:table-cell>
          <table:table-cell table:style-name="ce1" table:formula="of:=DEC2HEX([.C9];4)" office:value-type="string" office:string-value="187D" calcext:value-type="string">
            <text:p>187D</text:p>
          </table:table-cell>
          <table:table-cell table:style-name="ce1"/>
        </table:table-row>
        <table:table-row table:style-name="ro1">
          <table:table-cell table:formula="of:=[.A9]+2*PI()/16" office:value-type="float" office:value="3.14159265358979" calcext:value-type="float">
            <text:p>3.14159265358979</text:p>
          </table:table-cell>
          <table:table-cell table:formula="of:=SIN([.A10])" office:value-type="float" office:value="1.22464679914735E-016" calcext:value-type="float">
            <text:p>1.22464679914735E-16</text:p>
          </table:table-cell>
          <table:table-cell table:formula="of:=[.B10]*(2^14-1)" office:value-type="float" office:value="0.00000000000200633885104311" calcext:value-type="float">
            <text:p>2.00633885104311E-12</text:p>
          </table:table-cell>
          <table:table-cell table:formula="of:=([.B10]+SIN(PI()/2))*(2^14-1)" office:value-type="float" office:value="16383" calcext:value-type="float">
            <text:p>16383</text:p>
          </table:table-cell>
          <table:table-cell table:formula="of:=DEC2HEX([.D10];4)" office:value-type="string" office:string-value="3FFF" calcext:value-type="string">
            <text:p>3FFF</text:p>
          </table:table-cell>
          <table:table-cell table:formula="of:=DEC2BIN([.D10]/2^12;4)" office:value-type="string" office:string-value="0011" calcext:value-type="string">
            <text:p>0011</text:p>
          </table:table-cell>
          <table:table-cell table:formula="of:=HEX2DEC([.E10])" office:value-type="float" office:value="16383" calcext:value-type="float">
            <text:p>16383</text:p>
          </table:table-cell>
          <table:table-cell table:style-name="ce1" table:formula="of:=([.D10]-[.G10])/HEX2DEC(&quot;7FFE&quot;)" office:value-type="percentage" office:value="0" calcext:value-type="percentage">
            <text:p>0.00%</text:p>
          </table:table-cell>
          <table:table-cell table:style-name="ce1" table:formula="of:=DEC2HEX([.C10];4)" office:value-type="string" office:string-value="0000" calcext:value-type="string">
            <text:p>0000</text:p>
          </table:table-cell>
          <table:table-cell table:style-name="ce1"/>
        </table:table-row>
        <table:table-row table:style-name="ro1">
          <table:table-cell table:formula="of:=[.A10]+2*PI()/16" office:value-type="float" office:value="3.53429173528852" calcext:value-type="float">
            <text:p>3.53429173528852</text:p>
          </table:table-cell>
          <table:table-cell table:formula="of:=SIN([.A11])" office:value-type="float" office:value="-0.38268343236509" calcext:value-type="float">
            <text:p>-0.38268343236509</text:p>
          </table:table-cell>
          <table:table-cell table:formula="of:=[.B11]*(2^14-1)" office:value-type="float" office:value="-6269.50267243726" calcext:value-type="float">
            <text:p>-6269.50267243726</text:p>
          </table:table-cell>
          <table:table-cell table:formula="of:=([.B11]+SIN(PI()/2))*(2^14-1)" office:value-type="float" office:value="10113.4973275627" calcext:value-type="float">
            <text:p>10113.4973275627</text:p>
          </table:table-cell>
          <table:table-cell table:formula="of:=DEC2HEX([.D11];4)" office:value-type="string" office:string-value="2781" calcext:value-type="string">
            <text:p>2781</text:p>
          </table:table-cell>
          <table:table-cell table:formula="of:=DEC2BIN([.D11]/2^12;4)" office:value-type="string" office:string-value="0010" calcext:value-type="string">
            <text:p>0010</text:p>
          </table:table-cell>
          <table:table-cell table:formula="of:=HEX2DEC([.E11])" office:value-type="float" office:value="10113" calcext:value-type="float">
            <text:p>10113</text:p>
          </table:table-cell>
          <table:table-cell table:style-name="ce1" table:formula="of:=([.D11]-[.G11])/HEX2DEC(&quot;7FFE&quot;)" office:value-type="percentage" office:value="0.0000151781591508346" calcext:value-type="percentage">
            <text:p>0.00%</text:p>
          </table:table-cell>
          <table:table-cell table:style-name="ce1" table:formula="of:=DEC2HEX([.C11];4)" office:value-type="string" office:string-value="FFFFFFE782" calcext:value-type="string">
            <text:p>FFFFFFE782</text:p>
          </table:table-cell>
          <table:table-cell table:style-name="ce1"/>
        </table:table-row>
        <table:table-row table:style-name="ro1">
          <table:table-cell table:formula="of:=[.A11]+2*PI()/16" office:value-type="float" office:value="3.92699081698724" calcext:value-type="float">
            <text:p>3.92699081698724</text:p>
          </table:table-cell>
          <table:table-cell table:formula="of:=SIN([.A12])" office:value-type="float" office:value="-0.707106781186547" calcext:value-type="float">
            <text:p>-0.707106781186547</text:p>
          </table:table-cell>
          <table:table-cell table:formula="of:=[.B12]*(2^14-1)" office:value-type="float" office:value="-11584.5303961792" calcext:value-type="float">
            <text:p>-11584.5303961792</text:p>
          </table:table-cell>
          <table:table-cell table:formula="of:=([.B12]+SIN(PI()/2))*(2^14-1)" office:value-type="float" office:value="4798.46960382079" calcext:value-type="float">
            <text:p>4798.46960382079</text:p>
          </table:table-cell>
          <table:table-cell table:formula="of:=DEC2HEX([.D12];4)" office:value-type="string" office:string-value="12BE" calcext:value-type="string">
            <text:p>12BE</text:p>
          </table:table-cell>
          <table:table-cell table:formula="of:=DEC2BIN([.D12]/2^12;4)" office:value-type="string" office:string-value="0001" calcext:value-type="string">
            <text:p>0001</text:p>
          </table:table-cell>
          <table:table-cell table:formula="of:=HEX2DEC([.E12])" office:value-type="float" office:value="4798" calcext:value-type="float">
            <text:p>4798</text:p>
          </table:table-cell>
          <table:table-cell table:style-name="ce1" table:formula="of:=([.D12]-[.G12])/HEX2DEC(&quot;7FFE&quot;)" office:value-type="percentage" office:value="0.0000143320460475204" calcext:value-type="percentage">
            <text:p>0.00%</text:p>
          </table:table-cell>
          <table:table-cell table:style-name="ce1" table:formula="of:=DEC2HEX([.C12];4)" office:value-type="string" office:string-value="FFFFFFD2BF" calcext:value-type="string">
            <text:p>FFFFFFD2BF</text:p>
          </table:table-cell>
          <table:table-cell table:style-name="ce1"/>
        </table:table-row>
        <table:table-row table:style-name="ro1">
          <table:table-cell table:formula="of:=[.A12]+2*PI()/16" office:value-type="float" office:value="4.31968989868597" calcext:value-type="float">
            <text:p>4.31968989868597</text:p>
          </table:table-cell>
          <table:table-cell table:formula="of:=SIN([.A13])" office:value-type="float" office:value="-0.923879532511286" calcext:value-type="float">
            <text:p>-0.923879532511286</text:p>
          </table:table-cell>
          <table:table-cell table:formula="of:=[.B13]*(2^14-1)" office:value-type="float" office:value="-15135.9183811324" calcext:value-type="float">
            <text:p>-15135.9183811324</text:p>
          </table:table-cell>
          <table:table-cell table:formula="of:=([.B13]+SIN(PI()/2))*(2^14-1)" office:value-type="float" office:value="1247.08161886759" calcext:value-type="float">
            <text:p>1247.08161886759</text:p>
          </table:table-cell>
          <table:table-cell table:formula="of:=DEC2HEX([.D13];4)" office:value-type="string" office:string-value="04DF" calcext:value-type="string">
            <text:p>04DF</text:p>
          </table:table-cell>
          <table:table-cell table:formula="of:=DEC2BIN([.D13]/2^12;4)" office:value-type="string" office:string-value="0000" calcext:value-type="string">
            <text:p>0000</text:p>
          </table:table-cell>
          <table:table-cell table:formula="of:=HEX2DEC([.E13])" office:value-type="float" office:value="1247" calcext:value-type="float">
            <text:p>1247</text:p>
          </table:table-cell>
          <table:table-cell table:style-name="ce1" table:formula="of:=([.D13]-[.G13])/HEX2DEC(&quot;7FFE&quot;)" office:value-type="percentage" office:value="0.00000249096220451318" calcext:value-type="percentage">
            <text:p>0.00%</text:p>
          </table:table-cell>
          <table:table-cell table:style-name="ce1" table:formula="of:=DEC2HEX([.C13];4)" office:value-type="string" office:string-value="FFFFFFC4E0" calcext:value-type="string">
            <text:p>FFFFFFC4E0</text:p>
          </table:table-cell>
          <table:table-cell table:style-name="ce1"/>
        </table:table-row>
        <table:table-row table:style-name="ro1">
          <table:table-cell table:formula="of:=[.A13]+2*PI()/16" office:value-type="float" office:value="4.71238898038469" calcext:value-type="float">
            <text:p>4.71238898038469</text:p>
          </table:table-cell>
          <table:table-cell table:formula="of:=SIN([.A14])" office:value-type="float" office:value="-1" calcext:value-type="float">
            <text:p>-1</text:p>
          </table:table-cell>
          <table:table-cell table:formula="of:=[.B14]*(2^14-1)" office:value-type="float" office:value="-16383" calcext:value-type="float">
            <text:p>-16383</text:p>
          </table:table-cell>
          <table:table-cell table:formula="of:=([.B14]+SIN(PI()/2))*(2^14-1)" office:value-type="float" office:value="0" calcext:value-type="float">
            <text:p>0</text:p>
          </table:table-cell>
          <table:table-cell table:formula="of:=DEC2HEX([.D14];4)" office:value-type="string" office:string-value="0000" calcext:value-type="string">
            <text:p>0000</text:p>
          </table:table-cell>
          <table:table-cell table:formula="of:=DEC2BIN([.D14]/2^12;4)" office:value-type="string" office:string-value="0000" calcext:value-type="string">
            <text:p>0000</text:p>
          </table:table-cell>
          <table:table-cell table:formula="of:=HEX2DEC([.E14])" office:value-type="float" office:value="0" calcext:value-type="float">
            <text:p>0</text:p>
          </table:table-cell>
          <table:table-cell table:style-name="ce1" table:formula="of:=([.D14]-[.G14])/HEX2DEC(&quot;7FFE&quot;)" office:value-type="percentage" office:value="0" calcext:value-type="percentage">
            <text:p>0.00%</text:p>
          </table:table-cell>
          <table:table-cell table:style-name="ce1" table:formula="of:=DEC2HEX([.C14];4)" office:value-type="string" office:string-value="FFFFFFC001" calcext:value-type="string">
            <text:p>FFFFFFC001</text:p>
          </table:table-cell>
          <table:table-cell table:style-name="ce1"/>
        </table:table-row>
        <table:table-row table:style-name="ro1">
          <table:table-cell table:formula="of:=[.A14]+2*PI()/16" office:value-type="float" office:value="5.10508806208341" calcext:value-type="float">
            <text:p>5.10508806208341</text:p>
          </table:table-cell>
          <table:table-cell table:formula="of:=SIN([.A15])" office:value-type="float" office:value="-0.923879532511287" calcext:value-type="float">
            <text:p>-0.923879532511287</text:p>
          </table:table-cell>
          <table:table-cell table:formula="of:=[.B15]*(2^14-1)" office:value-type="float" office:value="-15135.9183811324" calcext:value-type="float">
            <text:p>-15135.9183811324</text:p>
          </table:table-cell>
          <table:table-cell table:formula="of:=([.B15]+SIN(PI()/2))*(2^14-1)" office:value-type="float" office:value="1247.08161886759" calcext:value-type="float">
            <text:p>1247.08161886759</text:p>
          </table:table-cell>
          <table:table-cell table:formula="of:=DEC2HEX([.D15];4)" office:value-type="string" office:string-value="04DF" calcext:value-type="string">
            <text:p>04DF</text:p>
          </table:table-cell>
          <table:table-cell table:formula="of:=DEC2BIN([.D15]/2^12;4)" office:value-type="string" office:string-value="0000" calcext:value-type="string">
            <text:p>0000</text:p>
          </table:table-cell>
          <table:table-cell table:formula="of:=HEX2DEC([.E15])" office:value-type="float" office:value="1247" calcext:value-type="float">
            <text:p>1247</text:p>
          </table:table-cell>
          <table:table-cell table:style-name="ce1" table:formula="of:=([.D15]-[.G15])/HEX2DEC(&quot;7FFE&quot;)" office:value-type="percentage" office:value="0.00000249096220445767" calcext:value-type="percentage">
            <text:p>0.00%</text:p>
          </table:table-cell>
          <table:table-cell table:style-name="ce1" table:formula="of:=DEC2HEX([.C15];4)" office:value-type="string" office:string-value="FFFFFFC4E0" calcext:value-type="string">
            <text:p>FFFFFFC4E0</text:p>
          </table:table-cell>
          <table:table-cell table:style-name="ce1"/>
        </table:table-row>
        <table:table-row table:style-name="ro1">
          <table:table-cell table:formula="of:=[.A15]+2*PI()/16" office:value-type="float" office:value="5.49778714378214" calcext:value-type="float">
            <text:p>5.49778714378214</text:p>
          </table:table-cell>
          <table:table-cell table:formula="of:=SIN([.A16])" office:value-type="float" office:value="-0.707106781186547" calcext:value-type="float">
            <text:p>-0.707106781186547</text:p>
          </table:table-cell>
          <table:table-cell table:formula="of:=[.B16]*(2^14-1)" office:value-type="float" office:value="-11584.5303961792" calcext:value-type="float">
            <text:p>-11584.5303961792</text:p>
          </table:table-cell>
          <table:table-cell table:formula="of:=([.B16]+SIN(PI()/2))*(2^14-1)" office:value-type="float" office:value="4798.4696038208" calcext:value-type="float">
            <text:p>4798.4696038208</text:p>
          </table:table-cell>
          <table:table-cell table:formula="of:=DEC2HEX([.D16];4)" office:value-type="string" office:string-value="12BE" calcext:value-type="string">
            <text:p>12BE</text:p>
          </table:table-cell>
          <table:table-cell table:formula="of:=DEC2BIN([.D16]/2^12;4)" office:value-type="string" office:string-value="0001" calcext:value-type="string">
            <text:p>0001</text:p>
          </table:table-cell>
          <table:table-cell table:formula="of:=HEX2DEC([.E16])" office:value-type="float" office:value="4798" calcext:value-type="float">
            <text:p>4798</text:p>
          </table:table-cell>
          <table:table-cell table:style-name="ce1" table:formula="of:=([.D16]-[.G16])/HEX2DEC(&quot;7FFE&quot;)" office:value-type="percentage" office:value="0.0000143320460477425" calcext:value-type="percentage">
            <text:p>0.00%</text:p>
          </table:table-cell>
          <table:table-cell table:style-name="ce1" table:formula="of:=DEC2HEX([.C16];4)" office:value-type="string" office:string-value="FFFFFFD2BF" calcext:value-type="string">
            <text:p>FFFFFFD2BF</text:p>
          </table:table-cell>
          <table:table-cell table:style-name="ce1"/>
        </table:table-row>
        <table:table-row table:style-name="ro1">
          <table:table-cell table:formula="of:=[.A16]+2*PI()/16" office:value-type="float" office:value="5.89048622548086" calcext:value-type="float">
            <text:p>5.89048622548086</text:p>
          </table:table-cell>
          <table:table-cell table:formula="of:=SIN([.A17])" office:value-type="float" office:value="-0.382683432365089" calcext:value-type="float">
            <text:p>-0.382683432365089</text:p>
          </table:table-cell>
          <table:table-cell table:formula="of:=[.B17]*(2^14-1)" office:value-type="float" office:value="-6269.50267243725" calcext:value-type="float">
            <text:p>-6269.50267243725</text:p>
          </table:table-cell>
          <table:table-cell table:formula="of:=([.B17]+SIN(PI()/2))*(2^14-1)" office:value-type="float" office:value="10113.4973275628" calcext:value-type="float">
            <text:p>10113.4973275628</text:p>
          </table:table-cell>
          <table:table-cell table:formula="of:=DEC2HEX([.D17];4)" office:value-type="string" office:string-value="2781" calcext:value-type="string">
            <text:p>2781</text:p>
          </table:table-cell>
          <table:table-cell table:formula="of:=DEC2BIN([.D17]/2^12;4)" office:value-type="string" office:string-value="0010" calcext:value-type="string">
            <text:p>0010</text:p>
          </table:table-cell>
          <table:table-cell table:formula="of:=HEX2DEC([.E17])" office:value-type="float" office:value="10113" calcext:value-type="float">
            <text:p>10113</text:p>
          </table:table-cell>
          <table:table-cell table:style-name="ce1" table:formula="of:=([.D17]-[.G17])/HEX2DEC(&quot;7FFE&quot;)" office:value-type="percentage" office:value="0.0000151781591512787" calcext:value-type="percentage">
            <text:p>0.00%</text:p>
          </table:table-cell>
          <table:table-cell table:style-name="ce1" table:formula="of:=DEC2HEX([.C17];4)" office:value-type="string" office:string-value="FFFFFFE782" calcext:value-type="string">
            <text:p>FFFFFFE782</text:p>
          </table:table-cell>
          <table:table-cell table:style-name="ce1"/>
        </table:table-row>
        <table:table-row table:style-name="ro1">
          <table:table-cell table:formula="of:=2*PI()" office:value-type="float" office:value="6.28318530717959" calcext:value-type="float">
            <text:p>6.28318530717959</text:p>
          </table:table-cell>
          <table:table-cell office:value-type="float" office:value="0" calcext:value-type="float">
            <text:p>0</text:p>
          </table:table-cell>
          <table:table-cell table:formula="of:=[.B18]*(2^14-1)" office:value-type="float" office:value="0" calcext:value-type="float">
            <text:p>0</text:p>
          </table:table-cell>
          <table:table-cell table:formula="of:=([.B18]+SIN(PI()/2))*(2^14-1)" office:value-type="float" office:value="16383" calcext:value-type="float">
            <text:p>16383</text:p>
          </table:table-cell>
          <table:table-cell table:formula="of:=DEC2HEX([.D18];4)" office:value-type="string" office:string-value="3FFF" calcext:value-type="string">
            <text:p>3FFF</text:p>
          </table:table-cell>
          <table:table-cell table:formula="of:=DEC2BIN([.D18]/2^12;4)" office:value-type="string" office:string-value="0011" calcext:value-type="string">
            <text:p>0011</text:p>
          </table:table-cell>
          <table:table-cell table:formula="of:=HEX2DEC([.E18])" office:value-type="float" office:value="16383" calcext:value-type="float">
            <text:p>16383</text:p>
          </table:table-cell>
          <table:table-cell table:style-name="ce1" table:formula="of:=([.D18]-[.G18])/HEX2DEC(&quot;7FFE&quot;)" office:value-type="percentage" office:value="0" calcext:value-type="percentage">
            <text:p>0.00%</text:p>
          </table:table-cell>
          <table:table-cell table:style-name="ce1" table:formula="of:=DEC2HEX([.C18];4)" office:value-type="string" office:string-value="0000" calcext:value-type="string">
            <text:p>0000</text:p>
          </table:table-cell>
          <table:table-cell table:style-name="ce1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[.A22])" office:value-type="float" office:value="0" calcext:value-type="float">
            <text:p>0</text:p>
          </table:table-cell>
          <table:table-cell table:formula="of:=[.B22]*(2^14-1)" office:value-type="float" office:value="0" calcext:value-type="float">
            <text:p>0</text:p>
          </table:table-cell>
          <table:table-cell table:formula="of:=([.B22]+SIN(PI()/2))*(2^14-1)" office:value-type="float" office:value="16383" calcext:value-type="float">
            <text:p>16383</text:p>
          </table:table-cell>
          <table:table-cell table:formula="of:=DEC2HEX([.D22];4)" office:value-type="string" office:string-value="3FFF" calcext:value-type="string">
            <text:p>3FFF</text:p>
          </table:table-cell>
          <table:table-cell table:formula="of:=DEC2BIN([.D22]/2^12;4)" office:value-type="string" office:string-value="0011" calcext:value-type="string">
            <text:p>0011</text:p>
          </table:table-cell>
          <table:table-cell table:formula="of:=HEX2DEC([.E22])" office:value-type="float" office:value="16383" calcext:value-type="float">
            <text:p>16383</text:p>
          </table:table-cell>
          <table:table-cell table:style-name="ce1" table:formula="of:=([.D22]-[.G22])/HEX2DEC(&quot;7FFE&quot;)" office:value-type="percentage" office:value="0" calcext:value-type="percentage">
            <text:p>0.00%</text:p>
          </table:table-cell>
          <table:table-cell table:style-name="ce1" table:formula="of:=DEC2HEX([.C22];4)" office:value-type="string" office:string-value="0000" calcext:value-type="string">
            <text:p>0000</text:p>
          </table:table-cell>
          <table:table-cell/>
        </table:table-row>
        <table:table-row table:style-name="ro1">
          <table:table-cell table:formula="of:=[.A22]+2*PI()/8" office:value-type="float" office:value="0.785398163397448" calcext:value-type="float">
            <text:p>0.785398163397448</text:p>
          </table:table-cell>
          <table:table-cell table:formula="of:=SIN([.A23])" office:value-type="float" office:value="0.707106781186547" calcext:value-type="float">
            <text:p>0.707106781186547</text:p>
          </table:table-cell>
          <table:table-cell table:formula="of:=[.B23]*(2^14-1)" office:value-type="float" office:value="11584.5303961792" calcext:value-type="float">
            <text:p>11584.5303961792</text:p>
          </table:table-cell>
          <table:table-cell table:formula="of:=([.B23]+SIN(PI()/2))*(2^14-1)" office:value-type="float" office:value="27967.5303961792" calcext:value-type="float">
            <text:p>27967.5303961792</text:p>
          </table:table-cell>
          <table:table-cell table:formula="of:=DEC2HEX([.D23];4)" office:value-type="string" office:string-value="6D3F" calcext:value-type="string">
            <text:p>6D3F</text:p>
          </table:table-cell>
          <table:table-cell table:formula="of:=DEC2BIN([.D23]/2^12;4)" office:value-type="string" office:string-value="0110" calcext:value-type="string">
            <text:p>0110</text:p>
          </table:table-cell>
          <table:table-cell table:formula="of:=HEX2DEC([.E23])" office:value-type="float" office:value="27967" calcext:value-type="float">
            <text:p>27967</text:p>
          </table:table-cell>
          <table:table-cell table:style-name="ce1" table:formula="of:=([.D23]-[.G23])/HEX2DEC(&quot;7FFE&quot;)" office:value-type="percentage" office:value="0.0000161873948363781" calcext:value-type="percentage">
            <text:p>0.00%</text:p>
          </table:table-cell>
          <table:table-cell table:style-name="ce1" table:formula="of:=DEC2HEX([.C23];4)" office:value-type="string" office:string-value="2D40" calcext:value-type="string">
            <text:p>2D40</text:p>
          </table:table-cell>
          <table:table-cell/>
        </table:table-row>
        <table:table-row table:style-name="ro1">
          <table:table-cell table:formula="of:=[.A23]+2*PI()/8" office:value-type="float" office:value="1.5707963267949" calcext:value-type="float">
            <text:p>1.5707963267949</text:p>
          </table:table-cell>
          <table:table-cell table:formula="of:=SIN([.A24])" office:value-type="float" office:value="1" calcext:value-type="float">
            <text:p>1</text:p>
          </table:table-cell>
          <table:table-cell table:formula="of:=[.B24]*(2^14-1)" office:value-type="float" office:value="16383" calcext:value-type="float">
            <text:p>16383</text:p>
          </table:table-cell>
          <table:table-cell table:formula="of:=([.B24]+SIN(PI()/2))*(2^14-1)" office:value-type="float" office:value="32766" calcext:value-type="float">
            <text:p>32766</text:p>
          </table:table-cell>
          <table:table-cell table:formula="of:=DEC2HEX([.D24];4)" office:value-type="string" office:string-value="7FFE" calcext:value-type="string">
            <text:p>7FFE</text:p>
          </table:table-cell>
          <table:table-cell table:formula="of:=DEC2BIN([.D24]/2^12;4)" office:value-type="string" office:string-value="0111" calcext:value-type="string">
            <text:p>0111</text:p>
          </table:table-cell>
          <table:table-cell table:formula="of:=HEX2DEC([.E24])" office:value-type="float" office:value="32766" calcext:value-type="float">
            <text:p>32766</text:p>
          </table:table-cell>
          <table:table-cell table:style-name="ce1" table:formula="of:=([.D24]-[.G24])/HEX2DEC(&quot;7FFE&quot;)" office:value-type="percentage" office:value="0" calcext:value-type="percentage">
            <text:p>0.00%</text:p>
          </table:table-cell>
          <table:table-cell table:style-name="ce1" table:formula="of:=DEC2HEX([.C24];4)" office:value-type="string" office:string-value="3FFF" calcext:value-type="string">
            <text:p>3FFF</text:p>
          </table:table-cell>
          <table:table-cell/>
        </table:table-row>
        <table:table-row table:style-name="ro1">
          <table:table-cell table:formula="of:=[.A24]+2*PI()/8" office:value-type="float" office:value="2.35619449019234" calcext:value-type="float">
            <text:p>2.35619449019234</text:p>
          </table:table-cell>
          <table:table-cell table:formula="of:=SIN([.A25])" office:value-type="float" office:value="0.707106781186548" calcext:value-type="float">
            <text:p>0.707106781186548</text:p>
          </table:table-cell>
          <table:table-cell table:formula="of:=[.B25]*(2^14-1)" office:value-type="float" office:value="11584.5303961792" calcext:value-type="float">
            <text:p>11584.5303961792</text:p>
          </table:table-cell>
          <table:table-cell table:formula="of:=([.B25]+SIN(PI()/2))*(2^14-1)" office:value-type="float" office:value="27967.5303961792" calcext:value-type="float">
            <text:p>27967.5303961792</text:p>
          </table:table-cell>
          <table:table-cell table:formula="of:=DEC2HEX([.D25];4)" office:value-type="string" office:string-value="6D3F" calcext:value-type="string">
            <text:p>6D3F</text:p>
          </table:table-cell>
          <table:table-cell table:formula="of:=DEC2BIN([.D25]/2^12;4)" office:value-type="string" office:string-value="0110" calcext:value-type="string">
            <text:p>0110</text:p>
          </table:table-cell>
          <table:table-cell table:formula="of:=HEX2DEC([.E25])" office:value-type="float" office:value="27967" calcext:value-type="float">
            <text:p>27967</text:p>
          </table:table-cell>
          <table:table-cell table:style-name="ce1" table:formula="of:=([.D25]-[.G25])/HEX2DEC(&quot;7FFE&quot;)" office:value-type="percentage" office:value="0.0000161873948363781" calcext:value-type="percentage">
            <text:p>0.00%</text:p>
          </table:table-cell>
          <table:table-cell table:style-name="ce1" table:formula="of:=DEC2HEX([.C25];4)" office:value-type="string" office:string-value="2D40" calcext:value-type="string">
            <text:p>2D40</text:p>
          </table:table-cell>
          <table:table-cell/>
        </table:table-row>
        <table:table-row table:style-name="ro1">
          <table:table-cell table:formula="of:=[.A25]+2*PI()/8" office:value-type="float" office:value="3.14159265358979" calcext:value-type="float">
            <text:p>3.14159265358979</text:p>
          </table:table-cell>
          <table:table-cell table:formula="of:=SIN([.A26])" office:value-type="float" office:value="1.22464679914735E-016" calcext:value-type="float">
            <text:p>1.22464679914735E-16</text:p>
          </table:table-cell>
          <table:table-cell table:formula="of:=[.B26]*(2^14-1)" office:value-type="float" office:value="0.00000000000200633885104311" calcext:value-type="float">
            <text:p>2.00633885104311E-12</text:p>
          </table:table-cell>
          <table:table-cell table:formula="of:=([.B26]+SIN(PI()/2))*(2^14-1)" office:value-type="float" office:value="16383" calcext:value-type="float">
            <text:p>16383</text:p>
          </table:table-cell>
          <table:table-cell table:formula="of:=DEC2HEX([.D26];4)" office:value-type="string" office:string-value="3FFF" calcext:value-type="string">
            <text:p>3FFF</text:p>
          </table:table-cell>
          <table:table-cell table:formula="of:=DEC2BIN([.D26]/2^12;4)" office:value-type="string" office:string-value="0011" calcext:value-type="string">
            <text:p>0011</text:p>
          </table:table-cell>
          <table:table-cell table:formula="of:=HEX2DEC([.E26])" office:value-type="float" office:value="16383" calcext:value-type="float">
            <text:p>16383</text:p>
          </table:table-cell>
          <table:table-cell table:style-name="ce1" table:formula="of:=([.D26]-[.G26])/HEX2DEC(&quot;7FFE&quot;)" office:value-type="percentage" office:value="0" calcext:value-type="percentage">
            <text:p>0.00%</text:p>
          </table:table-cell>
          <table:table-cell table:style-name="ce1" table:formula="of:=DEC2HEX([.C26];4)" office:value-type="string" office:string-value="0000" calcext:value-type="string">
            <text:p>0000</text:p>
          </table:table-cell>
          <table:table-cell/>
        </table:table-row>
        <table:table-row table:style-name="ro1">
          <table:table-cell table:formula="of:=[.A26]+2*PI()/8" office:value-type="float" office:value="3.92699081698724" calcext:value-type="float">
            <text:p>3.92699081698724</text:p>
          </table:table-cell>
          <table:table-cell table:formula="of:=SIN([.A27])" office:value-type="float" office:value="-0.707106781186547" calcext:value-type="float">
            <text:p>-0.707106781186547</text:p>
          </table:table-cell>
          <table:table-cell table:formula="of:=[.B27]*(2^14-1)" office:value-type="float" office:value="-11584.5303961792" calcext:value-type="float">
            <text:p>-11584.5303961792</text:p>
          </table:table-cell>
          <table:table-cell table:formula="of:=([.B27]+SIN(PI()/2))*(2^14-1)" office:value-type="float" office:value="4798.46960382079" calcext:value-type="float">
            <text:p>4798.46960382079</text:p>
          </table:table-cell>
          <table:table-cell table:formula="of:=DEC2HEX([.D27];4)" office:value-type="string" office:string-value="12BE" calcext:value-type="string">
            <text:p>12BE</text:p>
          </table:table-cell>
          <table:table-cell table:formula="of:=DEC2BIN([.D27]/2^12;4)" office:value-type="string" office:string-value="0001" calcext:value-type="string">
            <text:p>0001</text:p>
          </table:table-cell>
          <table:table-cell table:formula="of:=HEX2DEC([.E27])" office:value-type="float" office:value="4798" calcext:value-type="float">
            <text:p>4798</text:p>
          </table:table-cell>
          <table:table-cell table:style-name="ce1" table:formula="of:=([.D27]-[.G27])/HEX2DEC(&quot;7FFE&quot;)" office:value-type="percentage" office:value="0.0000143320460475204" calcext:value-type="percentage">
            <text:p>0.00%</text:p>
          </table:table-cell>
          <table:table-cell table:style-name="ce1" table:formula="of:=DEC2HEX([.C27];4)" office:value-type="string" office:string-value="FFFFFFD2BF" calcext:value-type="string">
            <text:p>FFFFFFD2BF</text:p>
          </table:table-cell>
          <table:table-cell/>
        </table:table-row>
        <table:table-row table:style-name="ro1">
          <table:table-cell table:formula="of:=[.A27]+2*PI()/8" office:value-type="float" office:value="4.71238898038469" calcext:value-type="float">
            <text:p>4.71238898038469</text:p>
          </table:table-cell>
          <table:table-cell table:formula="of:=SIN([.A28])" office:value-type="float" office:value="-1" calcext:value-type="float">
            <text:p>-1</text:p>
          </table:table-cell>
          <table:table-cell table:formula="of:=[.B28]*(2^14-1)" office:value-type="float" office:value="-16383" calcext:value-type="float">
            <text:p>-16383</text:p>
          </table:table-cell>
          <table:table-cell table:formula="of:=([.B28]+SIN(PI()/2))*(2^14-1)" office:value-type="float" office:value="0" calcext:value-type="float">
            <text:p>0</text:p>
          </table:table-cell>
          <table:table-cell table:formula="of:=DEC2HEX([.D28];4)" office:value-type="string" office:string-value="0000" calcext:value-type="string">
            <text:p>0000</text:p>
          </table:table-cell>
          <table:table-cell table:formula="of:=DEC2BIN([.D28]/2^12;4)" office:value-type="string" office:string-value="0000" calcext:value-type="string">
            <text:p>0000</text:p>
          </table:table-cell>
          <table:table-cell table:formula="of:=HEX2DEC([.E28])" office:value-type="float" office:value="0" calcext:value-type="float">
            <text:p>0</text:p>
          </table:table-cell>
          <table:table-cell table:style-name="ce1" table:formula="of:=([.D28]-[.G28])/HEX2DEC(&quot;7FFE&quot;)" office:value-type="percentage" office:value="0" calcext:value-type="percentage">
            <text:p>0.00%</text:p>
          </table:table-cell>
          <table:table-cell table:style-name="ce1" table:formula="of:=DEC2HEX([.C28];4)" office:value-type="string" office:string-value="FFFFFFC001" calcext:value-type="string">
            <text:p>FFFFFFC001</text:p>
          </table:table-cell>
          <table:table-cell/>
        </table:table-row>
        <table:table-row table:style-name="ro1">
          <table:table-cell table:formula="of:=[.A28]+2*PI()/8" office:value-type="float" office:value="5.49778714378214" calcext:value-type="float">
            <text:p>5.49778714378214</text:p>
          </table:table-cell>
          <table:table-cell table:formula="of:=SIN([.A29])" office:value-type="float" office:value="-0.707106781186548" calcext:value-type="float">
            <text:p>-0.707106781186548</text:p>
          </table:table-cell>
          <table:table-cell table:formula="of:=[.B29]*(2^14-1)" office:value-type="float" office:value="-11584.5303961792" calcext:value-type="float">
            <text:p>-11584.5303961792</text:p>
          </table:table-cell>
          <table:table-cell table:formula="of:=([.B29]+SIN(PI()/2))*(2^14-1)" office:value-type="float" office:value="4798.46960382079" calcext:value-type="float">
            <text:p>4798.46960382079</text:p>
          </table:table-cell>
          <table:table-cell table:formula="of:=DEC2HEX([.D29];4)" office:value-type="string" office:string-value="12BE" calcext:value-type="string">
            <text:p>12BE</text:p>
          </table:table-cell>
          <table:table-cell table:formula="of:=DEC2BIN([.D29]/2^12;4)" office:value-type="string" office:string-value="0001" calcext:value-type="string">
            <text:p>0001</text:p>
          </table:table-cell>
          <table:table-cell table:formula="of:=HEX2DEC([.E29])" office:value-type="float" office:value="4798" calcext:value-type="float">
            <text:p>4798</text:p>
          </table:table-cell>
          <table:table-cell table:style-name="ce1" table:formula="of:=([.D29]-[.G29])/HEX2DEC(&quot;7FFE&quot;)" office:value-type="percentage" office:value="0.0000143320460474094" calcext:value-type="percentage">
            <text:p>0.00%</text:p>
          </table:table-cell>
          <table:table-cell table:style-name="ce1" table:formula="of:=DEC2HEX([.C29];4)" office:value-type="string" office:string-value="FFFFFFD2BF" calcext:value-type="string">
            <text:p>FFFFFFD2BF</text:p>
          </table:table-cell>
          <table:table-cell/>
        </table:table-row>
        <table:table-row table:style-name="ro1">
          <table:table-cell table:number-columns-repeated="7"/>
          <table:table-cell table:style-name="ce1" table:number-columns-repeated="2"/>
          <table:table-cell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[.A37])" office:value-type="float" office:value="0" calcext:value-type="float">
            <text:p>0</text:p>
          </table:table-cell>
          <table:table-cell table:formula="of:=[.B37]*(2^14-1)" office:value-type="float" office:value="0" calcext:value-type="float">
            <text:p>0</text:p>
          </table:table-cell>
          <table:table-cell table:formula="of:=([.B37]+SIN(PI()/2))*(2^14-1)" office:value-type="float" office:value="16383" calcext:value-type="float">
            <text:p>16383</text:p>
          </table:table-cell>
          <table:table-cell table:formula="of:=DEC2HEX([.D37];4)" office:value-type="string" office:string-value="3FFF" calcext:value-type="string">
            <text:p>3FFF</text:p>
          </table:table-cell>
          <table:table-cell table:formula="of:=DEC2BIN([.D37]/2^12;4)" office:value-type="string" office:string-value="0011" calcext:value-type="string">
            <text:p>0011</text:p>
          </table:table-cell>
          <table:table-cell table:formula="of:=HEX2DEC([.E37])" office:value-type="float" office:value="16383" calcext:value-type="float">
            <text:p>1638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7]+(2*PI()/100)" office:value-type="float" office:value="0.0628318530717959" calcext:value-type="float">
            <text:p>0.062831853071796</text:p>
          </table:table-cell>
          <table:table-cell table:formula="of:=SIN([.A38])" office:value-type="float" office:value="0.0627905195293134" calcext:value-type="float">
            <text:p>0.062790519529313</text:p>
          </table:table-cell>
          <table:table-cell table:formula="of:=[.B38]*(2^14-1)" office:value-type="float" office:value="1028.69708144874" calcext:value-type="float">
            <text:p>1028.69708144874</text:p>
          </table:table-cell>
          <table:table-cell table:formula="of:=([.B38]+SIN(PI()/2))*(2^14-1)" office:value-type="float" office:value="17411.6970814487" calcext:value-type="float">
            <text:p>17411.6970814487</text:p>
          </table:table-cell>
          <table:table-cell table:formula="of:=DEC2HEX([.D38];4)" office:value-type="string" office:string-value="4403" calcext:value-type="string">
            <text:p>4403</text:p>
          </table:table-cell>
          <table:table-cell table:formula="of:=DEC2BIN([.D38]/2^12;4)" office:value-type="string" office:string-value="0100" calcext:value-type="string">
            <text:p>0100</text:p>
          </table:table-cell>
          <table:table-cell table:formula="of:=HEX2DEC([.E38])" office:value-type="float" office:value="17411" calcext:value-type="float">
            <text:p>1741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38]+(2*PI()/100)" office:value-type="float" office:value="0.125663706143592" calcext:value-type="float">
            <text:p>0.125663706143592</text:p>
          </table:table-cell>
          <table:table-cell table:formula="of:=SIN([.A39])" office:value-type="float" office:value="0.125333233564304" calcext:value-type="float">
            <text:p>0.125333233564304</text:p>
          </table:table-cell>
          <table:table-cell table:formula="of:=[.B39]*(2^14-1)" office:value-type="float" office:value="2053.334365484" calcext:value-type="float">
            <text:p>2053.334365484</text:p>
          </table:table-cell>
          <table:table-cell table:formula="of:=([.B39]+SIN(PI()/2))*(2^14-1)" office:value-type="float" office:value="18436.334365484" calcext:value-type="float">
            <text:p>18436.334365484</text:p>
          </table:table-cell>
          <table:table-cell table:formula="of:=DEC2HEX([.D39];4)" office:value-type="string" office:string-value="4804" calcext:value-type="string">
            <text:p>4804</text:p>
          </table:table-cell>
          <table:table-cell table:formula="of:=DEC2BIN([.D39]/2^12;4)" office:value-type="string" office:string-value="0100" calcext:value-type="string">
            <text:p>0100</text:p>
          </table:table-cell>
          <table:table-cell table:formula="of:=HEX2DEC([.E39])" office:value-type="float" office:value="18436" calcext:value-type="float">
            <text:p>184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A39]+(2*PI()/100)" office:value-type="float" office:value="0.188495559215388" calcext:value-type="float">
            <text:p>0.188495559215388</text:p>
          </table:table-cell>
          <table:table-cell table:formula="of:=SIN([.A40])" office:value-type="float" office:value="0.187381314585725" calcext:value-type="float">
            <text:p>0.187381314585725</text:p>
          </table:table-cell>
          <table:table-cell table:formula="of:=[.B40]*(2^14-1)" office:value-type="float" office:value="3069.86807685793" calcext:value-type="float">
            <text:p>3069.86807685793</text:p>
          </table:table-cell>
          <table:table-cell table:formula="of:=([.B40]+SIN(PI()/2))*(2^14-1)" office:value-type="float" office:value="19452.8680768579" calcext:value-type="float">
            <text:p>19452.8680768579</text:p>
          </table:table-cell>
          <table:table-cell table:formula="of:=DEC2HEX([.D40];4)" office:value-type="string" office:string-value="4BFC" calcext:value-type="string">
            <text:p>4BFC</text:p>
          </table:table-cell>
          <table:table-cell table:formula="of:=DEC2BIN([.D40]/2^12;4)" office:value-type="string" office:string-value="0100" calcext:value-type="string">
            <text:p>0100</text:p>
          </table:table-cell>
          <table:table-cell table:formula="of:=HEX2DEC([.E40])" office:value-type="float" office:value="19452" calcext:value-type="float">
            <text:p>194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40]+(2*PI()/100)" office:value-type="float" office:value="0.251327412287183" calcext:value-type="float">
            <text:p>0.251327412287183</text:p>
          </table:table-cell>
          <table:table-cell table:formula="of:=SIN([.A41])" office:value-type="float" office:value="0.248689887164855" calcext:value-type="float">
            <text:p>0.248689887164855</text:p>
          </table:table-cell>
          <table:table-cell table:formula="of:=[.B41]*(2^14-1)" office:value-type="float" office:value="4074.28642142182" calcext:value-type="float">
            <text:p>4074.28642142182</text:p>
          </table:table-cell>
          <table:table-cell table:formula="of:=([.B41]+SIN(PI()/2))*(2^14-1)" office:value-type="float" office:value="20457.2864214218" calcext:value-type="float">
            <text:p>20457.2864214218</text:p>
          </table:table-cell>
          <table:table-cell table:formula="of:=DEC2HEX([.D41];4)" office:value-type="string" office:string-value="4FE9" calcext:value-type="string">
            <text:p>4FE9</text:p>
          </table:table-cell>
          <table:table-cell table:formula="of:=DEC2BIN([.D41]/2^12;4)" office:value-type="string" office:string-value="0100" calcext:value-type="string">
            <text:p>0100</text:p>
          </table:table-cell>
          <table:table-cell table:formula="of:=HEX2DEC([.E41])" office:value-type="float" office:value="20457" calcext:value-type="float">
            <text:p>2045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.A41]+(2*PI()/100)" office:value-type="float" office:value="0.314159265358979" calcext:value-type="float">
            <text:p>0.314159265358979</text:p>
          </table:table-cell>
          <table:table-cell table:formula="of:=SIN([.A42])" office:value-type="float" office:value="0.309016994374947" calcext:value-type="float">
            <text:p>0.309016994374947</text:p>
          </table:table-cell>
          <table:table-cell table:formula="of:=[.B42]*(2^14-1)" office:value-type="float" office:value="5062.62541884476" calcext:value-type="float">
            <text:p>5062.62541884476</text:p>
          </table:table-cell>
          <table:table-cell table:formula="of:=([.B42]+SIN(PI()/2))*(2^14-1)" office:value-type="float" office:value="21445.6254188448" calcext:value-type="float">
            <text:p>21445.6254188448</text:p>
          </table:table-cell>
          <table:table-cell table:formula="of:=DEC2HEX([.D42];4)" office:value-type="string" office:string-value="53C5" calcext:value-type="string">
            <text:p>53C5</text:p>
          </table:table-cell>
          <table:table-cell table:formula="of:=DEC2BIN([.D42]/2^12;4)" office:value-type="string" office:string-value="0101" calcext:value-type="string">
            <text:p>0101</text:p>
          </table:table-cell>
          <table:table-cell table:formula="of:=HEX2DEC([.E42])" office:value-type="float" office:value="21445" calcext:value-type="float">
            <text:p>2144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42]+(2*PI()/100)" office:value-type="float" office:value="0.376991118430775" calcext:value-type="float">
            <text:p>0.376991118430775</text:p>
          </table:table-cell>
          <table:table-cell table:formula="of:=SIN([.A43])" office:value-type="float" office:value="0.368124552684678" calcext:value-type="float">
            <text:p>0.368124552684678</text:p>
          </table:table-cell>
          <table:table-cell table:formula="of:=[.B43]*(2^14-1)" office:value-type="float" office:value="6030.98454663308" calcext:value-type="float">
            <text:p>6030.98454663308</text:p>
          </table:table-cell>
          <table:table-cell table:formula="of:=([.B43]+SIN(PI()/2))*(2^14-1)" office:value-type="float" office:value="22413.9845466331" calcext:value-type="float">
            <text:p>22413.9845466331</text:p>
          </table:table-cell>
          <table:table-cell table:formula="of:=DEC2HEX([.D43];4)" office:value-type="string" office:string-value="578D" calcext:value-type="string">
            <text:p>578D</text:p>
          </table:table-cell>
          <table:table-cell table:formula="of:=DEC2BIN([.D43]/2^12;4)" office:value-type="string" office:string-value="0101" calcext:value-type="string">
            <text:p>0101</text:p>
          </table:table-cell>
          <table:table-cell table:formula="of:=HEX2DEC([.E43])" office:value-type="float" office:value="22413" calcext:value-type="float">
            <text:p>2241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[.A43]+(2*PI()/100)" office:value-type="float" office:value="0.439822971502571" calcext:value-type="float">
            <text:p>0.439822971502571</text:p>
          </table:table-cell>
          <table:table-cell table:formula="of:=SIN([.A44])" office:value-type="float" office:value="0.425779291565073" calcext:value-type="float">
            <text:p>0.425779291565073</text:p>
          </table:table-cell>
          <table:table-cell table:formula="of:=[.B44]*(2^14-1)" office:value-type="float" office:value="6975.54213371059" calcext:value-type="float">
            <text:p>6975.54213371059</text:p>
          </table:table-cell>
          <table:table-cell table:formula="of:=([.B44]+SIN(PI()/2))*(2^14-1)" office:value-type="float" office:value="23358.5421337106" calcext:value-type="float">
            <text:p>23358.5421337106</text:p>
          </table:table-cell>
          <table:table-cell table:formula="of:=DEC2HEX([.D44];4)" office:value-type="string" office:string-value="5B3E" calcext:value-type="string">
            <text:p>5B3E</text:p>
          </table:table-cell>
          <table:table-cell table:formula="of:=DEC2BIN([.D44]/2^12;4)" office:value-type="string" office:string-value="0101" calcext:value-type="string">
            <text:p>0101</text:p>
          </table:table-cell>
          <table:table-cell table:formula="of:=HEX2DEC([.E44])" office:value-type="float" office:value="23358" calcext:value-type="float">
            <text:p>2335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44]+(2*PI()/100)" office:value-type="float" office:value="0.502654824574367" calcext:value-type="float">
            <text:p>0.502654824574367</text:p>
          </table:table-cell>
          <table:table-cell table:formula="of:=SIN([.A45])" office:value-type="float" office:value="0.481753674101715" calcext:value-type="float">
            <text:p>0.481753674101715</text:p>
          </table:table-cell>
          <table:table-cell table:formula="of:=[.B45]*(2^14-1)" office:value-type="float" office:value="7892.5704428084" calcext:value-type="float">
            <text:p>7892.5704428084</text:p>
          </table:table-cell>
          <table:table-cell table:formula="of:=([.B45]+SIN(PI()/2))*(2^14-1)" office:value-type="float" office:value="24275.5704428084" calcext:value-type="float">
            <text:p>24275.5704428084</text:p>
          </table:table-cell>
          <table:table-cell table:formula="of:=DEC2HEX([.D45];4)" office:value-type="string" office:string-value="5ED3" calcext:value-type="string">
            <text:p>5ED3</text:p>
          </table:table-cell>
          <table:table-cell table:formula="of:=DEC2BIN([.D45]/2^12;4)" office:value-type="string" office:string-value="0101" calcext:value-type="string">
            <text:p>0101</text:p>
          </table:table-cell>
          <table:table-cell table:formula="of:=HEX2DEC([.E45])" office:value-type="float" office:value="24275" calcext:value-type="float">
            <text:p>2427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formula="of:=[.A45]+(2*PI()/100)" office:value-type="float" office:value="0.565486677646163" calcext:value-type="float">
            <text:p>0.565486677646163</text:p>
          </table:table-cell>
          <table:table-cell table:formula="of:=SIN([.A46])" office:value-type="float" office:value="0.535826794978997" calcext:value-type="float">
            <text:p>0.535826794978997</text:p>
          </table:table-cell>
          <table:table-cell table:formula="of:=[.B46]*(2^14-1)" office:value-type="float" office:value="8778.4503821409" calcext:value-type="float">
            <text:p>8778.4503821409</text:p>
          </table:table-cell>
          <table:table-cell table:formula="of:=([.B46]+SIN(PI()/2))*(2^14-1)" office:value-type="float" office:value="25161.4503821409" calcext:value-type="float">
            <text:p>25161.4503821409</text:p>
          </table:table-cell>
          <table:table-cell table:formula="of:=DEC2HEX([.D46];4)" office:value-type="string" office:string-value="6249" calcext:value-type="string">
            <text:p>6249</text:p>
          </table:table-cell>
          <table:table-cell table:formula="of:=DEC2BIN([.D46]/2^12;4)" office:value-type="string" office:string-value="0110" calcext:value-type="string">
            <text:p>0110</text:p>
          </table:table-cell>
          <table:table-cell table:formula="of:=HEX2DEC([.E46])" office:value-type="float" office:value="25161" calcext:value-type="float">
            <text:p>2516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46]+(2*PI()/100)" office:value-type="float" office:value="0.628318530717958" calcext:value-type="float">
            <text:p>0.628318530717958</text:p>
          </table:table-cell>
          <table:table-cell table:formula="of:=SIN([.A47])" office:value-type="float" office:value="0.587785252292473" calcext:value-type="float">
            <text:p>0.587785252292473</text:p>
          </table:table-cell>
          <table:table-cell table:formula="of:=[.B47]*(2^14-1)" office:value-type="float" office:value="9629.68578830759" calcext:value-type="float">
            <text:p>9629.68578830759</text:p>
          </table:table-cell>
          <table:table-cell table:formula="of:=([.B47]+SIN(PI()/2))*(2^14-1)" office:value-type="float" office:value="26012.6857883076" calcext:value-type="float">
            <text:p>26012.6857883076</text:p>
          </table:table-cell>
          <table:table-cell table:formula="of:=DEC2HEX([.D47];4)" office:value-type="string" office:string-value="659C" calcext:value-type="string">
            <text:p>659C</text:p>
          </table:table-cell>
          <table:table-cell table:formula="of:=DEC2BIN([.D47]/2^12;4)" office:value-type="string" office:string-value="0110" calcext:value-type="string">
            <text:p>0110</text:p>
          </table:table-cell>
          <table:table-cell table:formula="of:=HEX2DEC([.E47])" office:value-type="float" office:value="26012" calcext:value-type="float">
            <text:p>2601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formula="of:=[.A47]+(2*PI()/100)" office:value-type="float" office:value="0.691150383789754" calcext:value-type="float">
            <text:p>0.691150383789754</text:p>
          </table:table-cell>
          <table:table-cell table:formula="of:=SIN([.A48])" office:value-type="float" office:value="0.63742398974869" calcext:value-type="float">
            <text:p>0.63742398974869</text:p>
          </table:table-cell>
          <table:table-cell table:formula="of:=[.B48]*(2^14-1)" office:value-type="float" office:value="10442.9172240528" calcext:value-type="float">
            <text:p>10442.9172240528</text:p>
          </table:table-cell>
          <table:table-cell table:formula="of:=([.B48]+SIN(PI()/2))*(2^14-1)" office:value-type="float" office:value="26825.9172240528" calcext:value-type="float">
            <text:p>26825.9172240528</text:p>
          </table:table-cell>
          <table:table-cell table:formula="of:=DEC2HEX([.D48];4)" office:value-type="string" office:string-value="68C9" calcext:value-type="string">
            <text:p>68C9</text:p>
          </table:table-cell>
          <table:table-cell table:formula="of:=DEC2BIN([.D48]/2^12;4)" office:value-type="string" office:string-value="0110" calcext:value-type="string">
            <text:p>0110</text:p>
          </table:table-cell>
          <table:table-cell table:formula="of:=HEX2DEC([.E48])" office:value-type="float" office:value="26825" calcext:value-type="float">
            <text:p>2682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48]+(2*PI()/100)" office:value-type="float" office:value="0.75398223686155" calcext:value-type="float">
            <text:p>0.75398223686155</text:p>
          </table:table-cell>
          <table:table-cell table:formula="of:=SIN([.A49])" office:value-type="float" office:value="0.684547105928688" calcext:value-type="float">
            <text:p>0.684547105928688</text:p>
          </table:table-cell>
          <table:table-cell table:formula="of:=[.B49]*(2^14-1)" office:value-type="float" office:value="11214.9352364297" calcext:value-type="float">
            <text:p>11214.9352364297</text:p>
          </table:table-cell>
          <table:table-cell table:formula="of:=([.B49]+SIN(PI()/2))*(2^14-1)" office:value-type="float" office:value="27597.9352364297" calcext:value-type="float">
            <text:p>27597.9352364297</text:p>
          </table:table-cell>
          <table:table-cell table:formula="of:=DEC2HEX([.D49];4)" office:value-type="string" office:string-value="6BCD" calcext:value-type="string">
            <text:p>6BCD</text:p>
          </table:table-cell>
          <table:table-cell table:formula="of:=DEC2BIN([.D49]/2^12;4)" office:value-type="string" office:string-value="0110" calcext:value-type="string">
            <text:p>0110</text:p>
          </table:table-cell>
          <table:table-cell table:formula="of:=HEX2DEC([.E49])" office:value-type="float" office:value="27597" calcext:value-type="float">
            <text:p>27597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formula="of:=[.A49]+(2*PI()/100)" office:value-type="float" office:value="0.816814089933346" calcext:value-type="float">
            <text:p>0.816814089933346</text:p>
          </table:table-cell>
          <table:table-cell table:formula="of:=SIN([.A50])" office:value-type="float" office:value="0.728968627421411" calcext:value-type="float">
            <text:p>0.728968627421411</text:p>
          </table:table-cell>
          <table:table-cell table:formula="of:=[.B50]*(2^14-1)" office:value-type="float" office:value="11942.693023045" calcext:value-type="float">
            <text:p>11942.693023045</text:p>
          </table:table-cell>
          <table:table-cell table:formula="of:=([.B50]+SIN(PI()/2))*(2^14-1)" office:value-type="float" office:value="28325.693023045" calcext:value-type="float">
            <text:p>28325.693023045</text:p>
          </table:table-cell>
          <table:table-cell table:formula="of:=DEC2HEX([.D50];4)" office:value-type="string" office:string-value="6EA5" calcext:value-type="string">
            <text:p>6EA5</text:p>
          </table:table-cell>
          <table:table-cell table:formula="of:=DEC2BIN([.D50]/2^12;4)" office:value-type="string" office:string-value="0110" calcext:value-type="string">
            <text:p>0110</text:p>
          </table:table-cell>
          <table:table-cell table:formula="of:=HEX2DEC([.E50])" office:value-type="float" office:value="28325" calcext:value-type="float">
            <text:p>28325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[.A50]+(2*PI()/100)" office:value-type="float" office:value="0.879645943005142" calcext:value-type="float">
            <text:p>0.879645943005142</text:p>
          </table:table-cell>
          <table:table-cell table:formula="of:=SIN([.A51])" office:value-type="float" office:value="0.770513242775789" calcext:value-type="float">
            <text:p>0.770513242775789</text:p>
          </table:table-cell>
          <table:table-cell table:formula="of:=[.B51]*(2^14-1)" office:value-type="float" office:value="12623.3184563958" calcext:value-type="float">
            <text:p>12623.3184563958</text:p>
          </table:table-cell>
          <table:table-cell table:formula="of:=([.B51]+SIN(PI()/2))*(2^14-1)" office:value-type="float" office:value="29006.3184563957" calcext:value-type="float">
            <text:p>29006.3184563957</text:p>
          </table:table-cell>
          <table:table-cell table:formula="of:=DEC2HEX([.D51];4)" office:value-type="string" office:string-value="714E" calcext:value-type="string">
            <text:p>714E</text:p>
          </table:table-cell>
          <table:table-cell table:formula="of:=DEC2BIN([.D51]/2^12;4)" office:value-type="string" office:string-value="0111" calcext:value-type="string">
            <text:p>0111</text:p>
          </table:table-cell>
          <table:table-cell table:formula="of:=HEX2DEC([.E51])" office:value-type="float" office:value="29006" calcext:value-type="float">
            <text:p>290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A51]+(2*PI()/100)" office:value-type="float" office:value="0.942477796076938" calcext:value-type="float">
            <text:p>0.942477796076938</text:p>
          </table:table-cell>
          <table:table-cell table:formula="of:=SIN([.A52])" office:value-type="float" office:value="0.809016994374947" calcext:value-type="float">
            <text:p>0.809016994374947</text:p>
          </table:table-cell>
          <table:table-cell table:formula="of:=[.B52]*(2^14-1)" office:value-type="float" office:value="13254.1254188448" calcext:value-type="float">
            <text:p>13254.1254188448</text:p>
          </table:table-cell>
          <table:table-cell table:formula="of:=([.B52]+SIN(PI()/2))*(2^14-1)" office:value-type="float" office:value="29637.1254188448" calcext:value-type="float">
            <text:p>29637.1254188448</text:p>
          </table:table-cell>
          <table:table-cell table:formula="of:=DEC2HEX([.D52];4)" office:value-type="string" office:string-value="73C5" calcext:value-type="string">
            <text:p>73C5</text:p>
          </table:table-cell>
          <table:table-cell table:formula="of:=DEC2BIN([.D52]/2^12;4)" office:value-type="string" office:string-value="0111" calcext:value-type="string">
            <text:p>0111</text:p>
          </table:table-cell>
          <table:table-cell table:formula="of:=HEX2DEC([.E52])" office:value-type="float" office:value="29637" calcext:value-type="float">
            <text:p>2963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52]+(2*PI()/100)" office:value-type="float" office:value="1.00530964914873" calcext:value-type="float">
            <text:p>1.00530964914873</text:p>
          </table:table-cell>
          <table:table-cell table:formula="of:=SIN([.A53])" office:value-type="float" office:value="0.844327925502015" calcext:value-type="float">
            <text:p>0.844327925502015</text:p>
          </table:table-cell>
          <table:table-cell table:formula="of:=[.B53]*(2^14-1)" office:value-type="float" office:value="13832.6244034995" calcext:value-type="float">
            <text:p>13832.6244034995</text:p>
          </table:table-cell>
          <table:table-cell table:formula="of:=([.B53]+SIN(PI()/2))*(2^14-1)" office:value-type="float" office:value="30215.6244034995" calcext:value-type="float">
            <text:p>30215.6244034995</text:p>
          </table:table-cell>
          <table:table-cell table:formula="of:=DEC2HEX([.D53];4)" office:value-type="string" office:string-value="7607" calcext:value-type="string">
            <text:p>7607</text:p>
          </table:table-cell>
          <table:table-cell table:formula="of:=DEC2BIN([.D53]/2^12;4)" office:value-type="string" office:string-value="0111" calcext:value-type="string">
            <text:p>0111</text:p>
          </table:table-cell>
          <table:table-cell table:formula="of:=HEX2DEC([.E53])" office:value-type="float" office:value="30215" calcext:value-type="float">
            <text:p>30215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formula="of:=[.A53]+(2*PI()/100)" office:value-type="float" office:value="1.06814150222053" calcext:value-type="float">
            <text:p>1.06814150222053</text:p>
          </table:table-cell>
          <table:table-cell table:formula="of:=SIN([.A54])" office:value-type="float" office:value="0.876306680043864" calcext:value-type="float">
            <text:p>0.876306680043864</text:p>
          </table:table-cell>
          <table:table-cell table:formula="of:=[.B54]*(2^14-1)" office:value-type="float" office:value="14356.5323391586" calcext:value-type="float">
            <text:p>14356.5323391586</text:p>
          </table:table-cell>
          <table:table-cell table:formula="of:=([.B54]+SIN(PI()/2))*(2^14-1)" office:value-type="float" office:value="30739.5323391586" calcext:value-type="float">
            <text:p>30739.5323391586</text:p>
          </table:table-cell>
          <table:table-cell table:formula="of:=DEC2HEX([.D54];4)" office:value-type="string" office:string-value="7813" calcext:value-type="string">
            <text:p>7813</text:p>
          </table:table-cell>
          <table:table-cell table:formula="of:=DEC2BIN([.D54]/2^12;4)" office:value-type="string" office:string-value="0111" calcext:value-type="string">
            <text:p>0111</text:p>
          </table:table-cell>
          <table:table-cell table:formula="of:=HEX2DEC([.E54])" office:value-type="float" office:value="30739" calcext:value-type="float">
            <text:p>30739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formula="of:=[.A54]+(2*PI()/100)" office:value-type="float" office:value="1.13097335529233" calcext:value-type="float">
            <text:p>1.13097335529233</text:p>
          </table:table-cell>
          <table:table-cell table:formula="of:=SIN([.A55])" office:value-type="float" office:value="0.90482705246602" calcext:value-type="float">
            <text:p>0.90482705246602</text:p>
          </table:table-cell>
          <table:table-cell table:formula="of:=[.B55]*(2^14-1)" office:value-type="float" office:value="14823.7816005508" calcext:value-type="float">
            <text:p>14823.7816005508</text:p>
          </table:table-cell>
          <table:table-cell table:formula="of:=([.B55]+SIN(PI()/2))*(2^14-1)" office:value-type="float" office:value="31206.7816005508" calcext:value-type="float">
            <text:p>31206.7816005508</text:p>
          </table:table-cell>
          <table:table-cell table:formula="of:=DEC2HEX([.D55];4)" office:value-type="string" office:string-value="79E6" calcext:value-type="string">
            <text:p>79E6</text:p>
          </table:table-cell>
          <table:table-cell table:formula="of:=DEC2BIN([.D55]/2^12;4)" office:value-type="string" office:string-value="0111" calcext:value-type="string">
            <text:p>0111</text:p>
          </table:table-cell>
          <table:table-cell table:formula="of:=HEX2DEC([.E55])" office:value-type="float" office:value="31206" calcext:value-type="float">
            <text:p>31206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formula="of:=[.A55]+(2*PI()/100)" office:value-type="float" office:value="1.19380520836412" calcext:value-type="float">
            <text:p>1.19380520836412</text:p>
          </table:table-cell>
          <table:table-cell table:formula="of:=SIN([.A56])" office:value-type="float" office:value="0.929776485888251" calcext:value-type="float">
            <text:p>0.929776485888251</text:p>
          </table:table-cell>
          <table:table-cell table:formula="of:=[.B56]*(2^14-1)" office:value-type="float" office:value="15232.5281683072" calcext:value-type="float">
            <text:p>15232.5281683072</text:p>
          </table:table-cell>
          <table:table-cell table:formula="of:=([.B56]+SIN(PI()/2))*(2^14-1)" office:value-type="float" office:value="31615.5281683072" calcext:value-type="float">
            <text:p>31615.5281683072</text:p>
          </table:table-cell>
          <table:table-cell table:formula="of:=DEC2HEX([.D56];4)" office:value-type="string" office:string-value="7B7F" calcext:value-type="string">
            <text:p>7B7F</text:p>
          </table:table-cell>
          <table:table-cell table:formula="of:=DEC2BIN([.D56]/2^12;4)" office:value-type="string" office:string-value="0111" calcext:value-type="string">
            <text:p>0111</text:p>
          </table:table-cell>
          <table:table-cell table:formula="of:=HEX2DEC([.E56])" office:value-type="float" office:value="31615" calcext:value-type="float">
            <text:p>3161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56]+(2*PI()/100)" office:value-type="float" office:value="1.25663706143592" calcext:value-type="float">
            <text:p>1.25663706143592</text:p>
          </table:table-cell>
          <table:table-cell table:formula="of:=SIN([.A57])" office:value-type="float" office:value="0.951056516295154" calcext:value-type="float">
            <text:p>0.951056516295154</text:p>
          </table:table-cell>
          <table:table-cell table:formula="of:=[.B57]*(2^14-1)" office:value-type="float" office:value="15581.1589064635" calcext:value-type="float">
            <text:p>15581.1589064635</text:p>
          </table:table-cell>
          <table:table-cell table:formula="of:=([.B57]+SIN(PI()/2))*(2^14-1)" office:value-type="float" office:value="31964.1589064635" calcext:value-type="float">
            <text:p>31964.1589064635</text:p>
          </table:table-cell>
          <table:table-cell table:formula="of:=DEC2HEX([.D57];4)" office:value-type="string" office:string-value="7CDC" calcext:value-type="string">
            <text:p>7CDC</text:p>
          </table:table-cell>
          <table:table-cell table:formula="of:=DEC2BIN([.D57]/2^12;4)" office:value-type="string" office:string-value="0111" calcext:value-type="string">
            <text:p>0111</text:p>
          </table:table-cell>
          <table:table-cell table:formula="of:=HEX2DEC([.E57])" office:value-type="float" office:value="31964" calcext:value-type="float">
            <text:p>3196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formula="of:=[.A57]+(2*PI()/100)" office:value-type="float" office:value="1.31946891450771" calcext:value-type="float">
            <text:p>1.31946891450771</text:p>
          </table:table-cell>
          <table:table-cell table:formula="of:=SIN([.A58])" office:value-type="float" office:value="0.968583161128631" calcext:value-type="float">
            <text:p>0.968583161128631</text:p>
          </table:table-cell>
          <table:table-cell table:formula="of:=[.B58]*(2^14-1)" office:value-type="float" office:value="15868.2979287704" calcext:value-type="float">
            <text:p>15868.2979287704</text:p>
          </table:table-cell>
          <table:table-cell table:formula="of:=([.B58]+SIN(PI()/2))*(2^14-1)" office:value-type="float" office:value="32251.2979287704" calcext:value-type="float">
            <text:p>32251.2979287704</text:p>
          </table:table-cell>
          <table:table-cell table:formula="of:=DEC2HEX([.D58];4)" office:value-type="string" office:string-value="7DFB" calcext:value-type="string">
            <text:p>7DFB</text:p>
          </table:table-cell>
          <table:table-cell table:formula="of:=DEC2BIN([.D58]/2^12;4)" office:value-type="string" office:string-value="0111" calcext:value-type="string">
            <text:p>0111</text:p>
          </table:table-cell>
          <table:table-cell table:formula="of:=HEX2DEC([.E58])" office:value-type="float" office:value="32251" calcext:value-type="float">
            <text:p>3225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formula="of:=[.A58]+(2*PI()/100)" office:value-type="float" office:value="1.38230076757951" calcext:value-type="float">
            <text:p>1.38230076757951</text:p>
          </table:table-cell>
          <table:table-cell table:formula="of:=SIN([.A59])" office:value-type="float" office:value="0.982287250728689" calcext:value-type="float">
            <text:p>0.982287250728689</text:p>
          </table:table-cell>
          <table:table-cell table:formula="of:=[.B59]*(2^14-1)" office:value-type="float" office:value="16092.8120286881" calcext:value-type="float">
            <text:p>16092.8120286881</text:p>
          </table:table-cell>
          <table:table-cell table:formula="of:=([.B59]+SIN(PI()/2))*(2^14-1)" office:value-type="float" office:value="32475.8120286881" calcext:value-type="float">
            <text:p>32475.8120286881</text:p>
          </table:table-cell>
          <table:table-cell table:formula="of:=DEC2HEX([.D59];4)" office:value-type="string" office:string-value="7EDB" calcext:value-type="string">
            <text:p>7EDB</text:p>
          </table:table-cell>
          <table:table-cell table:formula="of:=DEC2BIN([.D59]/2^12;4)" office:value-type="string" office:string-value="0111" calcext:value-type="string">
            <text:p>0111</text:p>
          </table:table-cell>
          <table:table-cell table:formula="of:=HEX2DEC([.E59])" office:value-type="float" office:value="32475" calcext:value-type="float">
            <text:p>32475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formula="of:=[.A59]+(2*PI()/100)" office:value-type="float" office:value="1.44513262065131" calcext:value-type="float">
            <text:p>1.44513262065131</text:p>
          </table:table-cell>
          <table:table-cell table:formula="of:=SIN([.A60])" office:value-type="float" office:value="0.992114701314478" calcext:value-type="float">
            <text:p>0.992114701314478</text:p>
          </table:table-cell>
          <table:table-cell table:formula="of:=[.B60]*(2^14-1)" office:value-type="float" office:value="16253.8151516351" calcext:value-type="float">
            <text:p>16253.8151516351</text:p>
          </table:table-cell>
          <table:table-cell table:formula="of:=([.B60]+SIN(PI()/2))*(2^14-1)" office:value-type="float" office:value="32636.8151516351" calcext:value-type="float">
            <text:p>32636.8151516351</text:p>
          </table:table-cell>
          <table:table-cell table:formula="of:=DEC2HEX([.D60];4)" office:value-type="string" office:string-value="7F7C" calcext:value-type="string">
            <text:p>7F7C</text:p>
          </table:table-cell>
          <table:table-cell table:formula="of:=DEC2BIN([.D60]/2^12;4)" office:value-type="string" office:string-value="0111" calcext:value-type="string">
            <text:p>0111</text:p>
          </table:table-cell>
          <table:table-cell table:formula="of:=HEX2DEC([.E60])" office:value-type="float" office:value="32636" calcext:value-type="float">
            <text:p>32636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60]+(2*PI()/100)" office:value-type="float" office:value="1.5079644737231" calcext:value-type="float">
            <text:p>1.5079644737231</text:p>
          </table:table-cell>
          <table:table-cell table:formula="of:=SIN([.A61])" office:value-type="float" office:value="0.998026728428271" calcext:value-type="float">
            <text:p>0.998026728428271</text:p>
          </table:table-cell>
          <table:table-cell table:formula="of:=[.B61]*(2^14-1)" office:value-type="float" office:value="16350.6718918404" calcext:value-type="float">
            <text:p>16350.6718918404</text:p>
          </table:table-cell>
          <table:table-cell table:formula="of:=([.B61]+SIN(PI()/2))*(2^14-1)" office:value-type="float" office:value="32733.6718918404" calcext:value-type="float">
            <text:p>32733.6718918404</text:p>
          </table:table-cell>
          <table:table-cell table:formula="of:=DEC2HEX([.D61];4)" office:value-type="string" office:string-value="7FDD" calcext:value-type="string">
            <text:p>7FDD</text:p>
          </table:table-cell>
          <table:table-cell table:formula="of:=DEC2BIN([.D61]/2^12;4)" office:value-type="string" office:string-value="0111" calcext:value-type="string">
            <text:p>0111</text:p>
          </table:table-cell>
          <table:table-cell table:formula="of:=HEX2DEC([.E61])" office:value-type="float" office:value="32733" calcext:value-type="float">
            <text:p>32733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formula="of:=[.A61]+(2*PI()/100)" office:value-type="float" office:value="1.5707963267949" calcext:value-type="float">
            <text:p>1.5707963267949</text:p>
          </table:table-cell>
          <table:table-cell table:formula="of:=SIN([.A62])" office:value-type="float" office:value="1" calcext:value-type="float">
            <text:p>1</text:p>
          </table:table-cell>
          <table:table-cell table:formula="of:=[.B62]*(2^14-1)" office:value-type="float" office:value="16383" calcext:value-type="float">
            <text:p>16383</text:p>
          </table:table-cell>
          <table:table-cell table:formula="of:=([.B62]+SIN(PI()/2))*(2^14-1)" office:value-type="float" office:value="32766" calcext:value-type="float">
            <text:p>32766</text:p>
          </table:table-cell>
          <table:table-cell table:formula="of:=DEC2HEX([.D62];4)" office:value-type="string" office:string-value="7FFE" calcext:value-type="string">
            <text:p>7FFE</text:p>
          </table:table-cell>
          <table:table-cell table:formula="of:=DEC2BIN([.D62]/2^12;4)" office:value-type="string" office:string-value="0111" calcext:value-type="string">
            <text:p>0111</text:p>
          </table:table-cell>
          <table:table-cell table:formula="of:=HEX2DEC([.E62])" office:value-type="float" office:value="32766" calcext:value-type="float">
            <text:p>32766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formula="of:=[.A62]+(2*PI()/100)" office:value-type="float" office:value="1.63362817986669" calcext:value-type="float">
            <text:p>1.63362817986669</text:p>
          </table:table-cell>
          <table:table-cell table:formula="of:=SIN([.A63])" office:value-type="float" office:value="0.998026728428271" calcext:value-type="float">
            <text:p>0.998026728428271</text:p>
          </table:table-cell>
          <table:table-cell table:formula="of:=[.B63]*(2^14-1)" office:value-type="float" office:value="16350.6718918404" calcext:value-type="float">
            <text:p>16350.6718918404</text:p>
          </table:table-cell>
          <table:table-cell table:formula="of:=([.B63]+SIN(PI()/2))*(2^14-1)" office:value-type="float" office:value="32733.6718918404" calcext:value-type="float">
            <text:p>32733.6718918404</text:p>
          </table:table-cell>
          <table:table-cell table:formula="of:=DEC2HEX([.D63];4)" office:value-type="string" office:string-value="7FDD" calcext:value-type="string">
            <text:p>7FDD</text:p>
          </table:table-cell>
          <table:table-cell table:formula="of:=DEC2BIN([.D63]/2^12;4)" office:value-type="string" office:string-value="0111" calcext:value-type="string">
            <text:p>0111</text:p>
          </table:table-cell>
          <table:table-cell table:formula="of:=HEX2DEC([.E63])" office:value-type="float" office:value="32733" calcext:value-type="float">
            <text:p>32733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formula="of:=[.A63]+(2*PI()/100)" office:value-type="float" office:value="1.69646003293849" calcext:value-type="float">
            <text:p>1.69646003293849</text:p>
          </table:table-cell>
          <table:table-cell table:formula="of:=SIN([.A64])" office:value-type="float" office:value="0.992114701314478" calcext:value-type="float">
            <text:p>0.992114701314478</text:p>
          </table:table-cell>
          <table:table-cell table:formula="of:=[.B64]*(2^14-1)" office:value-type="float" office:value="16253.8151516351" calcext:value-type="float">
            <text:p>16253.8151516351</text:p>
          </table:table-cell>
          <table:table-cell table:formula="of:=([.B64]+SIN(PI()/2))*(2^14-1)" office:value-type="float" office:value="32636.8151516351" calcext:value-type="float">
            <text:p>32636.8151516351</text:p>
          </table:table-cell>
          <table:table-cell table:formula="of:=DEC2HEX([.D64];4)" office:value-type="string" office:string-value="7F7C" calcext:value-type="string">
            <text:p>7F7C</text:p>
          </table:table-cell>
          <table:table-cell table:formula="of:=DEC2BIN([.D64]/2^12;4)" office:value-type="string" office:string-value="0111" calcext:value-type="string">
            <text:p>0111</text:p>
          </table:table-cell>
          <table:table-cell table:formula="of:=HEX2DEC([.E64])" office:value-type="float" office:value="32636" calcext:value-type="float">
            <text:p>32636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64]+(2*PI()/100)" office:value-type="float" office:value="1.75929188601029" calcext:value-type="float">
            <text:p>1.75929188601029</text:p>
          </table:table-cell>
          <table:table-cell table:formula="of:=SIN([.A65])" office:value-type="float" office:value="0.982287250728689" calcext:value-type="float">
            <text:p>0.982287250728689</text:p>
          </table:table-cell>
          <table:table-cell table:formula="of:=[.B65]*(2^14-1)" office:value-type="float" office:value="16092.8120286881" calcext:value-type="float">
            <text:p>16092.8120286881</text:p>
          </table:table-cell>
          <table:table-cell table:formula="of:=([.B65]+SIN(PI()/2))*(2^14-1)" office:value-type="float" office:value="32475.8120286881" calcext:value-type="float">
            <text:p>32475.8120286881</text:p>
          </table:table-cell>
          <table:table-cell table:formula="of:=DEC2HEX([.D65];4)" office:value-type="string" office:string-value="7EDB" calcext:value-type="string">
            <text:p>7EDB</text:p>
          </table:table-cell>
          <table:table-cell table:formula="of:=DEC2BIN([.D65]/2^12;4)" office:value-type="string" office:string-value="0111" calcext:value-type="string">
            <text:p>0111</text:p>
          </table:table-cell>
          <table:table-cell table:formula="of:=HEX2DEC([.E65])" office:value-type="float" office:value="32475" calcext:value-type="float">
            <text:p>32475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formula="of:=[.A65]+(2*PI()/100)" office:value-type="float" office:value="1.82212373908208" calcext:value-type="float">
            <text:p>1.82212373908208</text:p>
          </table:table-cell>
          <table:table-cell table:formula="of:=SIN([.A66])" office:value-type="float" office:value="0.968583161128631" calcext:value-type="float">
            <text:p>0.968583161128631</text:p>
          </table:table-cell>
          <table:table-cell table:formula="of:=[.B66]*(2^14-1)" office:value-type="float" office:value="15868.2979287704" calcext:value-type="float">
            <text:p>15868.2979287704</text:p>
          </table:table-cell>
          <table:table-cell table:formula="of:=([.B66]+SIN(PI()/2))*(2^14-1)" office:value-type="float" office:value="32251.2979287704" calcext:value-type="float">
            <text:p>32251.2979287704</text:p>
          </table:table-cell>
          <table:table-cell table:formula="of:=DEC2HEX([.D66];4)" office:value-type="string" office:string-value="7DFB" calcext:value-type="string">
            <text:p>7DFB</text:p>
          </table:table-cell>
          <table:table-cell table:formula="of:=DEC2BIN([.D66]/2^12;4)" office:value-type="string" office:string-value="0111" calcext:value-type="string">
            <text:p>0111</text:p>
          </table:table-cell>
          <table:table-cell table:formula="of:=HEX2DEC([.E66])" office:value-type="float" office:value="32251" calcext:value-type="float">
            <text:p>32251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66]+(2*PI()/100)" office:value-type="float" office:value="1.88495559215388" calcext:value-type="float">
            <text:p>1.88495559215388</text:p>
          </table:table-cell>
          <table:table-cell table:formula="of:=SIN([.A67])" office:value-type="float" office:value="0.951056516295153" calcext:value-type="float">
            <text:p>0.951056516295153</text:p>
          </table:table-cell>
          <table:table-cell table:formula="of:=[.B67]*(2^14-1)" office:value-type="float" office:value="15581.1589064635" calcext:value-type="float">
            <text:p>15581.1589064635</text:p>
          </table:table-cell>
          <table:table-cell table:formula="of:=([.B67]+SIN(PI()/2))*(2^14-1)" office:value-type="float" office:value="31964.1589064635" calcext:value-type="float">
            <text:p>31964.1589064635</text:p>
          </table:table-cell>
          <table:table-cell table:formula="of:=DEC2HEX([.D67];4)" office:value-type="string" office:string-value="7CDC" calcext:value-type="string">
            <text:p>7CDC</text:p>
          </table:table-cell>
          <table:table-cell table:formula="of:=DEC2BIN([.D67]/2^12;4)" office:value-type="string" office:string-value="0111" calcext:value-type="string">
            <text:p>0111</text:p>
          </table:table-cell>
          <table:table-cell table:formula="of:=HEX2DEC([.E67])" office:value-type="float" office:value="31964" calcext:value-type="float">
            <text:p>31964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formula="of:=[.A67]+(2*PI()/100)" office:value-type="float" office:value="1.94778744522567" calcext:value-type="float">
            <text:p>1.94778744522567</text:p>
          </table:table-cell>
          <table:table-cell table:formula="of:=SIN([.A68])" office:value-type="float" office:value="0.929776485888251" calcext:value-type="float">
            <text:p>0.929776485888251</text:p>
          </table:table-cell>
          <table:table-cell table:formula="of:=[.B68]*(2^14-1)" office:value-type="float" office:value="15232.5281683072" calcext:value-type="float">
            <text:p>15232.5281683072</text:p>
          </table:table-cell>
          <table:table-cell table:formula="of:=([.B68]+SIN(PI()/2))*(2^14-1)" office:value-type="float" office:value="31615.5281683072" calcext:value-type="float">
            <text:p>31615.5281683072</text:p>
          </table:table-cell>
          <table:table-cell table:formula="of:=DEC2HEX([.D68];4)" office:value-type="string" office:string-value="7B7F" calcext:value-type="string">
            <text:p>7B7F</text:p>
          </table:table-cell>
          <table:table-cell table:formula="of:=DEC2BIN([.D68]/2^12;4)" office:value-type="string" office:string-value="0111" calcext:value-type="string">
            <text:p>0111</text:p>
          </table:table-cell>
          <table:table-cell table:formula="of:=HEX2DEC([.E68])" office:value-type="float" office:value="31615" calcext:value-type="float">
            <text:p>31615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68]+(2*PI()/100)" office:value-type="float" office:value="2.01061929829747" calcext:value-type="float">
            <text:p>2.01061929829747</text:p>
          </table:table-cell>
          <table:table-cell table:formula="of:=SIN([.A69])" office:value-type="float" office:value="0.904827052466019" calcext:value-type="float">
            <text:p>0.904827052466019</text:p>
          </table:table-cell>
          <table:table-cell table:formula="of:=[.B69]*(2^14-1)" office:value-type="float" office:value="14823.7816005508" calcext:value-type="float">
            <text:p>14823.7816005508</text:p>
          </table:table-cell>
          <table:table-cell table:formula="of:=([.B69]+SIN(PI()/2))*(2^14-1)" office:value-type="float" office:value="31206.7816005508" calcext:value-type="float">
            <text:p>31206.7816005508</text:p>
          </table:table-cell>
          <table:table-cell table:formula="of:=DEC2HEX([.D69];4)" office:value-type="string" office:string-value="79E6" calcext:value-type="string">
            <text:p>79E6</text:p>
          </table:table-cell>
          <table:table-cell table:formula="of:=DEC2BIN([.D69]/2^12;4)" office:value-type="string" office:string-value="0111" calcext:value-type="string">
            <text:p>0111</text:p>
          </table:table-cell>
          <table:table-cell table:formula="of:=HEX2DEC([.E69])" office:value-type="float" office:value="31206" calcext:value-type="float">
            <text:p>31206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formula="of:=[.A69]+(2*PI()/100)" office:value-type="float" office:value="2.07345115136926" calcext:value-type="float">
            <text:p>2.07345115136926</text:p>
          </table:table-cell>
          <table:table-cell table:formula="of:=SIN([.A70])" office:value-type="float" office:value="0.876306680043863" calcext:value-type="float">
            <text:p>0.876306680043863</text:p>
          </table:table-cell>
          <table:table-cell table:formula="of:=[.B70]*(2^14-1)" office:value-type="float" office:value="14356.5323391586" calcext:value-type="float">
            <text:p>14356.5323391586</text:p>
          </table:table-cell>
          <table:table-cell table:formula="of:=([.B70]+SIN(PI()/2))*(2^14-1)" office:value-type="float" office:value="30739.5323391586" calcext:value-type="float">
            <text:p>30739.5323391586</text:p>
          </table:table-cell>
          <table:table-cell table:formula="of:=DEC2HEX([.D70];4)" office:value-type="string" office:string-value="7813" calcext:value-type="string">
            <text:p>7813</text:p>
          </table:table-cell>
          <table:table-cell table:formula="of:=DEC2BIN([.D70]/2^12;4)" office:value-type="string" office:string-value="0111" calcext:value-type="string">
            <text:p>0111</text:p>
          </table:table-cell>
          <table:table-cell table:formula="of:=HEX2DEC([.E70])" office:value-type="float" office:value="30739" calcext:value-type="float">
            <text:p>30739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formula="of:=[.A70]+(2*PI()/100)" office:value-type="float" office:value="2.13628300444106" calcext:value-type="float">
            <text:p>2.13628300444106</text:p>
          </table:table-cell>
          <table:table-cell table:formula="of:=SIN([.A71])" office:value-type="float" office:value="0.844327925502014" calcext:value-type="float">
            <text:p>0.844327925502014</text:p>
          </table:table-cell>
          <table:table-cell table:formula="of:=[.B71]*(2^14-1)" office:value-type="float" office:value="13832.6244034995" calcext:value-type="float">
            <text:p>13832.6244034995</text:p>
          </table:table-cell>
          <table:table-cell table:formula="of:=([.B71]+SIN(PI()/2))*(2^14-1)" office:value-type="float" office:value="30215.6244034995" calcext:value-type="float">
            <text:p>30215.6244034995</text:p>
          </table:table-cell>
          <table:table-cell table:formula="of:=DEC2HEX([.D71];4)" office:value-type="string" office:string-value="7607" calcext:value-type="string">
            <text:p>7607</text:p>
          </table:table-cell>
          <table:table-cell table:formula="of:=DEC2BIN([.D71]/2^12;4)" office:value-type="string" office:string-value="0111" calcext:value-type="string">
            <text:p>0111</text:p>
          </table:table-cell>
          <table:table-cell table:formula="of:=HEX2DEC([.E71])" office:value-type="float" office:value="30215" calcext:value-type="float">
            <text:p>30215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formula="of:=[.A71]+(2*PI()/100)" office:value-type="float" office:value="2.19911485751286" calcext:value-type="float">
            <text:p>2.19911485751286</text:p>
          </table:table-cell>
          <table:table-cell table:formula="of:=SIN([.A72])" office:value-type="float" office:value="0.809016994374947" calcext:value-type="float">
            <text:p>0.809016994374947</text:p>
          </table:table-cell>
          <table:table-cell table:formula="of:=[.B72]*(2^14-1)" office:value-type="float" office:value="13254.1254188448" calcext:value-type="float">
            <text:p>13254.1254188448</text:p>
          </table:table-cell>
          <table:table-cell table:formula="of:=([.B72]+SIN(PI()/2))*(2^14-1)" office:value-type="float" office:value="29637.1254188447" calcext:value-type="float">
            <text:p>29637.1254188447</text:p>
          </table:table-cell>
          <table:table-cell table:formula="of:=DEC2HEX([.D72];4)" office:value-type="string" office:string-value="73C5" calcext:value-type="string">
            <text:p>73C5</text:p>
          </table:table-cell>
          <table:table-cell table:formula="of:=DEC2BIN([.D72]/2^12;4)" office:value-type="string" office:string-value="0111" calcext:value-type="string">
            <text:p>0111</text:p>
          </table:table-cell>
          <table:table-cell table:formula="of:=HEX2DEC([.E72])" office:value-type="float" office:value="29637" calcext:value-type="float">
            <text:p>29637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72]+(2*PI()/100)" office:value-type="float" office:value="2.26194671058465" calcext:value-type="float">
            <text:p>2.26194671058465</text:p>
          </table:table-cell>
          <table:table-cell table:formula="of:=SIN([.A73])" office:value-type="float" office:value="0.770513242775788" calcext:value-type="float">
            <text:p>0.770513242775788</text:p>
          </table:table-cell>
          <table:table-cell table:formula="of:=[.B73]*(2^14-1)" office:value-type="float" office:value="12623.3184563957" calcext:value-type="float">
            <text:p>12623.3184563957</text:p>
          </table:table-cell>
          <table:table-cell table:formula="of:=([.B73]+SIN(PI()/2))*(2^14-1)" office:value-type="float" office:value="29006.3184563957" calcext:value-type="float">
            <text:p>29006.3184563957</text:p>
          </table:table-cell>
          <table:table-cell table:formula="of:=DEC2HEX([.D73];4)" office:value-type="string" office:string-value="714E" calcext:value-type="string">
            <text:p>714E</text:p>
          </table:table-cell>
          <table:table-cell table:formula="of:=DEC2BIN([.D73]/2^12;4)" office:value-type="string" office:string-value="0111" calcext:value-type="string">
            <text:p>0111</text:p>
          </table:table-cell>
          <table:table-cell table:formula="of:=HEX2DEC([.E73])" office:value-type="float" office:value="29006" calcext:value-type="float">
            <text:p>29006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formula="of:=[.A73]+(2*PI()/100)" office:value-type="float" office:value="2.32477856365645" calcext:value-type="float">
            <text:p>2.32477856365645</text:p>
          </table:table-cell>
          <table:table-cell table:formula="of:=SIN([.A74])" office:value-type="float" office:value="0.728968627421411" calcext:value-type="float">
            <text:p>0.728968627421411</text:p>
          </table:table-cell>
          <table:table-cell table:formula="of:=[.B74]*(2^14-1)" office:value-type="float" office:value="11942.693023045" calcext:value-type="float">
            <text:p>11942.693023045</text:p>
          </table:table-cell>
          <table:table-cell table:formula="of:=([.B74]+SIN(PI()/2))*(2^14-1)" office:value-type="float" office:value="28325.693023045" calcext:value-type="float">
            <text:p>28325.693023045</text:p>
          </table:table-cell>
          <table:table-cell table:formula="of:=DEC2HEX([.D74];4)" office:value-type="string" office:string-value="6EA5" calcext:value-type="string">
            <text:p>6EA5</text:p>
          </table:table-cell>
          <table:table-cell table:formula="of:=DEC2BIN([.D74]/2^12;4)" office:value-type="string" office:string-value="0110" calcext:value-type="string">
            <text:p>0110</text:p>
          </table:table-cell>
          <table:table-cell table:formula="of:=HEX2DEC([.E74])" office:value-type="float" office:value="28325" calcext:value-type="float">
            <text:p>28325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formula="of:=[.A74]+(2*PI()/100)" office:value-type="float" office:value="2.38761041672824" calcext:value-type="float">
            <text:p>2.38761041672824</text:p>
          </table:table-cell>
          <table:table-cell table:formula="of:=SIN([.A75])" office:value-type="float" office:value="0.684547105928688" calcext:value-type="float">
            <text:p>0.684547105928688</text:p>
          </table:table-cell>
          <table:table-cell table:formula="of:=[.B75]*(2^14-1)" office:value-type="float" office:value="11214.9352364297" calcext:value-type="float">
            <text:p>11214.9352364297</text:p>
          </table:table-cell>
          <table:table-cell table:formula="of:=([.B75]+SIN(PI()/2))*(2^14-1)" office:value-type="float" office:value="27597.9352364297" calcext:value-type="float">
            <text:p>27597.9352364297</text:p>
          </table:table-cell>
          <table:table-cell table:formula="of:=DEC2HEX([.D75];4)" office:value-type="string" office:string-value="6BCD" calcext:value-type="string">
            <text:p>6BCD</text:p>
          </table:table-cell>
          <table:table-cell table:formula="of:=DEC2BIN([.D75]/2^12;4)" office:value-type="string" office:string-value="0110" calcext:value-type="string">
            <text:p>0110</text:p>
          </table:table-cell>
          <table:table-cell table:formula="of:=HEX2DEC([.E75])" office:value-type="float" office:value="27597" calcext:value-type="float">
            <text:p>27597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formula="of:=[.A75]+(2*PI()/100)" office:value-type="float" office:value="2.45044226980004" calcext:value-type="float">
            <text:p>2.45044226980004</text:p>
          </table:table-cell>
          <table:table-cell table:formula="of:=SIN([.A76])" office:value-type="float" office:value="0.637423989748689" calcext:value-type="float">
            <text:p>0.637423989748689</text:p>
          </table:table-cell>
          <table:table-cell table:formula="of:=[.B76]*(2^14-1)" office:value-type="float" office:value="10442.9172240528" calcext:value-type="float">
            <text:p>10442.9172240528</text:p>
          </table:table-cell>
          <table:table-cell table:formula="of:=([.B76]+SIN(PI()/2))*(2^14-1)" office:value-type="float" office:value="26825.9172240528" calcext:value-type="float">
            <text:p>26825.9172240528</text:p>
          </table:table-cell>
          <table:table-cell table:formula="of:=DEC2HEX([.D76];4)" office:value-type="string" office:string-value="68C9" calcext:value-type="string">
            <text:p>68C9</text:p>
          </table:table-cell>
          <table:table-cell table:formula="of:=DEC2BIN([.D76]/2^12;4)" office:value-type="string" office:string-value="0110" calcext:value-type="string">
            <text:p>0110</text:p>
          </table:table-cell>
          <table:table-cell table:formula="of:=HEX2DEC([.E76])" office:value-type="float" office:value="26825" calcext:value-type="float">
            <text:p>26825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76]+(2*PI()/100)" office:value-type="float" office:value="2.51327412287184" calcext:value-type="float">
            <text:p>2.51327412287184</text:p>
          </table:table-cell>
          <table:table-cell table:formula="of:=SIN([.A77])" office:value-type="float" office:value="0.587785252292472" calcext:value-type="float">
            <text:p>0.587785252292472</text:p>
          </table:table-cell>
          <table:table-cell table:formula="of:=[.B77]*(2^14-1)" office:value-type="float" office:value="9629.68578830757" calcext:value-type="float">
            <text:p>9629.68578830757</text:p>
          </table:table-cell>
          <table:table-cell table:formula="of:=([.B77]+SIN(PI()/2))*(2^14-1)" office:value-type="float" office:value="26012.6857883076" calcext:value-type="float">
            <text:p>26012.6857883076</text:p>
          </table:table-cell>
          <table:table-cell table:formula="of:=DEC2HEX([.D77];4)" office:value-type="string" office:string-value="659C" calcext:value-type="string">
            <text:p>659C</text:p>
          </table:table-cell>
          <table:table-cell table:formula="of:=DEC2BIN([.D77]/2^12;4)" office:value-type="string" office:string-value="0110" calcext:value-type="string">
            <text:p>0110</text:p>
          </table:table-cell>
          <table:table-cell table:formula="of:=HEX2DEC([.E77])" office:value-type="float" office:value="26012" calcext:value-type="float">
            <text:p>26012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formula="of:=[.A77]+(2*PI()/100)" office:value-type="float" office:value="2.57610597594363" calcext:value-type="float">
            <text:p>2.57610597594363</text:p>
          </table:table-cell>
          <table:table-cell table:formula="of:=SIN([.A78])" office:value-type="float" office:value="0.535826794978995" calcext:value-type="float">
            <text:p>0.535826794978995</text:p>
          </table:table-cell>
          <table:table-cell table:formula="of:=[.B78]*(2^14-1)" office:value-type="float" office:value="8778.45038214088" calcext:value-type="float">
            <text:p>8778.45038214088</text:p>
          </table:table-cell>
          <table:table-cell table:formula="of:=([.B78]+SIN(PI()/2))*(2^14-1)" office:value-type="float" office:value="25161.4503821409" calcext:value-type="float">
            <text:p>25161.4503821409</text:p>
          </table:table-cell>
          <table:table-cell table:formula="of:=DEC2HEX([.D78];4)" office:value-type="string" office:string-value="6249" calcext:value-type="string">
            <text:p>6249</text:p>
          </table:table-cell>
          <table:table-cell table:formula="of:=DEC2BIN([.D78]/2^12;4)" office:value-type="string" office:string-value="0110" calcext:value-type="string">
            <text:p>0110</text:p>
          </table:table-cell>
          <table:table-cell table:formula="of:=HEX2DEC([.E78])" office:value-type="float" office:value="25161" calcext:value-type="float">
            <text:p>2516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formula="of:=[.A78]+(2*PI()/100)" office:value-type="float" office:value="2.63893782901543" calcext:value-type="float">
            <text:p>2.63893782901543</text:p>
          </table:table-cell>
          <table:table-cell table:formula="of:=SIN([.A79])" office:value-type="float" office:value="0.481753674101714" calcext:value-type="float">
            <text:p>0.481753674101714</text:p>
          </table:table-cell>
          <table:table-cell table:formula="of:=[.B79]*(2^14-1)" office:value-type="float" office:value="7892.57044280838" calcext:value-type="float">
            <text:p>7892.57044280838</text:p>
          </table:table-cell>
          <table:table-cell table:formula="of:=([.B79]+SIN(PI()/2))*(2^14-1)" office:value-type="float" office:value="24275.5704428084" calcext:value-type="float">
            <text:p>24275.5704428084</text:p>
          </table:table-cell>
          <table:table-cell table:formula="of:=DEC2HEX([.D79];4)" office:value-type="string" office:string-value="5ED3" calcext:value-type="string">
            <text:p>5ED3</text:p>
          </table:table-cell>
          <table:table-cell table:formula="of:=DEC2BIN([.D79]/2^12;4)" office:value-type="string" office:string-value="0101" calcext:value-type="string">
            <text:p>0101</text:p>
          </table:table-cell>
          <table:table-cell table:formula="of:=HEX2DEC([.E79])" office:value-type="float" office:value="24275" calcext:value-type="float">
            <text:p>24275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formula="of:=[.A79]+(2*PI()/100)" office:value-type="float" office:value="2.70176968208722" calcext:value-type="float">
            <text:p>2.70176968208722</text:p>
          </table:table-cell>
          <table:table-cell table:formula="of:=SIN([.A80])" office:value-type="float" office:value="0.425779291565071" calcext:value-type="float">
            <text:p>0.425779291565071</text:p>
          </table:table-cell>
          <table:table-cell table:formula="of:=[.B80]*(2^14-1)" office:value-type="float" office:value="6975.54213371056" calcext:value-type="float">
            <text:p>6975.54213371056</text:p>
          </table:table-cell>
          <table:table-cell table:formula="of:=([.B80]+SIN(PI()/2))*(2^14-1)" office:value-type="float" office:value="23358.5421337106" calcext:value-type="float">
            <text:p>23358.5421337106</text:p>
          </table:table-cell>
          <table:table-cell table:formula="of:=DEC2HEX([.D80];4)" office:value-type="string" office:string-value="5B3E" calcext:value-type="string">
            <text:p>5B3E</text:p>
          </table:table-cell>
          <table:table-cell table:formula="of:=DEC2BIN([.D80]/2^12;4)" office:value-type="string" office:string-value="0101" calcext:value-type="string">
            <text:p>0101</text:p>
          </table:table-cell>
          <table:table-cell table:formula="of:=HEX2DEC([.E80])" office:value-type="float" office:value="23358" calcext:value-type="float">
            <text:p>23358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80]+(2*PI()/100)" office:value-type="float" office:value="2.76460153515902" calcext:value-type="float">
            <text:p>2.76460153515902</text:p>
          </table:table-cell>
          <table:table-cell table:formula="of:=SIN([.A81])" office:value-type="float" office:value="0.368124552684676" calcext:value-type="float">
            <text:p>0.368124552684676</text:p>
          </table:table-cell>
          <table:table-cell table:formula="of:=[.B81]*(2^14-1)" office:value-type="float" office:value="6030.98454663305" calcext:value-type="float">
            <text:p>6030.98454663305</text:p>
          </table:table-cell>
          <table:table-cell table:formula="of:=([.B81]+SIN(PI()/2))*(2^14-1)" office:value-type="float" office:value="22413.984546633" calcext:value-type="float">
            <text:p>22413.984546633</text:p>
          </table:table-cell>
          <table:table-cell table:formula="of:=DEC2HEX([.D81];4)" office:value-type="string" office:string-value="578D" calcext:value-type="string">
            <text:p>578D</text:p>
          </table:table-cell>
          <table:table-cell table:formula="of:=DEC2BIN([.D81]/2^12;4)" office:value-type="string" office:string-value="0101" calcext:value-type="string">
            <text:p>0101</text:p>
          </table:table-cell>
          <table:table-cell table:formula="of:=HEX2DEC([.E81])" office:value-type="float" office:value="22413" calcext:value-type="float">
            <text:p>22413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81]+(2*PI()/100)" office:value-type="float" office:value="2.82743338823082" calcext:value-type="float">
            <text:p>2.82743338823082</text:p>
          </table:table-cell>
          <table:table-cell table:formula="of:=SIN([.A82])" office:value-type="float" office:value="0.309016994374945" calcext:value-type="float">
            <text:p>0.309016994374945</text:p>
          </table:table-cell>
          <table:table-cell table:formula="of:=[.B82]*(2^14-1)" office:value-type="float" office:value="5062.62541884473" calcext:value-type="float">
            <text:p>5062.62541884473</text:p>
          </table:table-cell>
          <table:table-cell table:formula="of:=([.B82]+SIN(PI()/2))*(2^14-1)" office:value-type="float" office:value="21445.6254188447" calcext:value-type="float">
            <text:p>21445.6254188447</text:p>
          </table:table-cell>
          <table:table-cell table:formula="of:=DEC2HEX([.D82];4)" office:value-type="string" office:string-value="53C5" calcext:value-type="string">
            <text:p>53C5</text:p>
          </table:table-cell>
          <table:table-cell table:formula="of:=DEC2BIN([.D82]/2^12;4)" office:value-type="string" office:string-value="0101" calcext:value-type="string">
            <text:p>0101</text:p>
          </table:table-cell>
          <table:table-cell table:formula="of:=HEX2DEC([.E82])" office:value-type="float" office:value="21445" calcext:value-type="float">
            <text:p>21445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formula="of:=[.A82]+(2*PI()/100)" office:value-type="float" office:value="2.89026524130261" calcext:value-type="float">
            <text:p>2.89026524130261</text:p>
          </table:table-cell>
          <table:table-cell table:formula="of:=SIN([.A83])" office:value-type="float" office:value="0.248689887164853" calcext:value-type="float">
            <text:p>0.248689887164853</text:p>
          </table:table-cell>
          <table:table-cell table:formula="of:=[.B83]*(2^14-1)" office:value-type="float" office:value="4074.28642142178" calcext:value-type="float">
            <text:p>4074.28642142178</text:p>
          </table:table-cell>
          <table:table-cell table:formula="of:=([.B83]+SIN(PI()/2))*(2^14-1)" office:value-type="float" office:value="20457.2864214218" calcext:value-type="float">
            <text:p>20457.2864214218</text:p>
          </table:table-cell>
          <table:table-cell table:formula="of:=DEC2HEX([.D83];4)" office:value-type="string" office:string-value="4FE9" calcext:value-type="string">
            <text:p>4FE9</text:p>
          </table:table-cell>
          <table:table-cell table:formula="of:=DEC2BIN([.D83]/2^12;4)" office:value-type="string" office:string-value="0100" calcext:value-type="string">
            <text:p>0100</text:p>
          </table:table-cell>
          <table:table-cell table:formula="of:=HEX2DEC([.E83])" office:value-type="float" office:value="20457" calcext:value-type="float">
            <text:p>20457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formula="of:=[.A83]+(2*PI()/100)" office:value-type="float" office:value="2.95309709437441" calcext:value-type="float">
            <text:p>2.95309709437441</text:p>
          </table:table-cell>
          <table:table-cell table:formula="of:=SIN([.A84])" office:value-type="float" office:value="0.187381314585722" calcext:value-type="float">
            <text:p>0.187381314585722</text:p>
          </table:table-cell>
          <table:table-cell table:formula="of:=[.B84]*(2^14-1)" office:value-type="float" office:value="3069.86807685789" calcext:value-type="float">
            <text:p>3069.86807685789</text:p>
          </table:table-cell>
          <table:table-cell table:formula="of:=([.B84]+SIN(PI()/2))*(2^14-1)" office:value-type="float" office:value="19452.8680768579" calcext:value-type="float">
            <text:p>19452.8680768579</text:p>
          </table:table-cell>
          <table:table-cell table:formula="of:=DEC2HEX([.D84];4)" office:value-type="string" office:string-value="4BFC" calcext:value-type="string">
            <text:p>4BFC</text:p>
          </table:table-cell>
          <table:table-cell table:formula="of:=DEC2BIN([.D84]/2^12;4)" office:value-type="string" office:string-value="0100" calcext:value-type="string">
            <text:p>0100</text:p>
          </table:table-cell>
          <table:table-cell table:formula="of:=HEX2DEC([.E84])" office:value-type="float" office:value="19452" calcext:value-type="float">
            <text:p>19452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84]+(2*PI()/100)" office:value-type="float" office:value="3.0159289474462" calcext:value-type="float">
            <text:p>3.0159289474462</text:p>
          </table:table-cell>
          <table:table-cell table:formula="of:=SIN([.A85])" office:value-type="float" office:value="0.125333233564302" calcext:value-type="float">
            <text:p>0.125333233564302</text:p>
          </table:table-cell>
          <table:table-cell table:formula="of:=[.B85]*(2^14-1)" office:value-type="float" office:value="2053.33436548396" calcext:value-type="float">
            <text:p>2053.33436548396</text:p>
          </table:table-cell>
          <table:table-cell table:formula="of:=([.B85]+SIN(PI()/2))*(2^14-1)" office:value-type="float" office:value="18436.334365484" calcext:value-type="float">
            <text:p>18436.334365484</text:p>
          </table:table-cell>
          <table:table-cell table:formula="of:=DEC2HEX([.D85];4)" office:value-type="string" office:string-value="4804" calcext:value-type="string">
            <text:p>4804</text:p>
          </table:table-cell>
          <table:table-cell table:formula="of:=DEC2BIN([.D85]/2^12;4)" office:value-type="string" office:string-value="0100" calcext:value-type="string">
            <text:p>0100</text:p>
          </table:table-cell>
          <table:table-cell table:formula="of:=HEX2DEC([.E85])" office:value-type="float" office:value="18436" calcext:value-type="float">
            <text:p>18436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formula="of:=[.A85]+(2*PI()/100)" office:value-type="float" office:value="3.078760800518" calcext:value-type="float">
            <text:p>3.078760800518</text:p>
          </table:table-cell>
          <table:table-cell table:formula="of:=SIN([.A86])" office:value-type="float" office:value="0.0627905195293109" calcext:value-type="float">
            <text:p>0.062790519529311</text:p>
          </table:table-cell>
          <table:table-cell table:formula="of:=[.B86]*(2^14-1)" office:value-type="float" office:value="1028.6970814487" calcext:value-type="float">
            <text:p>1028.6970814487</text:p>
          </table:table-cell>
          <table:table-cell table:formula="of:=([.B86]+SIN(PI()/2))*(2^14-1)" office:value-type="float" office:value="17411.6970814487" calcext:value-type="float">
            <text:p>17411.6970814487</text:p>
          </table:table-cell>
          <table:table-cell table:formula="of:=DEC2HEX([.D86];4)" office:value-type="string" office:string-value="4403" calcext:value-type="string">
            <text:p>4403</text:p>
          </table:table-cell>
          <table:table-cell table:formula="of:=DEC2BIN([.D86]/2^12;4)" office:value-type="string" office:string-value="0100" calcext:value-type="string">
            <text:p>0100</text:p>
          </table:table-cell>
          <table:table-cell table:formula="of:=HEX2DEC([.E86])" office:value-type="float" office:value="17411" calcext:value-type="float">
            <text:p>17411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[.A86]+(2*PI()/100)" office:value-type="float" office:value="3.1415926535898" calcext:value-type="float">
            <text:p>3.1415926535898</text:p>
          </table:table-cell>
          <table:table-cell table:formula="of:=SIN([.A87])" office:value-type="float" office:value="-2.54207057918564E-015" calcext:value-type="float">
            <text:p>-2.54207057918564E-15</text:p>
          </table:table-cell>
          <table:table-cell table:formula="of:=[.B87]*(2^14-1)" office:value-type="float" office:value="-0.0000000000416467422987984" calcext:value-type="float">
            <text:p>-4.16467422987984E-11</text:p>
          </table:table-cell>
          <table:table-cell table:formula="of:=([.B87]+SIN(PI()/2))*(2^14-1)" office:value-type="float" office:value="16383" calcext:value-type="float">
            <text:p>16383</text:p>
          </table:table-cell>
          <table:table-cell table:formula="of:=DEC2HEX([.D87];4)" office:value-type="string" office:string-value="3FFF" calcext:value-type="string">
            <text:p>3FFF</text:p>
          </table:table-cell>
          <table:table-cell table:formula="of:=DEC2BIN([.D87]/2^12;4)" office:value-type="string" office:string-value="0011" calcext:value-type="string">
            <text:p>0011</text:p>
          </table:table-cell>
          <table:table-cell table:formula="of:=HEX2DEC([.E87])" office:value-type="float" office:value="16383" calcext:value-type="float">
            <text:p>16383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formula="of:=[.A87]+(2*PI()/100)" office:value-type="float" office:value="3.20442450666159" calcext:value-type="float">
            <text:p>3.20442450666159</text:p>
          </table:table-cell>
          <table:table-cell table:formula="of:=SIN([.A88])" office:value-type="float" office:value="-0.062790519529316" calcext:value-type="float">
            <text:p>-0.062790519529316</text:p>
          </table:table-cell>
          <table:table-cell table:formula="of:=[.B88]*(2^14-1)" office:value-type="float" office:value="-1028.69708144878" calcext:value-type="float">
            <text:p>-1028.69708144878</text:p>
          </table:table-cell>
          <table:table-cell table:formula="of:=([.B88]+SIN(PI()/2))*(2^14-1)" office:value-type="float" office:value="15354.3029185512" calcext:value-type="float">
            <text:p>15354.3029185512</text:p>
          </table:table-cell>
          <table:table-cell table:formula="of:=DEC2HEX([.D88];4)" office:value-type="string" office:string-value="3BFA" calcext:value-type="string">
            <text:p>3BFA</text:p>
          </table:table-cell>
          <table:table-cell table:formula="of:=DEC2BIN([.D88]/2^12;4)" office:value-type="string" office:string-value="0011" calcext:value-type="string">
            <text:p>0011</text:p>
          </table:table-cell>
          <table:table-cell table:formula="of:=HEX2DEC([.E88])" office:value-type="float" office:value="15354" calcext:value-type="float">
            <text:p>1535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88]+(2*PI()/100)" office:value-type="float" office:value="3.26725635973339" calcext:value-type="float">
            <text:p>3.26725635973339</text:p>
          </table:table-cell>
          <table:table-cell table:formula="of:=SIN([.A89])" office:value-type="float" office:value="-0.125333233564307" calcext:value-type="float">
            <text:p>-0.125333233564307</text:p>
          </table:table-cell>
          <table:table-cell table:formula="of:=[.B89]*(2^14-1)" office:value-type="float" office:value="-2053.33436548404" calcext:value-type="float">
            <text:p>-2053.33436548404</text:p>
          </table:table-cell>
          <table:table-cell table:formula="of:=([.B89]+SIN(PI()/2))*(2^14-1)" office:value-type="float" office:value="14329.665634516" calcext:value-type="float">
            <text:p>14329.665634516</text:p>
          </table:table-cell>
          <table:table-cell table:formula="of:=DEC2HEX([.D89];4)" office:value-type="string" office:string-value="37F9" calcext:value-type="string">
            <text:p>37F9</text:p>
          </table:table-cell>
          <table:table-cell table:formula="of:=DEC2BIN([.D89]/2^12;4)" office:value-type="string" office:string-value="0011" calcext:value-type="string">
            <text:p>0011</text:p>
          </table:table-cell>
          <table:table-cell table:formula="of:=HEX2DEC([.E89])" office:value-type="float" office:value="14329" calcext:value-type="float">
            <text:p>14329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formula="of:=[.A89]+(2*PI()/100)" office:value-type="float" office:value="3.33008821280518" calcext:value-type="float">
            <text:p>3.33008821280518</text:p>
          </table:table-cell>
          <table:table-cell table:formula="of:=SIN([.A90])" office:value-type="float" office:value="-0.187381314585727" calcext:value-type="float">
            <text:p>-0.187381314585727</text:p>
          </table:table-cell>
          <table:table-cell table:formula="of:=[.B90]*(2^14-1)" office:value-type="float" office:value="-3069.86807685797" calcext:value-type="float">
            <text:p>-3069.86807685797</text:p>
          </table:table-cell>
          <table:table-cell table:formula="of:=([.B90]+SIN(PI()/2))*(2^14-1)" office:value-type="float" office:value="13313.131923142" calcext:value-type="float">
            <text:p>13313.131923142</text:p>
          </table:table-cell>
          <table:table-cell table:formula="of:=DEC2HEX([.D90];4)" office:value-type="string" office:string-value="3401" calcext:value-type="string">
            <text:p>3401</text:p>
          </table:table-cell>
          <table:table-cell table:formula="of:=DEC2BIN([.D90]/2^12;4)" office:value-type="string" office:string-value="0011" calcext:value-type="string">
            <text:p>0011</text:p>
          </table:table-cell>
          <table:table-cell table:formula="of:=HEX2DEC([.E90])" office:value-type="float" office:value="13313" calcext:value-type="float">
            <text:p>13313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formula="of:=[.A90]+(2*PI()/100)" office:value-type="float" office:value="3.39292006587698" calcext:value-type="float">
            <text:p>3.39292006587698</text:p>
          </table:table-cell>
          <table:table-cell table:formula="of:=SIN([.A91])" office:value-type="float" office:value="-0.248689887164858" calcext:value-type="float">
            <text:p>-0.248689887164858</text:p>
          </table:table-cell>
          <table:table-cell table:formula="of:=[.B91]*(2^14-1)" office:value-type="float" office:value="-4074.28642142186" calcext:value-type="float">
            <text:p>-4074.28642142186</text:p>
          </table:table-cell>
          <table:table-cell table:formula="of:=([.B91]+SIN(PI()/2))*(2^14-1)" office:value-type="float" office:value="12308.7135785781" calcext:value-type="float">
            <text:p>12308.7135785781</text:p>
          </table:table-cell>
          <table:table-cell table:formula="of:=DEC2HEX([.D91];4)" office:value-type="string" office:string-value="3014" calcext:value-type="string">
            <text:p>3014</text:p>
          </table:table-cell>
          <table:table-cell table:formula="of:=DEC2BIN([.D91]/2^12;4)" office:value-type="string" office:string-value="0011" calcext:value-type="string">
            <text:p>0011</text:p>
          </table:table-cell>
          <table:table-cell table:formula="of:=HEX2DEC([.E91])" office:value-type="float" office:value="12308" calcext:value-type="float">
            <text:p>12308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formula="of:=[.A91]+(2*PI()/100)" office:value-type="float" office:value="3.45575191894878" calcext:value-type="float">
            <text:p>3.45575191894878</text:p>
          </table:table-cell>
          <table:table-cell table:formula="of:=SIN([.A92])" office:value-type="float" office:value="-0.30901699437495" calcext:value-type="float">
            <text:p>-0.30901699437495</text:p>
          </table:table-cell>
          <table:table-cell table:formula="of:=[.B92]*(2^14-1)" office:value-type="float" office:value="-5062.62541884481" calcext:value-type="float">
            <text:p>-5062.62541884481</text:p>
          </table:table-cell>
          <table:table-cell table:formula="of:=([.B92]+SIN(PI()/2))*(2^14-1)" office:value-type="float" office:value="11320.3745811552" calcext:value-type="float">
            <text:p>11320.3745811552</text:p>
          </table:table-cell>
          <table:table-cell table:formula="of:=DEC2HEX([.D92];4)" office:value-type="string" office:string-value="2C38" calcext:value-type="string">
            <text:p>2C38</text:p>
          </table:table-cell>
          <table:table-cell table:formula="of:=DEC2BIN([.D92]/2^12;4)" office:value-type="string" office:string-value="0010" calcext:value-type="string">
            <text:p>0010</text:p>
          </table:table-cell>
          <table:table-cell table:formula="of:=HEX2DEC([.E92])" office:value-type="float" office:value="11320" calcext:value-type="float">
            <text:p>11320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92]+(2*PI()/100)" office:value-type="float" office:value="3.51858377202057" calcext:value-type="float">
            <text:p>3.51858377202057</text:p>
          </table:table-cell>
          <table:table-cell table:formula="of:=SIN([.A93])" office:value-type="float" office:value="-0.368124552684681" calcext:value-type="float">
            <text:p>-0.368124552684681</text:p>
          </table:table-cell>
          <table:table-cell table:formula="of:=[.B93]*(2^14-1)" office:value-type="float" office:value="-6030.98454663313" calcext:value-type="float">
            <text:p>-6030.98454663313</text:p>
          </table:table-cell>
          <table:table-cell table:formula="of:=([.B93]+SIN(PI()/2))*(2^14-1)" office:value-type="float" office:value="10352.0154533669" calcext:value-type="float">
            <text:p>10352.0154533669</text:p>
          </table:table-cell>
          <table:table-cell table:formula="of:=DEC2HEX([.D93];4)" office:value-type="string" office:string-value="2870" calcext:value-type="string">
            <text:p>2870</text:p>
          </table:table-cell>
          <table:table-cell table:formula="of:=DEC2BIN([.D93]/2^12;4)" office:value-type="string" office:string-value="0010" calcext:value-type="string">
            <text:p>0010</text:p>
          </table:table-cell>
          <table:table-cell table:formula="of:=HEX2DEC([.E93])" office:value-type="float" office:value="10352" calcext:value-type="float">
            <text:p>10352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formula="of:=[.A93]+(2*PI()/100)" office:value-type="float" office:value="3.58141562509237" calcext:value-type="float">
            <text:p>3.58141562509237</text:p>
          </table:table-cell>
          <table:table-cell table:formula="of:=SIN([.A94])" office:value-type="float" office:value="-0.425779291565075" calcext:value-type="float">
            <text:p>-0.425779291565075</text:p>
          </table:table-cell>
          <table:table-cell table:formula="of:=[.B94]*(2^14-1)" office:value-type="float" office:value="-6975.54213371063" calcext:value-type="float">
            <text:p>-6975.54213371063</text:p>
          </table:table-cell>
          <table:table-cell table:formula="of:=([.B94]+SIN(PI()/2))*(2^14-1)" office:value-type="float" office:value="9407.45786628937" calcext:value-type="float">
            <text:p>9407.45786628937</text:p>
          </table:table-cell>
          <table:table-cell table:formula="of:=DEC2HEX([.D94];4)" office:value-type="string" office:string-value="24BF" calcext:value-type="string">
            <text:p>24BF</text:p>
          </table:table-cell>
          <table:table-cell table:formula="of:=DEC2BIN([.D94]/2^12;4)" office:value-type="string" office:string-value="0010" calcext:value-type="string">
            <text:p>0010</text:p>
          </table:table-cell>
          <table:table-cell table:formula="of:=HEX2DEC([.E94])" office:value-type="float" office:value="9407" calcext:value-type="float">
            <text:p>9407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formula="of:=[.A94]+(2*PI()/100)" office:value-type="float" office:value="3.64424747816416" calcext:value-type="float">
            <text:p>3.64424747816416</text:p>
          </table:table-cell>
          <table:table-cell table:formula="of:=SIN([.A95])" office:value-type="float" office:value="-0.481753674101718" calcext:value-type="float">
            <text:p>-0.481753674101718</text:p>
          </table:table-cell>
          <table:table-cell table:formula="of:=[.B95]*(2^14-1)" office:value-type="float" office:value="-7892.57044280845" calcext:value-type="float">
            <text:p>-7892.57044280845</text:p>
          </table:table-cell>
          <table:table-cell table:formula="of:=([.B95]+SIN(PI()/2))*(2^14-1)" office:value-type="float" office:value="8490.42955719155" calcext:value-type="float">
            <text:p>8490.42955719155</text:p>
          </table:table-cell>
          <table:table-cell table:formula="of:=DEC2HEX([.D95];4)" office:value-type="string" office:string-value="212A" calcext:value-type="string">
            <text:p>212A</text:p>
          </table:table-cell>
          <table:table-cell table:formula="of:=DEC2BIN([.D95]/2^12;4)" office:value-type="string" office:string-value="0010" calcext:value-type="string">
            <text:p>0010</text:p>
          </table:table-cell>
          <table:table-cell table:formula="of:=HEX2DEC([.E95])" office:value-type="float" office:value="8490" calcext:value-type="float">
            <text:p>8490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formula="of:=[.A95]+(2*PI()/100)" office:value-type="float" office:value="3.70707933123596" calcext:value-type="float">
            <text:p>3.70707933123596</text:p>
          </table:table-cell>
          <table:table-cell table:formula="of:=SIN([.A96])" office:value-type="float" office:value="-0.535826794978999" calcext:value-type="float">
            <text:p>-0.535826794978999</text:p>
          </table:table-cell>
          <table:table-cell table:formula="of:=[.B96]*(2^14-1)" office:value-type="float" office:value="-8778.45038214095" calcext:value-type="float">
            <text:p>-8778.45038214095</text:p>
          </table:table-cell>
          <table:table-cell table:formula="of:=([.B96]+SIN(PI()/2))*(2^14-1)" office:value-type="float" office:value="7604.54961785905" calcext:value-type="float">
            <text:p>7604.54961785905</text:p>
          </table:table-cell>
          <table:table-cell table:formula="of:=DEC2HEX([.D96];4)" office:value-type="string" office:string-value="1DB4" calcext:value-type="string">
            <text:p>1DB4</text:p>
          </table:table-cell>
          <table:table-cell table:formula="of:=DEC2BIN([.D96]/2^12;4)" office:value-type="string" office:string-value="0001" calcext:value-type="string">
            <text:p>0001</text:p>
          </table:table-cell>
          <table:table-cell table:formula="of:=HEX2DEC([.E96])" office:value-type="float" office:value="7604" calcext:value-type="float">
            <text:p>7604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96]+(2*PI()/100)" office:value-type="float" office:value="3.76991118430776" calcext:value-type="float">
            <text:p>3.76991118430776</text:p>
          </table:table-cell>
          <table:table-cell table:formula="of:=SIN([.A97])" office:value-type="float" office:value="-0.587785252292476" calcext:value-type="float">
            <text:p>-0.587785252292476</text:p>
          </table:table-cell>
          <table:table-cell table:formula="of:=[.B97]*(2^14-1)" office:value-type="float" office:value="-9629.68578830763" calcext:value-type="float">
            <text:p>-9629.68578830763</text:p>
          </table:table-cell>
          <table:table-cell table:formula="of:=([.B97]+SIN(PI()/2))*(2^14-1)" office:value-type="float" office:value="6753.31421169237" calcext:value-type="float">
            <text:p>6753.31421169237</text:p>
          </table:table-cell>
          <table:table-cell table:formula="of:=DEC2HEX([.D97];4)" office:value-type="string" office:string-value="1A61" calcext:value-type="string">
            <text:p>1A61</text:p>
          </table:table-cell>
          <table:table-cell table:formula="of:=DEC2BIN([.D97]/2^12;4)" office:value-type="string" office:string-value="0001" calcext:value-type="string">
            <text:p>0001</text:p>
          </table:table-cell>
          <table:table-cell table:formula="of:=HEX2DEC([.E97])" office:value-type="float" office:value="6753" calcext:value-type="float">
            <text:p>6753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formula="of:=[.A97]+(2*PI()/100)" office:value-type="float" office:value="3.83274303737955" calcext:value-type="float">
            <text:p>3.83274303737955</text:p>
          </table:table-cell>
          <table:table-cell table:formula="of:=SIN([.A98])" office:value-type="float" office:value="-0.637423989748692" calcext:value-type="float">
            <text:p>-0.637423989748692</text:p>
          </table:table-cell>
          <table:table-cell table:formula="of:=[.B98]*(2^14-1)" office:value-type="float" office:value="-10442.9172240528" calcext:value-type="float">
            <text:p>-10442.9172240528</text:p>
          </table:table-cell>
          <table:table-cell table:formula="of:=([.B98]+SIN(PI()/2))*(2^14-1)" office:value-type="float" office:value="5940.08277594717" calcext:value-type="float">
            <text:p>5940.08277594717</text:p>
          </table:table-cell>
          <table:table-cell table:formula="of:=DEC2HEX([.D98];4)" office:value-type="string" office:string-value="1734" calcext:value-type="string">
            <text:p>1734</text:p>
          </table:table-cell>
          <table:table-cell table:formula="of:=DEC2BIN([.D98]/2^12;4)" office:value-type="string" office:string-value="0001" calcext:value-type="string">
            <text:p>0001</text:p>
          </table:table-cell>
          <table:table-cell table:formula="of:=HEX2DEC([.E98])" office:value-type="float" office:value="5940" calcext:value-type="float">
            <text:p>5940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formula="of:=[.A98]+(2*PI()/100)" office:value-type="float" office:value="3.89557489045135" calcext:value-type="float">
            <text:p>3.89557489045135</text:p>
          </table:table-cell>
          <table:table-cell table:formula="of:=SIN([.A99])" office:value-type="float" office:value="-0.684547105928691" calcext:value-type="float">
            <text:p>-0.684547105928691</text:p>
          </table:table-cell>
          <table:table-cell table:formula="of:=[.B99]*(2^14-1)" office:value-type="float" office:value="-11214.9352364297" calcext:value-type="float">
            <text:p>-11214.9352364297</text:p>
          </table:table-cell>
          <table:table-cell table:formula="of:=([.B99]+SIN(PI()/2))*(2^14-1)" office:value-type="float" office:value="5168.06476357025" calcext:value-type="float">
            <text:p>5168.06476357025</text:p>
          </table:table-cell>
          <table:table-cell table:formula="of:=DEC2HEX([.D99];4)" office:value-type="string" office:string-value="1430" calcext:value-type="string">
            <text:p>1430</text:p>
          </table:table-cell>
          <table:table-cell table:formula="of:=DEC2BIN([.D99]/2^12;4)" office:value-type="string" office:string-value="0001" calcext:value-type="string">
            <text:p>0001</text:p>
          </table:table-cell>
          <table:table-cell table:formula="of:=HEX2DEC([.E99])" office:value-type="float" office:value="5168" calcext:value-type="float">
            <text:p>5168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formula="of:=[.A99]+(2*PI()/100)" office:value-type="float" office:value="3.95840674352314" calcext:value-type="float">
            <text:p>3.95840674352314</text:p>
          </table:table-cell>
          <table:table-cell table:formula="of:=SIN([.A100])" office:value-type="float" office:value="-0.728968627421414" calcext:value-type="float">
            <text:p>-0.728968627421414</text:p>
          </table:table-cell>
          <table:table-cell table:formula="of:=[.B100]*(2^14-1)" office:value-type="float" office:value="-11942.693023045" calcext:value-type="float">
            <text:p>-11942.693023045</text:p>
          </table:table-cell>
          <table:table-cell table:formula="of:=([.B100]+SIN(PI()/2))*(2^14-1)" office:value-type="float" office:value="4440.30697695497" calcext:value-type="float">
            <text:p>4440.30697695497</text:p>
          </table:table-cell>
          <table:table-cell table:formula="of:=DEC2HEX([.D100];4)" office:value-type="string" office:string-value="1158" calcext:value-type="string">
            <text:p>1158</text:p>
          </table:table-cell>
          <table:table-cell table:formula="of:=DEC2BIN([.D100]/2^12;4)" office:value-type="string" office:string-value="0001" calcext:value-type="string">
            <text:p>0001</text:p>
          </table:table-cell>
          <table:table-cell table:formula="of:=HEX2DEC([.E100])" office:value-type="float" office:value="4440" calcext:value-type="float">
            <text:p>4440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formula="of:=[.A100]+(2*PI()/100)" office:value-type="float" office:value="4.02123859659494" calcext:value-type="float">
            <text:p>4.02123859659494</text:p>
          </table:table-cell>
          <table:table-cell table:formula="of:=SIN([.A101])" office:value-type="float" office:value="-0.770513242775792" calcext:value-type="float">
            <text:p>-0.770513242775792</text:p>
          </table:table-cell>
          <table:table-cell table:formula="of:=[.B101]*(2^14-1)" office:value-type="float" office:value="-12623.3184563958" calcext:value-type="float">
            <text:p>-12623.3184563958</text:p>
          </table:table-cell>
          <table:table-cell table:formula="of:=([.B101]+SIN(PI()/2))*(2^14-1)" office:value-type="float" office:value="3759.68154360421" calcext:value-type="float">
            <text:p>3759.68154360421</text:p>
          </table:table-cell>
          <table:table-cell table:formula="of:=DEC2HEX([.D101];4)" office:value-type="string" office:string-value="0EAF" calcext:value-type="string">
            <text:p>0EAF</text:p>
          </table:table-cell>
          <table:table-cell table:formula="of:=DEC2BIN([.D101]/2^12;4)" office:value-type="string" office:string-value="0000" calcext:value-type="string">
            <text:p>0000</text:p>
          </table:table-cell>
          <table:table-cell table:formula="of:=HEX2DEC([.E101])" office:value-type="float" office:value="3759" calcext:value-type="float">
            <text:p>3759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formula="of:=[.A101]+(2*PI()/100)" office:value-type="float" office:value="4.08407044966673" calcext:value-type="float">
            <text:p>4.08407044966673</text:p>
          </table:table-cell>
          <table:table-cell table:formula="of:=SIN([.A102])" office:value-type="float" office:value="-0.809016994374949" calcext:value-type="float">
            <text:p>-0.809016994374949</text:p>
          </table:table-cell>
          <table:table-cell table:formula="of:=[.B102]*(2^14-1)" office:value-type="float" office:value="-13254.1254188448" calcext:value-type="float">
            <text:p>-13254.1254188448</text:p>
          </table:table-cell>
          <table:table-cell table:formula="of:=([.B102]+SIN(PI()/2))*(2^14-1)" office:value-type="float" office:value="3128.8745811552" calcext:value-type="float">
            <text:p>3128.8745811552</text:p>
          </table:table-cell>
          <table:table-cell table:formula="of:=DEC2HEX([.D102];4)" office:value-type="string" office:string-value="0C38" calcext:value-type="string">
            <text:p>0C38</text:p>
          </table:table-cell>
          <table:table-cell table:formula="of:=DEC2BIN([.D102]/2^12;4)" office:value-type="string" office:string-value="0000" calcext:value-type="string">
            <text:p>0000</text:p>
          </table:table-cell>
          <table:table-cell table:formula="of:=HEX2DEC([.E102])" office:value-type="float" office:value="3128" calcext:value-type="float">
            <text:p>3128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formula="of:=[.A102]+(2*PI()/100)" office:value-type="float" office:value="4.14690230273853" calcext:value-type="float">
            <text:p>4.14690230273853</text:p>
          </table:table-cell>
          <table:table-cell table:formula="of:=SIN([.A103])" office:value-type="float" office:value="-0.844327925502017" calcext:value-type="float">
            <text:p>-0.844327925502017</text:p>
          </table:table-cell>
          <table:table-cell table:formula="of:=[.B103]*(2^14-1)" office:value-type="float" office:value="-13832.6244034995" calcext:value-type="float">
            <text:p>-13832.6244034995</text:p>
          </table:table-cell>
          <table:table-cell table:formula="of:=([.B103]+SIN(PI()/2))*(2^14-1)" office:value-type="float" office:value="2550.37559650046" calcext:value-type="float">
            <text:p>2550.37559650046</text:p>
          </table:table-cell>
          <table:table-cell table:formula="of:=DEC2HEX([.D103];4)" office:value-type="string" office:string-value="09F6" calcext:value-type="string">
            <text:p>09F6</text:p>
          </table:table-cell>
          <table:table-cell table:formula="of:=DEC2BIN([.D103]/2^12;4)" office:value-type="string" office:string-value="0000" calcext:value-type="string">
            <text:p>0000</text:p>
          </table:table-cell>
          <table:table-cell table:formula="of:=HEX2DEC([.E103])" office:value-type="float" office:value="2550" calcext:value-type="float">
            <text:p>2550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formula="of:=[.A103]+(2*PI()/100)" office:value-type="float" office:value="4.20973415581033" calcext:value-type="float">
            <text:p>4.20973415581033</text:p>
          </table:table-cell>
          <table:table-cell table:formula="of:=SIN([.A104])" office:value-type="float" office:value="-0.876306680043865" calcext:value-type="float">
            <text:p>-0.876306680043865</text:p>
          </table:table-cell>
          <table:table-cell table:formula="of:=[.B104]*(2^14-1)" office:value-type="float" office:value="-14356.5323391586" calcext:value-type="float">
            <text:p>-14356.5323391586</text:p>
          </table:table-cell>
          <table:table-cell table:formula="of:=([.B104]+SIN(PI()/2))*(2^14-1)" office:value-type="float" office:value="2026.46766084136" calcext:value-type="float">
            <text:p>2026.46766084136</text:p>
          </table:table-cell>
          <table:table-cell table:formula="of:=DEC2HEX([.D104];4)" office:value-type="string" office:string-value="07EA" calcext:value-type="string">
            <text:p>07EA</text:p>
          </table:table-cell>
          <table:table-cell table:formula="of:=DEC2BIN([.D104]/2^12;4)" office:value-type="string" office:string-value="0000" calcext:value-type="string">
            <text:p>0000</text:p>
          </table:table-cell>
          <table:table-cell table:formula="of:=HEX2DEC([.E104])" office:value-type="float" office:value="2026" calcext:value-type="float">
            <text:p>2026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formula="of:=[.A104]+(2*PI()/100)" office:value-type="float" office:value="4.27256600888212" calcext:value-type="float">
            <text:p>4.27256600888212</text:p>
          </table:table-cell>
          <table:table-cell table:formula="of:=SIN([.A105])" office:value-type="float" office:value="-0.90482705246602" calcext:value-type="float">
            <text:p>-0.90482705246602</text:p>
          </table:table-cell>
          <table:table-cell table:formula="of:=[.B105]*(2^14-1)" office:value-type="float" office:value="-14823.7816005508" calcext:value-type="float">
            <text:p>-14823.7816005508</text:p>
          </table:table-cell>
          <table:table-cell table:formula="of:=([.B105]+SIN(PI()/2))*(2^14-1)" office:value-type="float" office:value="1559.21839944919" calcext:value-type="float">
            <text:p>1559.21839944919</text:p>
          </table:table-cell>
          <table:table-cell table:formula="of:=DEC2HEX([.D105];4)" office:value-type="string" office:string-value="0617" calcext:value-type="string">
            <text:p>0617</text:p>
          </table:table-cell>
          <table:table-cell table:formula="of:=DEC2BIN([.D105]/2^12;4)" office:value-type="string" office:string-value="0000" calcext:value-type="string">
            <text:p>0000</text:p>
          </table:table-cell>
          <table:table-cell table:formula="of:=HEX2DEC([.E105])" office:value-type="float" office:value="1559" calcext:value-type="float">
            <text:p>1559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formula="of:=[.A105]+(2*PI()/100)" office:value-type="float" office:value="4.33539786195392" calcext:value-type="float">
            <text:p>4.33539786195392</text:p>
          </table:table-cell>
          <table:table-cell table:formula="of:=SIN([.A106])" office:value-type="float" office:value="-0.929776485888252" calcext:value-type="float">
            <text:p>-0.929776485888252</text:p>
          </table:table-cell>
          <table:table-cell table:formula="of:=[.B106]*(2^14-1)" office:value-type="float" office:value="-15232.5281683072" calcext:value-type="float">
            <text:p>-15232.5281683072</text:p>
          </table:table-cell>
          <table:table-cell table:formula="of:=([.B106]+SIN(PI()/2))*(2^14-1)" office:value-type="float" office:value="1150.47183169277" calcext:value-type="float">
            <text:p>1150.47183169277</text:p>
          </table:table-cell>
          <table:table-cell table:formula="of:=DEC2HEX([.D106];4)" office:value-type="string" office:string-value="047E" calcext:value-type="string">
            <text:p>047E</text:p>
          </table:table-cell>
          <table:table-cell table:formula="of:=DEC2BIN([.D106]/2^12;4)" office:value-type="string" office:string-value="0000" calcext:value-type="string">
            <text:p>0000</text:p>
          </table:table-cell>
          <table:table-cell table:formula="of:=HEX2DEC([.E106])" office:value-type="float" office:value="1150" calcext:value-type="float">
            <text:p>115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formula="of:=[.A106]+(2*PI()/100)" office:value-type="float" office:value="4.39822971502571" calcext:value-type="float">
            <text:p>4.39822971502571</text:p>
          </table:table-cell>
          <table:table-cell table:formula="of:=SIN([.A107])" office:value-type="float" office:value="-0.951056516295154" calcext:value-type="float">
            <text:p>-0.951056516295154</text:p>
          </table:table-cell>
          <table:table-cell table:formula="of:=[.B107]*(2^14-1)" office:value-type="float" office:value="-15581.1589064635" calcext:value-type="float">
            <text:p>-15581.1589064635</text:p>
          </table:table-cell>
          <table:table-cell table:formula="of:=([.B107]+SIN(PI()/2))*(2^14-1)" office:value-type="float" office:value="801.841093536491" calcext:value-type="float">
            <text:p>801.841093536491</text:p>
          </table:table-cell>
          <table:table-cell table:formula="of:=DEC2HEX([.D107];4)" office:value-type="string" office:string-value="0321" calcext:value-type="string">
            <text:p>0321</text:p>
          </table:table-cell>
          <table:table-cell table:formula="of:=DEC2BIN([.D107]/2^12;4)" office:value-type="string" office:string-value="0000" calcext:value-type="string">
            <text:p>0000</text:p>
          </table:table-cell>
          <table:table-cell table:formula="of:=HEX2DEC([.E107])" office:value-type="float" office:value="801" calcext:value-type="float">
            <text:p>801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formula="of:=[.A107]+(2*PI()/100)" office:value-type="float" office:value="4.46106156809751" calcext:value-type="float">
            <text:p>4.46106156809751</text:p>
          </table:table-cell>
          <table:table-cell table:formula="of:=SIN([.A108])" office:value-type="float" office:value="-0.968583161128631" calcext:value-type="float">
            <text:p>-0.968583161128631</text:p>
          </table:table-cell>
          <table:table-cell table:formula="of:=[.B108]*(2^14-1)" office:value-type="float" office:value="-15868.2979287704" calcext:value-type="float">
            <text:p>-15868.2979287704</text:p>
          </table:table-cell>
          <table:table-cell table:formula="of:=([.B108]+SIN(PI()/2))*(2^14-1)" office:value-type="float" office:value="514.702071229632" calcext:value-type="float">
            <text:p>514.702071229632</text:p>
          </table:table-cell>
          <table:table-cell table:formula="of:=DEC2HEX([.D108];4)" office:value-type="string" office:string-value="0202" calcext:value-type="string">
            <text:p>0202</text:p>
          </table:table-cell>
          <table:table-cell table:formula="of:=DEC2BIN([.D108]/2^12;4)" office:value-type="string" office:string-value="0000" calcext:value-type="string">
            <text:p>0000</text:p>
          </table:table-cell>
          <table:table-cell table:formula="of:=HEX2DEC([.E108])" office:value-type="float" office:value="514" calcext:value-type="float">
            <text:p>514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formula="of:=[.A108]+(2*PI()/100)" office:value-type="float" office:value="4.5238934211693" calcext:value-type="float">
            <text:p>4.5238934211693</text:p>
          </table:table-cell>
          <table:table-cell table:formula="of:=SIN([.A109])" office:value-type="float" office:value="-0.982287250728689" calcext:value-type="float">
            <text:p>-0.982287250728689</text:p>
          </table:table-cell>
          <table:table-cell table:formula="of:=[.B109]*(2^14-1)" office:value-type="float" office:value="-16092.8120286881" calcext:value-type="float">
            <text:p>-16092.8120286881</text:p>
          </table:table-cell>
          <table:table-cell table:formula="of:=([.B109]+SIN(PI()/2))*(2^14-1)" office:value-type="float" office:value="290.187971311891" calcext:value-type="float">
            <text:p>290.187971311891</text:p>
          </table:table-cell>
          <table:table-cell table:formula="of:=DEC2HEX([.D109];4)" office:value-type="string" office:string-value="0122" calcext:value-type="string">
            <text:p>0122</text:p>
          </table:table-cell>
          <table:table-cell table:formula="of:=DEC2BIN([.D109]/2^12;4)" office:value-type="string" office:string-value="0000" calcext:value-type="string">
            <text:p>0000</text:p>
          </table:table-cell>
          <table:table-cell table:formula="of:=HEX2DEC([.E109])" office:value-type="float" office:value="290" calcext:value-type="float">
            <text:p>290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table:formula="of:=[.A109]+(2*PI()/100)" office:value-type="float" office:value="4.5867252742411" calcext:value-type="float">
            <text:p>4.5867252742411</text:p>
          </table:table-cell>
          <table:table-cell table:formula="of:=SIN([.A110])" office:value-type="float" office:value="-0.992114701314478" calcext:value-type="float">
            <text:p>-0.992114701314478</text:p>
          </table:table-cell>
          <table:table-cell table:formula="of:=[.B110]*(2^14-1)" office:value-type="float" office:value="-16253.8151516351" calcext:value-type="float">
            <text:p>-16253.8151516351</text:p>
          </table:table-cell>
          <table:table-cell table:formula="of:=([.B110]+SIN(PI()/2))*(2^14-1)" office:value-type="float" office:value="129.184848364909" calcext:value-type="float">
            <text:p>129.184848364909</text:p>
          </table:table-cell>
          <table:table-cell table:formula="of:=DEC2HEX([.D110];4)" office:value-type="string" office:string-value="0081" calcext:value-type="string">
            <text:p>0081</text:p>
          </table:table-cell>
          <table:table-cell table:formula="of:=DEC2BIN([.D110]/2^12;4)" office:value-type="string" office:string-value="0000" calcext:value-type="string">
            <text:p>0000</text:p>
          </table:table-cell>
          <table:table-cell table:formula="of:=HEX2DEC([.E110])" office:value-type="float" office:value="129" calcext:value-type="float">
            <text:p>12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formula="of:=[.A110]+(2*PI()/100)" office:value-type="float" office:value="4.64955712731289" calcext:value-type="float">
            <text:p>4.64955712731289</text:p>
          </table:table-cell>
          <table:table-cell table:formula="of:=SIN([.A111])" office:value-type="float" office:value="-0.998026728428271" calcext:value-type="float">
            <text:p>-0.998026728428271</text:p>
          </table:table-cell>
          <table:table-cell table:formula="of:=[.B111]*(2^14-1)" office:value-type="float" office:value="-16350.6718918404" calcext:value-type="float">
            <text:p>-16350.6718918404</text:p>
          </table:table-cell>
          <table:table-cell table:formula="of:=([.B111]+SIN(PI()/2))*(2^14-1)" office:value-type="float" office:value="32.3281081596271" calcext:value-type="float">
            <text:p>32.3281081596271</text:p>
          </table:table-cell>
          <table:table-cell table:formula="of:=DEC2HEX([.D111];4)" office:value-type="string" office:string-value="0020" calcext:value-type="string">
            <text:p>0020</text:p>
          </table:table-cell>
          <table:table-cell table:formula="of:=DEC2BIN([.D111]/2^12;4)" office:value-type="string" office:string-value="0000" calcext:value-type="string">
            <text:p>0000</text:p>
          </table:table-cell>
          <table:table-cell table:formula="of:=HEX2DEC([.E111])"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formula="of:=[.A111]+(2*PI()/100)" office:value-type="float" office:value="4.71238898038469" calcext:value-type="float">
            <text:p>4.71238898038469</text:p>
          </table:table-cell>
          <table:table-cell table:formula="of:=SIN([.A112])" office:value-type="float" office:value="-1" calcext:value-type="float">
            <text:p>-1</text:p>
          </table:table-cell>
          <table:table-cell table:formula="of:=[.B112]*(2^14-1)" office:value-type="float" office:value="-16383" calcext:value-type="float">
            <text:p>-16383</text:p>
          </table:table-cell>
          <table:table-cell table:formula="of:=([.B112]+SIN(PI()/2))*(2^14-1)" office:value-type="float" office:value="0" calcext:value-type="float">
            <text:p>0</text:p>
          </table:table-cell>
          <table:table-cell table:formula="of:=DEC2HEX([.D112];4)" office:value-type="string" office:string-value="0000" calcext:value-type="string">
            <text:p>0000</text:p>
          </table:table-cell>
          <table:table-cell table:formula="of:=DEC2BIN([.D112]/2^12;4)" office:value-type="string" office:string-value="0000" calcext:value-type="string">
            <text:p>0000</text:p>
          </table:table-cell>
          <table:table-cell table:formula="of:=HEX2DEC([.E112])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table:formula="of:=[.A112]+(2*PI()/100)" office:value-type="float" office:value="4.77522083345649" calcext:value-type="float">
            <text:p>4.77522083345649</text:p>
          </table:table-cell>
          <table:table-cell table:formula="of:=SIN([.A113])" office:value-type="float" office:value="-0.998026728428271" calcext:value-type="float">
            <text:p>-0.998026728428271</text:p>
          </table:table-cell>
          <table:table-cell table:formula="of:=[.B113]*(2^14-1)" office:value-type="float" office:value="-16350.6718918404" calcext:value-type="float">
            <text:p>-16350.6718918404</text:p>
          </table:table-cell>
          <table:table-cell table:formula="of:=([.B113]+SIN(PI()/2))*(2^14-1)" office:value-type="float" office:value="32.3281081596271" calcext:value-type="float">
            <text:p>32.3281081596271</text:p>
          </table:table-cell>
          <table:table-cell table:formula="of:=DEC2HEX([.D113];4)" office:value-type="string" office:string-value="0020" calcext:value-type="string">
            <text:p>0020</text:p>
          </table:table-cell>
          <table:table-cell table:formula="of:=DEC2BIN([.D113]/2^12;4)" office:value-type="string" office:string-value="0000" calcext:value-type="string">
            <text:p>0000</text:p>
          </table:table-cell>
          <table:table-cell table:formula="of:=HEX2DEC([.E113])"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formula="of:=[.A113]+(2*PI()/100)" office:value-type="float" office:value="4.83805268652828" calcext:value-type="float">
            <text:p>4.83805268652828</text:p>
          </table:table-cell>
          <table:table-cell table:formula="of:=SIN([.A114])" office:value-type="float" office:value="-0.992114701314478" calcext:value-type="float">
            <text:p>-0.992114701314478</text:p>
          </table:table-cell>
          <table:table-cell table:formula="of:=[.B114]*(2^14-1)" office:value-type="float" office:value="-16253.8151516351" calcext:value-type="float">
            <text:p>-16253.8151516351</text:p>
          </table:table-cell>
          <table:table-cell table:formula="of:=([.B114]+SIN(PI()/2))*(2^14-1)" office:value-type="float" office:value="129.184848364907" calcext:value-type="float">
            <text:p>129.184848364907</text:p>
          </table:table-cell>
          <table:table-cell table:formula="of:=DEC2HEX([.D114];4)" office:value-type="string" office:string-value="0081" calcext:value-type="string">
            <text:p>0081</text:p>
          </table:table-cell>
          <table:table-cell table:formula="of:=DEC2BIN([.D114]/2^12;4)" office:value-type="string" office:string-value="0000" calcext:value-type="string">
            <text:p>0000</text:p>
          </table:table-cell>
          <table:table-cell table:formula="of:=HEX2DEC([.E114])" office:value-type="float" office:value="129" calcext:value-type="float">
            <text:p>129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formula="of:=[.A114]+(2*PI()/100)" office:value-type="float" office:value="4.90088453960008" calcext:value-type="float">
            <text:p>4.90088453960008</text:p>
          </table:table-cell>
          <table:table-cell table:formula="of:=SIN([.A115])" office:value-type="float" office:value="-0.982287250728689" calcext:value-type="float">
            <text:p>-0.982287250728689</text:p>
          </table:table-cell>
          <table:table-cell table:formula="of:=[.B115]*(2^14-1)" office:value-type="float" office:value="-16092.8120286881" calcext:value-type="float">
            <text:p>-16092.8120286881</text:p>
          </table:table-cell>
          <table:table-cell table:formula="of:=([.B115]+SIN(PI()/2))*(2^14-1)" office:value-type="float" office:value="290.187971311889" calcext:value-type="float">
            <text:p>290.187971311889</text:p>
          </table:table-cell>
          <table:table-cell table:formula="of:=DEC2HEX([.D115];4)" office:value-type="string" office:string-value="0122" calcext:value-type="string">
            <text:p>0122</text:p>
          </table:table-cell>
          <table:table-cell table:formula="of:=DEC2BIN([.D115]/2^12;4)" office:value-type="string" office:string-value="0000" calcext:value-type="string">
            <text:p>0000</text:p>
          </table:table-cell>
          <table:table-cell table:formula="of:=HEX2DEC([.E115])" office:value-type="float" office:value="290" calcext:value-type="float">
            <text:p>290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formula="of:=[.A115]+(2*PI()/100)" office:value-type="float" office:value="4.96371639267187" calcext:value-type="float">
            <text:p>4.96371639267187</text:p>
          </table:table-cell>
          <table:table-cell table:formula="of:=SIN([.A116])" office:value-type="float" office:value="-0.968583161128631" calcext:value-type="float">
            <text:p>-0.968583161128631</text:p>
          </table:table-cell>
          <table:table-cell table:formula="of:=[.B116]*(2^14-1)" office:value-type="float" office:value="-15868.2979287704" calcext:value-type="float">
            <text:p>-15868.2979287704</text:p>
          </table:table-cell>
          <table:table-cell table:formula="of:=([.B116]+SIN(PI()/2))*(2^14-1)" office:value-type="float" office:value="514.70207122963" calcext:value-type="float">
            <text:p>514.70207122963</text:p>
          </table:table-cell>
          <table:table-cell table:formula="of:=DEC2HEX([.D116];4)" office:value-type="string" office:string-value="0202" calcext:value-type="string">
            <text:p>0202</text:p>
          </table:table-cell>
          <table:table-cell table:formula="of:=DEC2BIN([.D116]/2^12;4)" office:value-type="string" office:string-value="0000" calcext:value-type="string">
            <text:p>0000</text:p>
          </table:table-cell>
          <table:table-cell table:formula="of:=HEX2DEC([.E116])" office:value-type="float" office:value="514" calcext:value-type="float">
            <text:p>514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formula="of:=[.A116]+(2*PI()/100)" office:value-type="float" office:value="5.02654824574367" calcext:value-type="float">
            <text:p>5.02654824574367</text:p>
          </table:table-cell>
          <table:table-cell table:formula="of:=SIN([.A117])" office:value-type="float" office:value="-0.951056516295154" calcext:value-type="float">
            <text:p>-0.951056516295154</text:p>
          </table:table-cell>
          <table:table-cell table:formula="of:=[.B117]*(2^14-1)" office:value-type="float" office:value="-15581.1589064635" calcext:value-type="float">
            <text:p>-15581.1589064635</text:p>
          </table:table-cell>
          <table:table-cell table:formula="of:=([.B117]+SIN(PI()/2))*(2^14-1)" office:value-type="float" office:value="801.841093536489" calcext:value-type="float">
            <text:p>801.841093536489</text:p>
          </table:table-cell>
          <table:table-cell table:formula="of:=DEC2HEX([.D117];4)" office:value-type="string" office:string-value="0321" calcext:value-type="string">
            <text:p>0321</text:p>
          </table:table-cell>
          <table:table-cell table:formula="of:=DEC2BIN([.D117]/2^12;4)" office:value-type="string" office:string-value="0000" calcext:value-type="string">
            <text:p>0000</text:p>
          </table:table-cell>
          <table:table-cell table:formula="of:=HEX2DEC([.E117])" office:value-type="float" office:value="801" calcext:value-type="float">
            <text:p>801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table:formula="of:=[.A117]+(2*PI()/100)" office:value-type="float" office:value="5.08938009881546" calcext:value-type="float">
            <text:p>5.08938009881546</text:p>
          </table:table-cell>
          <table:table-cell table:formula="of:=SIN([.A118])" office:value-type="float" office:value="-0.929776485888252" calcext:value-type="float">
            <text:p>-0.929776485888252</text:p>
          </table:table-cell>
          <table:table-cell table:formula="of:=[.B118]*(2^14-1)" office:value-type="float" office:value="-15232.5281683072" calcext:value-type="float">
            <text:p>-15232.5281683072</text:p>
          </table:table-cell>
          <table:table-cell table:formula="of:=([.B118]+SIN(PI()/2))*(2^14-1)" office:value-type="float" office:value="1150.47183169276" calcext:value-type="float">
            <text:p>1150.47183169276</text:p>
          </table:table-cell>
          <table:table-cell table:formula="of:=DEC2HEX([.D118];4)" office:value-type="string" office:string-value="047E" calcext:value-type="string">
            <text:p>047E</text:p>
          </table:table-cell>
          <table:table-cell table:formula="of:=DEC2BIN([.D118]/2^12;4)" office:value-type="string" office:string-value="0000" calcext:value-type="string">
            <text:p>0000</text:p>
          </table:table-cell>
          <table:table-cell table:formula="of:=HEX2DEC([.E118])" office:value-type="float" office:value="1150" calcext:value-type="float">
            <text:p>1150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formula="of:=[.A118]+(2*PI()/100)" office:value-type="float" office:value="5.15221195188726" calcext:value-type="float">
            <text:p>5.15221195188726</text:p>
          </table:table-cell>
          <table:table-cell table:formula="of:=SIN([.A119])" office:value-type="float" office:value="-0.904827052466021" calcext:value-type="float">
            <text:p>-0.904827052466021</text:p>
          </table:table-cell>
          <table:table-cell table:formula="of:=[.B119]*(2^14-1)" office:value-type="float" office:value="-14823.7816005508" calcext:value-type="float">
            <text:p>-14823.7816005508</text:p>
          </table:table-cell>
          <table:table-cell table:formula="of:=([.B119]+SIN(PI()/2))*(2^14-1)" office:value-type="float" office:value="1559.21839944918" calcext:value-type="float">
            <text:p>1559.21839944918</text:p>
          </table:table-cell>
          <table:table-cell table:formula="of:=DEC2HEX([.D119];4)" office:value-type="string" office:string-value="0617" calcext:value-type="string">
            <text:p>0617</text:p>
          </table:table-cell>
          <table:table-cell table:formula="of:=DEC2BIN([.D119]/2^12;4)" office:value-type="string" office:string-value="0000" calcext:value-type="string">
            <text:p>0000</text:p>
          </table:table-cell>
          <table:table-cell table:formula="of:=HEX2DEC([.E119])" office:value-type="float" office:value="1559" calcext:value-type="float">
            <text:p>1559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table:formula="of:=[.A119]+(2*PI()/100)" office:value-type="float" office:value="5.21504380495905" calcext:value-type="float">
            <text:p>5.21504380495905</text:p>
          </table:table-cell>
          <table:table-cell table:formula="of:=SIN([.A120])" office:value-type="float" office:value="-0.876306680043865" calcext:value-type="float">
            <text:p>-0.876306680043865</text:p>
          </table:table-cell>
          <table:table-cell table:formula="of:=[.B120]*(2^14-1)" office:value-type="float" office:value="-14356.5323391586" calcext:value-type="float">
            <text:p>-14356.5323391586</text:p>
          </table:table-cell>
          <table:table-cell table:formula="of:=([.B120]+SIN(PI()/2))*(2^14-1)" office:value-type="float" office:value="2026.46766084136" calcext:value-type="float">
            <text:p>2026.46766084136</text:p>
          </table:table-cell>
          <table:table-cell table:formula="of:=DEC2HEX([.D120];4)" office:value-type="string" office:string-value="07EA" calcext:value-type="string">
            <text:p>07EA</text:p>
          </table:table-cell>
          <table:table-cell table:formula="of:=DEC2BIN([.D120]/2^12;4)" office:value-type="string" office:string-value="0000" calcext:value-type="string">
            <text:p>0000</text:p>
          </table:table-cell>
          <table:table-cell table:formula="of:=HEX2DEC([.E120])" office:value-type="float" office:value="2026" calcext:value-type="float">
            <text:p>2026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formula="of:=[.A120]+(2*PI()/100)" office:value-type="float" office:value="5.27787565803085" calcext:value-type="float">
            <text:p>5.27787565803085</text:p>
          </table:table-cell>
          <table:table-cell table:formula="of:=SIN([.A121])" office:value-type="float" office:value="-0.844327925502017" calcext:value-type="float">
            <text:p>-0.844327925502017</text:p>
          </table:table-cell>
          <table:table-cell table:formula="of:=[.B121]*(2^14-1)" office:value-type="float" office:value="-13832.6244034995" calcext:value-type="float">
            <text:p>-13832.6244034995</text:p>
          </table:table-cell>
          <table:table-cell table:formula="of:=([.B121]+SIN(PI()/2))*(2^14-1)" office:value-type="float" office:value="2550.37559650046" calcext:value-type="float">
            <text:p>2550.37559650046</text:p>
          </table:table-cell>
          <table:table-cell table:formula="of:=DEC2HEX([.D121];4)" office:value-type="string" office:string-value="09F6" calcext:value-type="string">
            <text:p>09F6</text:p>
          </table:table-cell>
          <table:table-cell table:formula="of:=DEC2BIN([.D121]/2^12;4)" office:value-type="string" office:string-value="0000" calcext:value-type="string">
            <text:p>0000</text:p>
          </table:table-cell>
          <table:table-cell table:formula="of:=HEX2DEC([.E121])" office:value-type="float" office:value="2550" calcext:value-type="float">
            <text:p>2550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table:formula="of:=[.A121]+(2*PI()/100)" office:value-type="float" office:value="5.34070751110265" calcext:value-type="float">
            <text:p>5.34070751110265</text:p>
          </table:table-cell>
          <table:table-cell table:formula="of:=SIN([.A122])" office:value-type="float" office:value="-0.80901699437495" calcext:value-type="float">
            <text:p>-0.80901699437495</text:p>
          </table:table-cell>
          <table:table-cell table:formula="of:=[.B122]*(2^14-1)" office:value-type="float" office:value="-13254.1254188448" calcext:value-type="float">
            <text:p>-13254.1254188448</text:p>
          </table:table-cell>
          <table:table-cell table:formula="of:=([.B122]+SIN(PI()/2))*(2^14-1)" office:value-type="float" office:value="3128.8745811552" calcext:value-type="float">
            <text:p>3128.8745811552</text:p>
          </table:table-cell>
          <table:table-cell table:formula="of:=DEC2HEX([.D122];4)" office:value-type="string" office:string-value="0C38" calcext:value-type="string">
            <text:p>0C38</text:p>
          </table:table-cell>
          <table:table-cell table:formula="of:=DEC2BIN([.D122]/2^12;4)" office:value-type="string" office:string-value="0000" calcext:value-type="string">
            <text:p>0000</text:p>
          </table:table-cell>
          <table:table-cell table:formula="of:=HEX2DEC([.E122])" office:value-type="float" office:value="3128" calcext:value-type="float">
            <text:p>3128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formula="of:=[.A122]+(2*PI()/100)" office:value-type="float" office:value="5.40353936417444" calcext:value-type="float">
            <text:p>5.40353936417444</text:p>
          </table:table-cell>
          <table:table-cell table:formula="of:=SIN([.A123])" office:value-type="float" office:value="-0.770513242775792" calcext:value-type="float">
            <text:p>-0.770513242775792</text:p>
          </table:table-cell>
          <table:table-cell table:formula="of:=[.B123]*(2^14-1)" office:value-type="float" office:value="-12623.3184563958" calcext:value-type="float">
            <text:p>-12623.3184563958</text:p>
          </table:table-cell>
          <table:table-cell table:formula="of:=([.B123]+SIN(PI()/2))*(2^14-1)" office:value-type="float" office:value="3759.6815436042" calcext:value-type="float">
            <text:p>3759.6815436042</text:p>
          </table:table-cell>
          <table:table-cell table:formula="of:=DEC2HEX([.D123];4)" office:value-type="string" office:string-value="0EAF" calcext:value-type="string">
            <text:p>0EAF</text:p>
          </table:table-cell>
          <table:table-cell table:formula="of:=DEC2BIN([.D123]/2^12;4)" office:value-type="string" office:string-value="0000" calcext:value-type="string">
            <text:p>0000</text:p>
          </table:table-cell>
          <table:table-cell table:formula="of:=HEX2DEC([.E123])" office:value-type="float" office:value="3759" calcext:value-type="float">
            <text:p>3759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table:formula="of:=[.A123]+(2*PI()/100)" office:value-type="float" office:value="5.46637121724624" calcext:value-type="float">
            <text:p>5.46637121724624</text:p>
          </table:table-cell>
          <table:table-cell table:formula="of:=SIN([.A124])" office:value-type="float" office:value="-0.728968627421415" calcext:value-type="float">
            <text:p>-0.728968627421415</text:p>
          </table:table-cell>
          <table:table-cell table:formula="of:=[.B124]*(2^14-1)" office:value-type="float" office:value="-11942.693023045" calcext:value-type="float">
            <text:p>-11942.693023045</text:p>
          </table:table-cell>
          <table:table-cell table:formula="of:=([.B124]+SIN(PI()/2))*(2^14-1)" office:value-type="float" office:value="4440.30697695497" calcext:value-type="float">
            <text:p>4440.30697695497</text:p>
          </table:table-cell>
          <table:table-cell table:formula="of:=DEC2HEX([.D124];4)" office:value-type="string" office:string-value="1158" calcext:value-type="string">
            <text:p>1158</text:p>
          </table:table-cell>
          <table:table-cell table:formula="of:=DEC2BIN([.D124]/2^12;4)" office:value-type="string" office:string-value="0001" calcext:value-type="string">
            <text:p>0001</text:p>
          </table:table-cell>
          <table:table-cell table:formula="of:=HEX2DEC([.E124])" office:value-type="float" office:value="4440" calcext:value-type="float">
            <text:p>4440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table:formula="of:=[.A124]+(2*PI()/100)" office:value-type="float" office:value="5.52920307031803" calcext:value-type="float">
            <text:p>5.52920307031803</text:p>
          </table:table-cell>
          <table:table-cell table:formula="of:=SIN([.A125])" office:value-type="float" office:value="-0.684547105928692" calcext:value-type="float">
            <text:p>-0.684547105928692</text:p>
          </table:table-cell>
          <table:table-cell table:formula="of:=[.B125]*(2^14-1)" office:value-type="float" office:value="-11214.9352364298" calcext:value-type="float">
            <text:p>-11214.9352364298</text:p>
          </table:table-cell>
          <table:table-cell table:formula="of:=([.B125]+SIN(PI()/2))*(2^14-1)" office:value-type="float" office:value="5168.06476357024" calcext:value-type="float">
            <text:p>5168.06476357024</text:p>
          </table:table-cell>
          <table:table-cell table:formula="of:=DEC2HEX([.D125];4)" office:value-type="string" office:string-value="1430" calcext:value-type="string">
            <text:p>1430</text:p>
          </table:table-cell>
          <table:table-cell table:formula="of:=DEC2BIN([.D125]/2^12;4)" office:value-type="string" office:string-value="0001" calcext:value-type="string">
            <text:p>0001</text:p>
          </table:table-cell>
          <table:table-cell table:formula="of:=HEX2DEC([.E125])" office:value-type="float" office:value="5168" calcext:value-type="float">
            <text:p>5168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formula="of:=[.A125]+(2*PI()/100)" office:value-type="float" office:value="5.59203492338983" calcext:value-type="float">
            <text:p>5.59203492338983</text:p>
          </table:table-cell>
          <table:table-cell table:formula="of:=SIN([.A126])" office:value-type="float" office:value="-0.637423989748694" calcext:value-type="float">
            <text:p>-0.637423989748694</text:p>
          </table:table-cell>
          <table:table-cell table:formula="of:=[.B126]*(2^14-1)" office:value-type="float" office:value="-10442.9172240529" calcext:value-type="float">
            <text:p>-10442.9172240529</text:p>
          </table:table-cell>
          <table:table-cell table:formula="of:=([.B126]+SIN(PI()/2))*(2^14-1)" office:value-type="float" office:value="5940.08277594715" calcext:value-type="float">
            <text:p>5940.08277594715</text:p>
          </table:table-cell>
          <table:table-cell table:formula="of:=DEC2HEX([.D126];4)" office:value-type="string" office:string-value="1734" calcext:value-type="string">
            <text:p>1734</text:p>
          </table:table-cell>
          <table:table-cell table:formula="of:=DEC2BIN([.D126]/2^12;4)" office:value-type="string" office:string-value="0001" calcext:value-type="string">
            <text:p>0001</text:p>
          </table:table-cell>
          <table:table-cell table:formula="of:=HEX2DEC([.E126])" office:value-type="float" office:value="5940" calcext:value-type="float">
            <text:p>594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formula="of:=[.A126]+(2*PI()/100)" office:value-type="float" office:value="5.65486677646162" calcext:value-type="float">
            <text:p>5.65486677646162</text:p>
          </table:table-cell>
          <table:table-cell table:formula="of:=SIN([.A127])" office:value-type="float" office:value="-0.587785252292478" calcext:value-type="float">
            <text:p>-0.587785252292478</text:p>
          </table:table-cell>
          <table:table-cell table:formula="of:=[.B127]*(2^14-1)" office:value-type="float" office:value="-9629.68578830766" calcext:value-type="float">
            <text:p>-9629.68578830766</text:p>
          </table:table-cell>
          <table:table-cell table:formula="of:=([.B127]+SIN(PI()/2))*(2^14-1)" office:value-type="float" office:value="6753.31421169234" calcext:value-type="float">
            <text:p>6753.31421169234</text:p>
          </table:table-cell>
          <table:table-cell table:formula="of:=DEC2HEX([.D127];4)" office:value-type="string" office:string-value="1A61" calcext:value-type="string">
            <text:p>1A61</text:p>
          </table:table-cell>
          <table:table-cell table:formula="of:=DEC2BIN([.D127]/2^12;4)" office:value-type="string" office:string-value="0001" calcext:value-type="string">
            <text:p>0001</text:p>
          </table:table-cell>
          <table:table-cell table:formula="of:=HEX2DEC([.E127])" office:value-type="float" office:value="6753" calcext:value-type="float">
            <text:p>6753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formula="of:=[.A127]+(2*PI()/100)" office:value-type="float" office:value="5.71769862953342" calcext:value-type="float">
            <text:p>5.71769862953342</text:p>
          </table:table-cell>
          <table:table-cell table:formula="of:=SIN([.A128])" office:value-type="float" office:value="-0.535826794979002" calcext:value-type="float">
            <text:p>-0.535826794979002</text:p>
          </table:table-cell>
          <table:table-cell table:formula="of:=[.B128]*(2^14-1)" office:value-type="float" office:value="-8778.45038214098" calcext:value-type="float">
            <text:p>-8778.45038214098</text:p>
          </table:table-cell>
          <table:table-cell table:formula="of:=([.B128]+SIN(PI()/2))*(2^14-1)" office:value-type="float" office:value="7604.54961785902" calcext:value-type="float">
            <text:p>7604.54961785902</text:p>
          </table:table-cell>
          <table:table-cell table:formula="of:=DEC2HEX([.D128];4)" office:value-type="string" office:string-value="1DB4" calcext:value-type="string">
            <text:p>1DB4</text:p>
          </table:table-cell>
          <table:table-cell table:formula="of:=DEC2BIN([.D128]/2^12;4)" office:value-type="string" office:string-value="0001" calcext:value-type="string">
            <text:p>0001</text:p>
          </table:table-cell>
          <table:table-cell table:formula="of:=HEX2DEC([.E128])" office:value-type="float" office:value="7604" calcext:value-type="float">
            <text:p>7604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table:formula="of:=[.A128]+(2*PI()/100)" office:value-type="float" office:value="5.78053048260521" calcext:value-type="float">
            <text:p>5.78053048260521</text:p>
          </table:table-cell>
          <table:table-cell table:formula="of:=SIN([.A129])" office:value-type="float" office:value="-0.481753674101721" calcext:value-type="float">
            <text:p>-0.481753674101721</text:p>
          </table:table-cell>
          <table:table-cell table:formula="of:=[.B129]*(2^14-1)" office:value-type="float" office:value="-7892.57044280849" calcext:value-type="float">
            <text:p>-7892.57044280849</text:p>
          </table:table-cell>
          <table:table-cell table:formula="of:=([.B129]+SIN(PI()/2))*(2^14-1)" office:value-type="float" office:value="8490.42955719151" calcext:value-type="float">
            <text:p>8490.42955719151</text:p>
          </table:table-cell>
          <table:table-cell table:formula="of:=DEC2HEX([.D129];4)" office:value-type="string" office:string-value="212A" calcext:value-type="string">
            <text:p>212A</text:p>
          </table:table-cell>
          <table:table-cell table:formula="of:=DEC2BIN([.D129]/2^12;4)" office:value-type="string" office:string-value="0010" calcext:value-type="string">
            <text:p>0010</text:p>
          </table:table-cell>
          <table:table-cell table:formula="of:=HEX2DEC([.E129])" office:value-type="float" office:value="8490" calcext:value-type="float">
            <text:p>8490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table:formula="of:=[.A129]+(2*PI()/100)" office:value-type="float" office:value="5.84336233567701" calcext:value-type="float">
            <text:p>5.84336233567701</text:p>
          </table:table-cell>
          <table:table-cell table:formula="of:=SIN([.A130])" office:value-type="float" office:value="-0.425779291565079" calcext:value-type="float">
            <text:p>-0.425779291565079</text:p>
          </table:table-cell>
          <table:table-cell table:formula="of:=[.B130]*(2^14-1)" office:value-type="float" office:value="-6975.54213371068" calcext:value-type="float">
            <text:p>-6975.54213371068</text:p>
          </table:table-cell>
          <table:table-cell table:formula="of:=([.B130]+SIN(PI()/2))*(2^14-1)" office:value-type="float" office:value="9407.45786628932" calcext:value-type="float">
            <text:p>9407.45786628932</text:p>
          </table:table-cell>
          <table:table-cell table:formula="of:=DEC2HEX([.D130];4)" office:value-type="string" office:string-value="24BF" calcext:value-type="string">
            <text:p>24BF</text:p>
          </table:table-cell>
          <table:table-cell table:formula="of:=DEC2BIN([.D130]/2^12;4)" office:value-type="string" office:string-value="0010" calcext:value-type="string">
            <text:p>0010</text:p>
          </table:table-cell>
          <table:table-cell table:formula="of:=HEX2DEC([.E130])" office:value-type="float" office:value="9407" calcext:value-type="float">
            <text:p>9407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table:formula="of:=[.A130]+(2*PI()/100)" office:value-type="float" office:value="5.9061941887488" calcext:value-type="float">
            <text:p>5.9061941887488</text:p>
          </table:table-cell>
          <table:table-cell table:formula="of:=SIN([.A131])" office:value-type="float" office:value="-0.368124552684684" calcext:value-type="float">
            <text:p>-0.368124552684684</text:p>
          </table:table-cell>
          <table:table-cell table:formula="of:=[.B131]*(2^14-1)" office:value-type="float" office:value="-6030.98454663319" calcext:value-type="float">
            <text:p>-6030.98454663319</text:p>
          </table:table-cell>
          <table:table-cell table:formula="of:=([.B131]+SIN(PI()/2))*(2^14-1)" office:value-type="float" office:value="10352.0154533668" calcext:value-type="float">
            <text:p>10352.0154533668</text:p>
          </table:table-cell>
          <table:table-cell table:formula="of:=DEC2HEX([.D131];4)" office:value-type="string" office:string-value="2870" calcext:value-type="string">
            <text:p>2870</text:p>
          </table:table-cell>
          <table:table-cell table:formula="of:=DEC2BIN([.D131]/2^12;4)" office:value-type="string" office:string-value="0010" calcext:value-type="string">
            <text:p>0010</text:p>
          </table:table-cell>
          <table:table-cell table:formula="of:=HEX2DEC([.E131])" office:value-type="float" office:value="10352" calcext:value-type="float">
            <text:p>10352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table:formula="of:=[.A131]+(2*PI()/100)" office:value-type="float" office:value="5.9690260418206" calcext:value-type="float">
            <text:p>5.9690260418206</text:p>
          </table:table-cell>
          <table:table-cell table:formula="of:=SIN([.A132])" office:value-type="float" office:value="-0.309016994374954" calcext:value-type="float">
            <text:p>-0.309016994374954</text:p>
          </table:table-cell>
          <table:table-cell table:formula="of:=[.B132]*(2^14-1)" office:value-type="float" office:value="-5062.62541884488" calcext:value-type="float">
            <text:p>-5062.62541884488</text:p>
          </table:table-cell>
          <table:table-cell table:formula="of:=([.B132]+SIN(PI()/2))*(2^14-1)" office:value-type="float" office:value="11320.3745811551" calcext:value-type="float">
            <text:p>11320.3745811551</text:p>
          </table:table-cell>
          <table:table-cell table:formula="of:=DEC2HEX([.D132];4)" office:value-type="string" office:string-value="2C38" calcext:value-type="string">
            <text:p>2C38</text:p>
          </table:table-cell>
          <table:table-cell table:formula="of:=DEC2BIN([.D132]/2^12;4)" office:value-type="string" office:string-value="0010" calcext:value-type="string">
            <text:p>0010</text:p>
          </table:table-cell>
          <table:table-cell table:formula="of:=HEX2DEC([.E132])" office:value-type="float" office:value="11320" calcext:value-type="float">
            <text:p>11320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table:formula="of:=[.A132]+(2*PI()/100)" office:value-type="float" office:value="6.0318578948924" calcext:value-type="float">
            <text:p>6.0318578948924</text:p>
          </table:table-cell>
          <table:table-cell table:formula="of:=SIN([.A133])" office:value-type="float" office:value="-0.248689887164862" calcext:value-type="float">
            <text:p>-0.248689887164862</text:p>
          </table:table-cell>
          <table:table-cell table:formula="of:=[.B133]*(2^14-1)" office:value-type="float" office:value="-4074.28642142194" calcext:value-type="float">
            <text:p>-4074.28642142194</text:p>
          </table:table-cell>
          <table:table-cell table:formula="of:=([.B133]+SIN(PI()/2))*(2^14-1)" office:value-type="float" office:value="12308.7135785781" calcext:value-type="float">
            <text:p>12308.7135785781</text:p>
          </table:table-cell>
          <table:table-cell table:formula="of:=DEC2HEX([.D133];4)" office:value-type="string" office:string-value="3014" calcext:value-type="string">
            <text:p>3014</text:p>
          </table:table-cell>
          <table:table-cell table:formula="of:=DEC2BIN([.D133]/2^12;4)" office:value-type="string" office:string-value="0011" calcext:value-type="string">
            <text:p>0011</text:p>
          </table:table-cell>
          <table:table-cell table:formula="of:=HEX2DEC([.E133])" office:value-type="float" office:value="12308" calcext:value-type="float">
            <text:p>12308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formula="of:=[.A133]+(2*PI()/100)" office:value-type="float" office:value="6.09468974796419" calcext:value-type="float">
            <text:p>6.09468974796419</text:p>
          </table:table-cell>
          <table:table-cell table:formula="of:=SIN([.A134])" office:value-type="float" office:value="-0.187381314585733" calcext:value-type="float">
            <text:p>-0.187381314585733</text:p>
          </table:table-cell>
          <table:table-cell table:formula="of:=[.B134]*(2^14-1)" office:value-type="float" office:value="-3069.86807685806" calcext:value-type="float">
            <text:p>-3069.86807685806</text:p>
          </table:table-cell>
          <table:table-cell table:formula="of:=([.B134]+SIN(PI()/2))*(2^14-1)" office:value-type="float" office:value="13313.1319231419" calcext:value-type="float">
            <text:p>13313.1319231419</text:p>
          </table:table-cell>
          <table:table-cell table:formula="of:=DEC2HEX([.D134];4)" office:value-type="string" office:string-value="3401" calcext:value-type="string">
            <text:p>3401</text:p>
          </table:table-cell>
          <table:table-cell table:formula="of:=DEC2BIN([.D134]/2^12;4)" office:value-type="string" office:string-value="0011" calcext:value-type="string">
            <text:p>0011</text:p>
          </table:table-cell>
          <table:table-cell table:formula="of:=HEX2DEC([.E134])" office:value-type="float" office:value="13313" calcext:value-type="float">
            <text:p>13313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formula="of:=[.A134]+(2*PI()/100)" office:value-type="float" office:value="6.15752160103599" calcext:value-type="float">
            <text:p>6.15752160103599</text:p>
          </table:table-cell>
          <table:table-cell table:formula="of:=SIN([.A135])" office:value-type="float" office:value="-0.125333233564313" calcext:value-type="float">
            <text:p>-0.125333233564313</text:p>
          </table:table-cell>
          <table:table-cell table:formula="of:=[.B135]*(2^14-1)" office:value-type="float" office:value="-2053.33436548413" calcext:value-type="float">
            <text:p>-2053.33436548413</text:p>
          </table:table-cell>
          <table:table-cell table:formula="of:=([.B135]+SIN(PI()/2))*(2^14-1)" office:value-type="float" office:value="14329.6656345159" calcext:value-type="float">
            <text:p>14329.6656345159</text:p>
          </table:table-cell>
          <table:table-cell table:formula="of:=DEC2HEX([.D135];4)" office:value-type="string" office:string-value="37F9" calcext:value-type="string">
            <text:p>37F9</text:p>
          </table:table-cell>
          <table:table-cell table:formula="of:=DEC2BIN([.D135]/2^12;4)" office:value-type="string" office:string-value="0011" calcext:value-type="string">
            <text:p>0011</text:p>
          </table:table-cell>
          <table:table-cell table:formula="of:=HEX2DEC([.E135])" office:value-type="float" office:value="14329" calcext:value-type="float">
            <text:p>14329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table:formula="of:=[.A135]+(2*PI()/100)" office:value-type="float" office:value="6.22035345410778" calcext:value-type="float">
            <text:p>6.22035345410778</text:p>
          </table:table-cell>
          <table:table-cell table:formula="of:=SIN([.A136])" office:value-type="float" office:value="-0.0627905195293221" calcext:value-type="float">
            <text:p>-0.062790519529322</text:p>
          </table:table-cell>
          <table:table-cell table:formula="of:=[.B136]*(2^14-1)" office:value-type="float" office:value="-1028.69708144888" calcext:value-type="float">
            <text:p>-1028.69708144888</text:p>
          </table:table-cell>
          <table:table-cell table:formula="of:=([.B136]+SIN(PI()/2))*(2^14-1)" office:value-type="float" office:value="15354.3029185511" calcext:value-type="float">
            <text:p>15354.3029185511</text:p>
          </table:table-cell>
          <table:table-cell table:formula="of:=DEC2HEX([.D136];4)" office:value-type="string" office:string-value="3BFA" calcext:value-type="string">
            <text:p>3BFA</text:p>
          </table:table-cell>
          <table:table-cell table:formula="of:=DEC2BIN([.D136]/2^12;4)" office:value-type="string" office:string-value="0011" calcext:value-type="string">
            <text:p>0011</text:p>
          </table:table-cell>
          <table:table-cell table:formula="of:=HEX2DEC([.E136])" office:value-type="float" office:value="15354" calcext:value-type="float">
            <text:p>1535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/00/0000</text:date>, <text:time style:data-style-name="N2" text:time-value="08:45:48.1195875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6T12:18:34.041167082</meta:creation-date>
    <meta:editing-duration>PT1H44M9S</meta:editing-duration>
    <meta:editing-cycles>5</meta:editing-cycles>
    <meta:generator>LibreOffice/6.0.7.3$Linux_X86_64 LibreOffice_project/00m0$Build-3</meta:generator>
    <dc:date>2020-08-07T15:40:57.337106886</dc:date>
    <meta:document-statistic meta:table-count="1" meta:cell-count="102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6cm" svg:height="8.994cm" xlink:href=".." xlink:type="simple" chart:class="chart:line" chart:style-name="ch1">
        <chart:legend chart:legend-position="end" svg:x="13.147cm" svg:y="3.949cm" style:legend-expansion="high" chart:style-name="ch2"/>
        <chart:plot-area chart:style-name="ch3" table:cell-range-address="Sheet1.D2:Sheet1.D18 Sheet1.G2:Sheet1.G18" svg:x="0.32cm" svg:y="0.179cm" svg:width="12.507cm" svg:height="8.636cm">
          <chartooo:coordinate-region svg:x="1.497cm" svg:y="0.378cm" svg:width="11.143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18" chart:class="chart:line">
            <chart:data-point chart:repeated="17"/>
          </chart:series>
          <chart:series chart:style-name="ch7" chart:values-cell-range-address="Sheet1.G2:Sheet1.G18" chart:class="chart:line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3">
                <text:p>16383</text:p>
                <draw:g>
                  <svg:desc>Sheet1.D2:Sheet1.D18</svg:desc>
                </draw:g>
              </table:table-cell>
              <table:table-cell office:value-type="float" office:value="16383">
                <text:p>16383</text:p>
                <draw:g>
                  <svg:desc>Sheet1.G2:Sheet1.G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652.5026724373">
                <text:p>22652.5026724373</text:p>
              </table:table-cell>
              <table:table-cell office:value-type="float" office:value="22652">
                <text:p>226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967.5303961792">
                <text:p>27967.5303961792</text:p>
              </table:table-cell>
              <table:table-cell office:value-type="float" office:value="27967">
                <text:p>279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518.9183811324">
                <text:p>31518.9183811324</text:p>
              </table:table-cell>
              <table:table-cell office:value-type="float" office:value="31518">
                <text:p>315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766">
                <text:p>32766</text:p>
              </table:table-cell>
              <table:table-cell office:value-type="float" office:value="32766">
                <text:p>327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518.9183811324">
                <text:p>31518.9183811324</text:p>
              </table:table-cell>
              <table:table-cell office:value-type="float" office:value="31518">
                <text:p>315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967.5303961792">
                <text:p>27967.5303961792</text:p>
              </table:table-cell>
              <table:table-cell office:value-type="float" office:value="27967">
                <text:p>279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652.5026724373">
                <text:p>22652.5026724373</text:p>
              </table:table-cell>
              <table:table-cell office:value-type="float" office:value="22652">
                <text:p>226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383">
                <text:p>16383</text:p>
              </table:table-cell>
              <table:table-cell office:value-type="float" office:value="16383">
                <text:p>163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113.4973275627">
                <text:p>10113.4973275627</text:p>
              </table:table-cell>
              <table:table-cell office:value-type="float" office:value="10113">
                <text:p>101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98.46960382079">
                <text:p>4798.46960382079</text:p>
              </table:table-cell>
              <table:table-cell office:value-type="float" office:value="4798">
                <text:p>47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47.08161886759">
                <text:p>1247.08161886759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47.08161886759">
                <text:p>1247.08161886759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98.4696038208">
                <text:p>4798.4696038208</text:p>
              </table:table-cell>
              <table:table-cell office:value-type="float" office:value="4798">
                <text:p>47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113.4973275628">
                <text:p>10113.4973275628</text:p>
              </table:table-cell>
              <table:table-cell office:value-type="float" office:value="10113">
                <text:p>101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383">
                <text:p>16383</text:p>
              </table:table-cell>
              <table:table-cell office:value-type="float" office:value="16383">
                <text:p>163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4.201cm" style:legend-expansion="high" chart:style-name="ch2"/>
        <chart:plot-area chart:style-name="ch3" table:cell-range-address="Sheet1.G37:Sheet1.G136" svg:x="0.32cm" svg:y="0.18cm" svg:width="12.481cm" svg:height="8.64cm">
          <chartooo:coordinate-region svg:x="1.497cm" svg:y="0.379cm" svg:width="11.304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37:Sheet1.G136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3">
                <text:p>16383</text:p>
                <draw:g>
                  <svg:desc>Sheet1.G37:Sheet1.G1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411">
                <text:p>174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436">
                <text:p>184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452">
                <text:p>194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57">
                <text:p>204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445">
                <text:p>214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413">
                <text:p>224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358">
                <text:p>233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275">
                <text:p>242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161">
                <text:p>251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012">
                <text:p>260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825">
                <text:p>268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597">
                <text:p>275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325">
                <text:p>283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006">
                <text:p>290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637">
                <text:p>296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215">
                <text:p>302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739">
                <text:p>307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206">
                <text:p>312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615">
                <text:p>316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964">
                <text:p>319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251">
                <text:p>322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475">
                <text:p>324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636">
                <text:p>326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733">
                <text:p>327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766">
                <text:p>327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733">
                <text:p>327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636">
                <text:p>326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475">
                <text:p>324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251">
                <text:p>322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964">
                <text:p>319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615">
                <text:p>316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206">
                <text:p>312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739">
                <text:p>307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215">
                <text:p>302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637">
                <text:p>296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006">
                <text:p>290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325">
                <text:p>283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597">
                <text:p>275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825">
                <text:p>268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012">
                <text:p>260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161">
                <text:p>251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275">
                <text:p>242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358">
                <text:p>233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413">
                <text:p>224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445">
                <text:p>214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457">
                <text:p>204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452">
                <text:p>194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436">
                <text:p>184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411">
                <text:p>174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383">
                <text:p>163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354">
                <text:p>153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329">
                <text:p>143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313">
                <text:p>133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308">
                <text:p>123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320">
                <text:p>113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352">
                <text:p>103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407">
                <text:p>94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90">
                <text:p>849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604">
                <text:p>76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753">
                <text:p>67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40">
                <text:p>594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68">
                <text:p>51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40">
                <text:p>44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59">
                <text:p>37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26">
                <text:p>20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759">
                <text:p>37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40">
                <text:p>444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168">
                <text:p>51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940">
                <text:p>594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753">
                <text:p>67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604">
                <text:p>76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490">
                <text:p>849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7">
                <text:p>94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352">
                <text:p>103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320">
                <text:p>1132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308">
                <text:p>123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313">
                <text:p>133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329">
                <text:p>143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354">
                <text:p>153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846cm" svg:height="5.608cm" xlink:href=".." xlink:type="simple" chart:class="chart:line" chart:style-name="ch1">
        <chart:legend chart:legend-position="end" svg:x="7.967cm" svg:y="2.505cm" style:legend-expansion="high" chart:style-name="ch2"/>
        <chart:plot-area chart:style-name="ch3" table:cell-range-address="Sheet1.G22:Sheet1.G29" svg:x="0.216cm" svg:y="0.112cm" svg:width="7.535cm" svg:height="5.384cm">
          <chartooo:coordinate-region svg:x="1.393cm" svg:y="0.311cm" svg:width="6.264cm" svg:height="4.5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2:Sheet1.G29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3">
                <text:p>16383</text:p>
                <draw:g>
                  <svg:desc>Sheet1.G22:Sheet1.G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967">
                <text:p>279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766">
                <text:p>327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967">
                <text:p>279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83">
                <text:p>163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98">
                <text:p>47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98">
                <text:p>47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